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Politici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MedianR</text:p>
          </table:table-cell>
          <table:table-cell office:value-type="string" calcext:value-type="string">
            <text:p>MedianD</text:p>
          </table:table-cell>
          <table:table-cell office:value-type="string" calcext:value-type="string">
            <text:p>DiffR</text:p>
          </table:table-cell>
          <table:table-cell office:value-type="string" calcext:value-type="string">
            <text:p>Diff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iffRp</text:p>
          </table:table-cell>
          <table:table-cell office:value-type="string" calcext:value-type="string">
            <text:p>DiffDp</text:p>
          </table:table-cell>
          <table:table-cell office:value-type="string" calcext:value-type="string">
            <text:p>Electoral performance A</text:p>
          </table:table-cell>
          <table:table-cell office:value-type="string" calcext:value-type="string">
            <text:p>Electoral performance B</text:p>
          </table:table-cell>
        </table:table-row>
        <table:table-row table:style-name="ro1">
          <table:table-cell office:value-type="string" calcext:value-type="string">
            <text:p>Marco Rubio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4474847" calcext:value-type="float">
            <text:p>4474847</text:p>
          </table:table-cell>
          <table:table-cell office:value-type="float" office:value="3201522" calcext:value-type="float">
            <text:p>3201522</text:p>
          </table:table-cell>
          <table:table-cell office:value-type="float" office:value="7676369" calcext:value-type="float">
            <text:p>7,676,369</text:p>
          </table:table-cell>
          <table:table-cell office:value-type="string" calcext:value-type="string">
            <text:p>Generic D</text:p>
          </table:table-cell>
          <table:table-cell table:formula="of:=MIN([.E$2:.E$7])" office:value-type="float" office:value="4271296" calcext:value-type="float">
            <text:p>4271296</text:p>
          </table:table-cell>
          <table:table-cell table:formula="of:=MIN([.F$2:.F$7])" office:value-type="float" office:value="2905713" calcext:value-type="float">
            <text:p>2905713</text:p>
          </table:table-cell>
          <table:table-cell table:formula="of:=[.E2]-[.I2]" office:value-type="float" office:value="203551" calcext:value-type="float">
            <text:p>203551</text:p>
          </table:table-cell>
          <table:table-cell table:formula="of:=[.F2]-[.J2]" office:value-type="float" office:value="295809" calcext:value-type="float">
            <text:p>295809</text:p>
          </table:table-cell>
          <table:table-cell table:formula="of:=[.K2]-[.L2]" office:value-type="float" office:value="-92258" calcext:value-type="float">
            <text:p>-92258</text:p>
          </table:table-cell>
          <table:table-cell table:formula="of:=[.K2]/[.$G2]" office:value-type="float" office:value="0.026516573135033" calcext:value-type="float">
            <text:p>0.026516573135033</text:p>
          </table:table-cell>
          <table:table-cell table:formula="of:=[.L2]/[.$G2]" office:value-type="float" office:value="0.0385350157085987" calcext:value-type="float">
            <text:p>0.038535015708599</text:p>
          </table:table-cell>
          <table:table-cell table:formula="of:=[.M2]/[.G2]" office:value-type="float" office:value="-0.0120184425735657" calcext:value-type="float">
            <text:p>-0.012018442573566</text:p>
          </table:table-cell>
          <table:table-cell table:formula="of:=[.M2]/MAX(1;SQRT(ABS([.M2])))" office:value-type="float" office:value="-303.740020412194" calcext:value-type="float">
            <text:p>-303.740020412194</text:p>
          </table:table-cell>
        </table:table-row>
        <table:table-row table:style-name="ro1">
          <table:table-cell office:value-type="string" calcext:value-type="string">
            <text:p>Ron DeSant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614210" calcext:value-type="float">
            <text:p>4614210</text:p>
          </table:table-cell>
          <table:table-cell office:value-type="float" office:value="3106313" calcext:value-type="float">
            <text:p>3106313</text:p>
          </table:table-cell>
          <table:table-cell office:value-type="float" office:value="7720523" calcext:value-type="float">
            <text:p>7,720,523</text:p>
          </table:table-cell>
          <table:table-cell office:value-type="string" calcext:value-type="string">
            <text:p>Generic D</text:p>
          </table:table-cell>
          <table:table-cell table:formula="of:=MIN([.E$2:.E$7])" office:value-type="float" office:value="4271296" calcext:value-type="float">
            <text:p>4271296</text:p>
          </table:table-cell>
          <table:table-cell table:formula="of:=MIN([.F$2:.F$7])" office:value-type="float" office:value="2905713" calcext:value-type="float">
            <text:p>2905713</text:p>
          </table:table-cell>
          <table:table-cell table:formula="of:=[.E3]-[.I3]" office:value-type="float" office:value="342914" calcext:value-type="float">
            <text:p>342914</text:p>
          </table:table-cell>
          <table:table-cell table:formula="of:=[.F3]-[.J3]" office:value-type="float" office:value="200600" calcext:value-type="float">
            <text:p>200600</text:p>
          </table:table-cell>
          <table:table-cell table:formula="of:=[.K3]-[.L3]" office:value-type="float" office:value="142314" calcext:value-type="float">
            <text:p>142314</text:p>
          </table:table-cell>
          <table:table-cell table:formula="of:=[.K3]/[.$G3]" office:value-type="float" office:value="0.0444159029122768" calcext:value-type="float">
            <text:p>0.044415902912277</text:p>
          </table:table-cell>
          <table:table-cell table:formula="of:=[.L3]/[.$G3]" office:value-type="float" office:value="0.0259826957318824" calcext:value-type="float">
            <text:p>0.025982695731883</text:p>
          </table:table-cell>
          <table:table-cell table:formula="of:=[.M3]/[.G3]" office:value-type="float" office:value="0.0184332071803944" calcext:value-type="float">
            <text:p>0.018433207180394</text:p>
          </table:table-cell>
          <table:table-cell table:formula="of:=[.M3]/MAX(1;SQRT(ABS([.M3])))" office:value-type="float" office:value="377.245278300471" calcext:value-type="float">
            <text:p>377.245278300471</text:p>
          </table:table-cell>
        </table:table-row>
        <table:table-row table:style-name="ro1">
          <table:table-cell office:value-type="string" calcext:value-type="string">
            <text:p>Ashley Moody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651376" calcext:value-type="float">
            <text:p>4651376</text:p>
          </table:table-cell>
          <table:table-cell office:value-type="float" office:value="3025959" calcext:value-type="float">
            <text:p>3025959</text:p>
          </table:table-cell>
          <table:table-cell office:value-type="float" office:value="7677335" calcext:value-type="float">
            <text:p>7,677,335</text:p>
          </table:table-cell>
          <table:table-cell office:value-type="string" calcext:value-type="string">
            <text:p>Generic D</text:p>
          </table:table-cell>
          <table:table-cell table:formula="of:=MIN([.E$2:.E$7])" office:value-type="float" office:value="4271296" calcext:value-type="float">
            <text:p>4271296</text:p>
          </table:table-cell>
          <table:table-cell table:formula="of:=MIN([.F$2:.F$7])" office:value-type="float" office:value="2905713" calcext:value-type="float">
            <text:p>2905713</text:p>
          </table:table-cell>
          <table:table-cell table:formula="of:=[.E4]-[.I4]" office:value-type="float" office:value="380080" calcext:value-type="float">
            <text:p>380080</text:p>
          </table:table-cell>
          <table:table-cell table:formula="of:=[.F4]-[.J4]" office:value-type="float" office:value="120246" calcext:value-type="float">
            <text:p>120246</text:p>
          </table:table-cell>
          <table:table-cell table:formula="of:=[.K4]-[.L4]" office:value-type="float" office:value="259834" calcext:value-type="float">
            <text:p>259834</text:p>
          </table:table-cell>
          <table:table-cell table:formula="of:=[.K4]/[.$G4]" office:value-type="float" office:value="0.049506762437747" calcext:value-type="float">
            <text:p>0.049506762437747</text:p>
          </table:table-cell>
          <table:table-cell table:formula="of:=[.L4]/[.$G4]" office:value-type="float" office:value="0.0156624662073493" calcext:value-type="float">
            <text:p>0.015662466207349</text:p>
          </table:table-cell>
          <table:table-cell table:formula="of:=[.M4]/[.G4]" office:value-type="float" office:value="0.0338442962303977" calcext:value-type="float">
            <text:p>0.033844296230398</text:p>
          </table:table-cell>
          <table:table-cell table:formula="of:=[.M4]/MAX(1;SQRT(ABS([.M4])))" office:value-type="float" office:value="509.7391489772" calcext:value-type="float">
            <text:p>509.7391489772</text:p>
          </table:table-cell>
        </table:table-row>
        <table:table-row table:style-name="ro1">
          <table:table-cell office:value-type="string" calcext:value-type="string">
            <text:p>Jimmy Patron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ief Financial Officer</text:p>
          </table:table-cell>
          <table:table-cell office:value-type="float" office:value="4528909" calcext:value-type="float">
            <text:p>4528909</text:p>
          </table:table-cell>
          <table:table-cell office:value-type="float" office:value="3085711" calcext:value-type="float">
            <text:p>3085711</text:p>
          </table:table-cell>
          <table:table-cell office:value-type="float" office:value="7614620" calcext:value-type="float">
            <text:p>7,614,620</text:p>
          </table:table-cell>
          <table:table-cell office:value-type="string" calcext:value-type="string">
            <text:p>Generic D</text:p>
          </table:table-cell>
          <table:table-cell table:formula="of:=MIN([.E$2:.E$7])" office:value-type="float" office:value="4271296" calcext:value-type="float">
            <text:p>4271296</text:p>
          </table:table-cell>
          <table:table-cell table:formula="of:=MIN([.F$2:.F$7])" office:value-type="float" office:value="2905713" calcext:value-type="float">
            <text:p>2905713</text:p>
          </table:table-cell>
          <table:table-cell table:formula="of:=[.E5]-[.I5]" office:value-type="float" office:value="257613" calcext:value-type="float">
            <text:p>257613</text:p>
          </table:table-cell>
          <table:table-cell table:formula="of:=[.F5]-[.J5]" office:value-type="float" office:value="179998" calcext:value-type="float">
            <text:p>179998</text:p>
          </table:table-cell>
          <table:table-cell table:formula="of:=[.K5]-[.L5]" office:value-type="float" office:value="77615" calcext:value-type="float">
            <text:p>77615</text:p>
          </table:table-cell>
          <table:table-cell table:formula="of:=[.K5]/[.$G5]" office:value-type="float" office:value="0.033831366502859" calcext:value-type="float">
            <text:p>0.033831366502859</text:p>
          </table:table-cell>
          <table:table-cell table:formula="of:=[.L5]/[.$G5]" office:value-type="float" office:value="0.0236384744084406" calcext:value-type="float">
            <text:p>0.023638474408441</text:p>
          </table:table-cell>
          <table:table-cell table:formula="of:=[.M5]/[.G5]" office:value-type="float" office:value="0.0101928920944184" calcext:value-type="float">
            <text:p>0.010192892094418</text:p>
          </table:table-cell>
          <table:table-cell table:formula="of:=[.M5]/MAX(1;SQRT(ABS([.M5])))" office:value-type="float" office:value="278.594687673688" calcext:value-type="float">
            <text:p>278.594687673688</text:p>
          </table:table-cell>
        </table:table-row>
        <table:table-row table:style-name="ro1">
          <table:table-cell office:value-type="string" calcext:value-type="string">
            <text:p>Wilton Simpson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Agriculture</text:p>
          </table:table-cell>
          <table:table-cell office:value-type="float" office:value="4510644" calcext:value-type="float">
            <text:p>4510644</text:p>
          </table:table-cell>
          <table:table-cell office:value-type="float" office:value="3095786" calcext:value-type="float">
            <text:p>3095786</text:p>
          </table:table-cell>
          <table:table-cell office:value-type="float" office:value="7606430" calcext:value-type="float">
            <text:p>7,606,430</text:p>
          </table:table-cell>
          <table:table-cell office:value-type="string" calcext:value-type="string">
            <text:p>Generic D</text:p>
          </table:table-cell>
          <table:table-cell table:formula="of:=MIN([.E$2:.E$7])" office:value-type="float" office:value="4271296" calcext:value-type="float">
            <text:p>4271296</text:p>
          </table:table-cell>
          <table:table-cell table:formula="of:=MIN([.F$2:.F$7])" office:value-type="float" office:value="2905713" calcext:value-type="float">
            <text:p>2905713</text:p>
          </table:table-cell>
          <table:table-cell table:formula="of:=[.E6]-[.I6]" office:value-type="float" office:value="239348" calcext:value-type="float">
            <text:p>239348</text:p>
          </table:table-cell>
          <table:table-cell table:formula="of:=[.F6]-[.J6]" office:value-type="float" office:value="190073" calcext:value-type="float">
            <text:p>190073</text:p>
          </table:table-cell>
          <table:table-cell table:formula="of:=[.K6]-[.L6]" office:value-type="float" office:value="49275" calcext:value-type="float">
            <text:p>49275</text:p>
          </table:table-cell>
          <table:table-cell table:formula="of:=[.K6]/[.$G6]" office:value-type="float" office:value="0.0314665355495285" calcext:value-type="float">
            <text:p>0.031466535549529</text:p>
          </table:table-cell>
          <table:table-cell table:formula="of:=[.L6]/[.$G6]" office:value-type="float" office:value="0.0249884637076789" calcext:value-type="float">
            <text:p>0.024988463707679</text:p>
          </table:table-cell>
          <table:table-cell table:formula="of:=[.M6]/[.G6]" office:value-type="float" office:value="0.00647807184184959" calcext:value-type="float">
            <text:p>0.00647807184185</text:p>
          </table:table-cell>
          <table:table-cell table:formula="of:=[.M6]/MAX(1;SQRT(ABS([.M6])))" office:value-type="float" office:value="221.979728804231" calcext:value-type="float">
            <text:p>221.97972880423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271296" calcext:value-type="float">
            <text:p>4271296</text:p>
          </table:table-cell>
          <table:table-cell office:value-type="float" office:value="2905713" calcext:value-type="float">
            <text:p>2905713</text:p>
          </table:table-cell>
          <table:table-cell table:formula="of:=[.E7]/0.5825" office:value-type="float" office:value="7332696.99570815" calcext:value-type="float">
            <text:p>7,332,697</text:p>
          </table:table-cell>
          <table:table-cell office:value-type="string" calcext:value-type="string">
            <text:p>Generic D</text:p>
          </table:table-cell>
          <table:table-cell table:formula="of:=MIN([.E$2:.E$7])" office:value-type="float" office:value="4271296" calcext:value-type="float">
            <text:p>4271296</text:p>
          </table:table-cell>
          <table:table-cell table:formula="of:=MIN([.F$2:.F$7])" office:value-type="float" office:value="2905713" calcext:value-type="float">
            <text:p>2905713</text:p>
          </table:table-cell>
          <table:table-cell table:formula="of:=[.E7]-[.I7]" office:value-type="float" office:value="0" calcext:value-type="float">
            <text:p>0</text:p>
          </table:table-cell>
          <table:table-cell table:formula="of:=[.F7]-[.J7]" office:value-type="float" office:value="0" calcext:value-type="float">
            <text:p>0</text:p>
          </table:table-cell>
          <table:table-cell table:formula="of:=[.K7]-[.L7]" office:value-type="float" office:value="0" calcext:value-type="float">
            <text:p>0</text:p>
          </table:table-cell>
          <table:table-cell table:formula="of:=[.K7]/[.$G7]" office:value-type="float" office:value="0" calcext:value-type="float">
            <text:p>0</text:p>
          </table:table-cell>
          <table:table-cell table:formula="of:=[.L7]/[.$G7]" office:value-type="float" office:value="0" calcext:value-type="float">
            <text:p>0</text:p>
          </table:table-cell>
          <table:table-cell table:formula="of:=[.M7]/[.G7]" office:value-type="float" office:value="0" calcext:value-type="float">
            <text:p>0</text:p>
          </table:table-cell>
          <table:table-cell table:formula="of:=[.M7]/MAX(1;SQRT(ABS([.M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Thune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42316" calcext:value-type="float">
            <text:p>242316</text:p>
          </table:table-cell>
          <table:table-cell office:value-type="float" office:value="91007" calcext:value-type="float">
            <text:p>91007</text:p>
          </table:table-cell>
          <table:table-cell office:value-type="float" office:value="348020" calcext:value-type="float">
            <text:p>348,020</text:p>
          </table:table-cell>
          <table:table-cell office:value-type="string" calcext:value-type="string">
            <text:p>Collin Duprel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8]-[.I8]" office:value-type="float" office:value="35683" calcext:value-type="float">
            <text:p>35683</text:p>
          </table:table-cell>
          <table:table-cell table:formula="of:=[.F8]-[.J8]" office:value-type="float" office:value="0" calcext:value-type="float">
            <text:p>0</text:p>
          </table:table-cell>
          <table:table-cell table:formula="of:=[.K8]-[.L8]" office:value-type="float" office:value="35683" calcext:value-type="float">
            <text:p>35683</text:p>
          </table:table-cell>
          <table:table-cell table:formula="of:=[.K8]/[.$G8]" office:value-type="float" office:value="0.102531463708982" calcext:value-type="float">
            <text:p>0.102531463708982</text:p>
          </table:table-cell>
          <table:table-cell table:formula="of:=[.L8]/[.$G8]" office:value-type="float" office:value="0" calcext:value-type="float">
            <text:p>0</text:p>
          </table:table-cell>
          <table:table-cell table:formula="of:=[.M8]/[.G8]" office:value-type="float" office:value="0.102531463708982" calcext:value-type="float">
            <text:p>0.102531463708982</text:p>
          </table:table-cell>
          <table:table-cell table:formula="of:=[.M8]/MAX(1;SQRT(ABS([.M8])))" office:value-type="float" office:value="188.899444149526" calcext:value-type="float">
            <text:p>188.899444149526</text:p>
          </table:table-cell>
        </table:table-row>
        <table:table-row table:style-name="ro1">
          <table:table-cell office:value-type="string" calcext:value-type="string">
            <text:p>Kristi Noem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7035" calcext:value-type="float">
            <text:p>217035</text:p>
          </table:table-cell>
          <table:table-cell office:value-type="float" office:value="123148" calcext:value-type="float">
            <text:p>123148</text:p>
          </table:table-cell>
          <table:table-cell office:value-type="float" office:value="350166" calcext:value-type="float">
            <text:p>350,166</text:p>
          </table:table-cell>
          <table:table-cell office:value-type="string" calcext:value-type="string">
            <text:p>Tracey Quint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9]-[.I9]" office:value-type="float" office:value="10402" calcext:value-type="float">
            <text:p>10402</text:p>
          </table:table-cell>
          <table:table-cell table:formula="of:=[.F9]-[.J9]" office:value-type="float" office:value="32141" calcext:value-type="float">
            <text:p>32141</text:p>
          </table:table-cell>
          <table:table-cell table:formula="of:=[.K9]-[.L9]" office:value-type="float" office:value="-21739" calcext:value-type="float">
            <text:p>-21739</text:p>
          </table:table-cell>
          <table:table-cell table:formula="of:=[.K9]/[.$G9]" office:value-type="float" office:value="0.0297059109108251" calcext:value-type="float">
            <text:p>0.029705910910825</text:p>
          </table:table-cell>
          <table:table-cell table:formula="of:=[.L9]/[.$G9]" office:value-type="float" office:value="0.0917878948841407" calcext:value-type="float">
            <text:p>0.091787894884141</text:p>
          </table:table-cell>
          <table:table-cell table:formula="of:=[.M9]/[.G9]" office:value-type="float" office:value="-0.0620819839733155" calcext:value-type="float">
            <text:p>-0.062081983973316</text:p>
          </table:table-cell>
          <table:table-cell table:formula="of:=[.M9]/MAX(1;SQRT(ABS([.M9])))" office:value-type="float" office:value="-147.441513828365" calcext:value-type="float">
            <text:p>-147.441513828365</text:p>
          </table:table-cell>
        </table:table-row>
        <table:table-row table:style-name="ro1">
          <table:table-cell office:value-type="string" calcext:value-type="string">
            <text:p>Monae John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12348" calcext:value-type="float">
            <text:p>212348</text:p>
          </table:table-cell>
          <table:table-cell office:value-type="float" office:value="119975" calcext:value-type="float">
            <text:p>119975</text:p>
          </table:table-cell>
          <table:table-cell office:value-type="float" office:value="332323" calcext:value-type="float">
            <text:p>332,323</text:p>
          </table:table-cell>
          <table:table-cell office:value-type="string" calcext:value-type="string">
            <text:p>Thomas Cool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10]-[.I10]" office:value-type="float" office:value="5715" calcext:value-type="float">
            <text:p>5715</text:p>
          </table:table-cell>
          <table:table-cell table:formula="of:=[.F10]-[.J10]" office:value-type="float" office:value="28968" calcext:value-type="float">
            <text:p>28968</text:p>
          </table:table-cell>
          <table:table-cell table:formula="of:=[.K10]-[.L10]" office:value-type="float" office:value="-23253" calcext:value-type="float">
            <text:p>-23253</text:p>
          </table:table-cell>
          <table:table-cell table:formula="of:=[.K10]/[.$G10]" office:value-type="float" office:value="0.017197124484312" calcext:value-type="float">
            <text:p>0.017197124484312</text:p>
          </table:table-cell>
          <table:table-cell table:formula="of:=[.L10]/[.$G10]" office:value-type="float" office:value="0.0871682068349166" calcext:value-type="float">
            <text:p>0.087168206834917</text:p>
          </table:table-cell>
          <table:table-cell table:formula="of:=[.M10]/[.G10]" office:value-type="float" office:value="-0.0699710823506047" calcext:value-type="float">
            <text:p>-0.069971082350605</text:p>
          </table:table-cell>
          <table:table-cell table:formula="of:=[.M10]/MAX(1;SQRT(ABS([.M10])))" office:value-type="float" office:value="-152.489343889991" calcext:value-type="float">
            <text:p>-152.489343889991</text:p>
          </table:table-cell>
        </table:table-row>
        <table:table-row table:style-name="ro1">
          <table:table-cell office:value-type="string" calcext:value-type="string">
            <text:p>Richard Sattgast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Auditor</text:p>
          </table:table-cell>
          <table:table-cell office:value-type="float" office:value="206633" calcext:value-type="float">
            <text:p>206633</text:p>
          </table:table-cell>
          <table:table-cell office:value-type="float" office:value="105163" calcext:value-type="float">
            <text:p>105163</text:p>
          </table:table-cell>
          <table:table-cell office:value-type="float" office:value="329797" calcext:value-type="float">
            <text:p>329,797</text:p>
          </table:table-cell>
          <table:table-cell office:value-type="string" calcext:value-type="string">
            <text:p>Stephanie Marty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11]-[.I11]" office:value-type="float" office:value="0" calcext:value-type="float">
            <text:p>0</text:p>
          </table:table-cell>
          <table:table-cell table:formula="of:=[.F11]-[.J11]" office:value-type="float" office:value="14156" calcext:value-type="float">
            <text:p>14156</text:p>
          </table:table-cell>
          <table:table-cell table:formula="of:=[.K11]-[.L11]" office:value-type="float" office:value="-14156" calcext:value-type="float">
            <text:p>-14156</text:p>
          </table:table-cell>
          <table:table-cell table:formula="of:=[.K11]/[.$G11]" office:value-type="float" office:value="0" calcext:value-type="float">
            <text:p>0</text:p>
          </table:table-cell>
          <table:table-cell table:formula="of:=[.L11]/[.$G11]" office:value-type="float" office:value="0.0429233740755677" calcext:value-type="float">
            <text:p>0.042923374075568</text:p>
          </table:table-cell>
          <table:table-cell table:formula="of:=[.M11]/[.G11]" office:value-type="float" office:value="-0.0429233740755677" calcext:value-type="float">
            <text:p>-0.042923374075568</text:p>
          </table:table-cell>
          <table:table-cell table:formula="of:=[.M11]/MAX(1;SQRT(ABS([.M11])))" office:value-type="float" office:value="-118.978989741887" calcext:value-type="float">
            <text:p>-118.978989741887</text:p>
          </table:table-cell>
        </table:table-row>
        <table:table-row table:style-name="ro1">
          <table:table-cell office:value-type="string" calcext:value-type="string">
            <text:p>Josh Haeder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Treasurer</text:p>
          </table:table-cell>
          <table:table-cell office:value-type="float" office:value="219334" calcext:value-type="float">
            <text:p>219334</text:p>
          </table:table-cell>
          <table:table-cell office:value-type="float" office:value="107916" calcext:value-type="float">
            <text:p>107916</text:p>
          </table:table-cell>
          <table:table-cell office:value-type="float" office:value="327250" calcext:value-type="float">
            <text:p>327,250</text:p>
          </table:table-cell>
          <table:table-cell office:value-type="string" calcext:value-type="string">
            <text:p>John Cunningham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12]-[.I12]" office:value-type="float" office:value="12701" calcext:value-type="float">
            <text:p>12701</text:p>
          </table:table-cell>
          <table:table-cell table:formula="of:=[.F12]-[.J12]" office:value-type="float" office:value="16909" calcext:value-type="float">
            <text:p>16909</text:p>
          </table:table-cell>
          <table:table-cell table:formula="of:=[.K12]-[.L12]" office:value-type="float" office:value="-4208" calcext:value-type="float">
            <text:p>-4208</text:p>
          </table:table-cell>
          <table:table-cell table:formula="of:=[.K12]/[.$G12]" office:value-type="float" office:value="0.0388113063407181" calcext:value-type="float">
            <text:p>0.038811306340718</text:p>
          </table:table-cell>
          <table:table-cell table:formula="of:=[.L12]/[.$G12]" office:value-type="float" office:value="0.0516699770817418" calcext:value-type="float">
            <text:p>0.051669977081742</text:p>
          </table:table-cell>
          <table:table-cell table:formula="of:=[.M12]/[.G12]" office:value-type="float" office:value="-0.0128586707410237" calcext:value-type="float">
            <text:p>-0.012858670741024</text:p>
          </table:table-cell>
          <table:table-cell table:formula="of:=[.M12]/MAX(1;SQRT(ABS([.M12])))" office:value-type="float" office:value="-64.8690989609074" calcext:value-type="float">
            <text:p>-64.8690989609074</text:p>
          </table:table-cell>
        </table:table-row>
        <table:table-row table:style-name="ro1">
          <table:table-cell office:value-type="string" calcext:value-type="string">
            <text:p>Brock Greenfield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School and Public Lands</text:p>
          </table:table-cell>
          <table:table-cell office:value-type="float" office:value="215742" calcext:value-type="float">
            <text:p>215742</text:p>
          </table:table-cell>
          <table:table-cell office:value-type="float" office:value="107518" calcext:value-type="float">
            <text:p>107518</text:p>
          </table:table-cell>
          <table:table-cell office:value-type="float" office:value="323260" calcext:value-type="float">
            <text:p>323,260</text:p>
          </table:table-cell>
          <table:table-cell office:value-type="string" calcext:value-type="string">
            <text:p>Timothy Azure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13]-[.I13]" office:value-type="float" office:value="9109" calcext:value-type="float">
            <text:p>9109</text:p>
          </table:table-cell>
          <table:table-cell table:formula="of:=[.F13]-[.J13]" office:value-type="float" office:value="16511" calcext:value-type="float">
            <text:p>16511</text:p>
          </table:table-cell>
          <table:table-cell table:formula="of:=[.K13]-[.L13]" office:value-type="float" office:value="-7402" calcext:value-type="float">
            <text:p>-7402</text:p>
          </table:table-cell>
          <table:table-cell table:formula="of:=[.K13]/[.$G13]" office:value-type="float" office:value="0.0281785559611458" calcext:value-type="float">
            <text:p>0.028178555961146</text:p>
          </table:table-cell>
          <table:table-cell table:formula="of:=[.L13]/[.$G13]" office:value-type="float" office:value="0.0510765328218771" calcext:value-type="float">
            <text:p>0.051076532821877</text:p>
          </table:table-cell>
          <table:table-cell table:formula="of:=[.M13]/[.G13]" office:value-type="float" office:value="-0.0228979768607313" calcext:value-type="float">
            <text:p>-0.022897976860731</text:p>
          </table:table-cell>
          <table:table-cell table:formula="of:=[.M13]/MAX(1;SQRT(ABS([.M13])))" office:value-type="float" office:value="-86.0348766489497" calcext:value-type="float">
            <text:p>-86.0348766489497</text:p>
          </table:table-cell>
        </table:table-row>
        <table:table-row table:style-name="ro1">
          <table:table-cell office:value-type="string" calcext:value-type="string">
            <text:p>Chris Nel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blic Utilities Commissioner</text:p>
          </table:table-cell>
          <table:table-cell office:value-type="float" office:value="227167" calcext:value-type="float">
            <text:p>227167</text:p>
          </table:table-cell>
          <table:table-cell office:value-type="float" office:value="103384" calcext:value-type="float">
            <text:p>103384</text:p>
          </table:table-cell>
          <table:table-cell office:value-type="float" office:value="330551" calcext:value-type="float">
            <text:p>330,551</text:p>
          </table:table-cell>
          <table:table-cell office:value-type="string" calcext:value-type="string">
            <text:p>Jeffrey Barth</text:p>
          </table:table-cell>
          <table:table-cell table:formula="of:=MIN([.E$8:.E$14])" office:value-type="float" office:value="206633" calcext:value-type="float">
            <text:p>206633</text:p>
          </table:table-cell>
          <table:table-cell table:formula="of:=MIN([.F$8:.F$14])" office:value-type="float" office:value="91007" calcext:value-type="float">
            <text:p>91007</text:p>
          </table:table-cell>
          <table:table-cell table:formula="of:=[.E14]-[.I14]" office:value-type="float" office:value="20534" calcext:value-type="float">
            <text:p>20534</text:p>
          </table:table-cell>
          <table:table-cell table:formula="of:=[.F14]-[.J14]" office:value-type="float" office:value="12377" calcext:value-type="float">
            <text:p>12377</text:p>
          </table:table-cell>
          <table:table-cell table:formula="of:=[.K14]-[.L14]" office:value-type="float" office:value="8157" calcext:value-type="float">
            <text:p>8157</text:p>
          </table:table-cell>
          <table:table-cell table:formula="of:=[.K14]/[.$G14]" office:value-type="float" office:value="0.0621205199802754" calcext:value-type="float">
            <text:p>0.062120519980275</text:p>
          </table:table-cell>
          <table:table-cell table:formula="of:=[.L14]/[.$G14]" office:value-type="float" office:value="0.0374435412387196" calcext:value-type="float">
            <text:p>0.03744354123872</text:p>
          </table:table-cell>
          <table:table-cell table:formula="of:=[.M14]/[.G14]" office:value-type="float" office:value="0.0246769787415558" calcext:value-type="float">
            <text:p>0.024676978741556</text:p>
          </table:table-cell>
          <table:table-cell table:formula="of:=[.M14]/MAX(1;SQRT(ABS([.M14])))" office:value-type="float" office:value="90.3161115194847" calcext:value-type="float">
            <text:p>90.3161115194847</text:p>
          </table:table-cell>
        </table:table-row>
        <table:table-row table:style-name="ro1">
          <table:table-cell office:value-type="string" calcext:value-type="string">
            <text:p>Greg Abbott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437099" calcext:value-type="float">
            <text:p>4437099</text:p>
          </table:table-cell>
          <table:table-cell office:value-type="float" office:value="3553656" calcext:value-type="float">
            <text:p>3553656</text:p>
          </table:table-cell>
          <table:table-cell office:value-type="float" office:value="8102908" calcext:value-type="float">
            <text:p>8,102,908</text:p>
          </table:table-cell>
          <table:table-cell office:value-type="string" calcext:value-type="string">
            <text:p>Beto O’Rourke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15]-[.I15]" office:value-type="float" office:value="1825002" calcext:value-type="float">
            <text:p>1825002</text:p>
          </table:table-cell>
          <table:table-cell table:formula="of:=[.F15]-[.J15]" office:value-type="float" office:value="1265956" calcext:value-type="float">
            <text:p>1265956</text:p>
          </table:table-cell>
          <table:table-cell table:formula="of:=[.K15]-[.L15]" office:value-type="float" office:value="559046" calcext:value-type="float">
            <text:p>559046</text:p>
          </table:table-cell>
          <table:table-cell table:formula="of:=[.K15]/[.$G15]" office:value-type="float" office:value="0.225228029245797" calcext:value-type="float">
            <text:p>0.225228029245797</text:p>
          </table:table-cell>
          <table:table-cell table:formula="of:=[.L15]/[.$G15]" office:value-type="float" office:value="0.156234773984846" calcext:value-type="float">
            <text:p>0.156234773984846</text:p>
          </table:table-cell>
          <table:table-cell table:formula="of:=[.M15]/[.G15]" office:value-type="float" office:value="0.0689932552609508" calcext:value-type="float">
            <text:p>0.068993255260951</text:p>
          </table:table-cell>
          <table:table-cell table:formula="of:=[.M15]/MAX(1;SQRT(ABS([.M15])))" office:value-type="float" office:value="747.693787589545" calcext:value-type="float">
            <text:p>747.69378758954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559280" calcext:value-type="float">
            <text:p>4559280</text:p>
          </table:table-cell>
          <table:table-cell office:value-type="float" office:value="3004053" calcext:value-type="float">
            <text:p>3004053</text:p>
          </table:table-cell>
          <table:table-cell table:formula="of:=[.E16]/0.5878" office:value-type="float" office:value="7756515.82170806" calcext:value-type="float">
            <text:p>7,756,516</text:p>
          </table:table-cell>
          <table:table-cell office:value-type="string" calcext:value-type="string">
            <text:p>Generic D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16]-[.I16]" office:value-type="float" office:value="1947183" calcext:value-type="float">
            <text:p>1947183</text:p>
          </table:table-cell>
          <table:table-cell table:formula="of:=[.F16]-[.J16]" office:value-type="float" office:value="716353" calcext:value-type="float">
            <text:p>716353</text:p>
          </table:table-cell>
          <table:table-cell table:formula="of:=[.K16]-[.L16]" office:value-type="float" office:value="1230830" calcext:value-type="float">
            <text:p>1230830</text:p>
          </table:table-cell>
          <table:table-cell table:formula="of:=[.K16]/[.$G16]" office:value-type="float" office:value="0.251038358556614" calcext:value-type="float">
            <text:p>0.251038358556614</text:p>
          </table:table-cell>
          <table:table-cell table:formula="of:=[.L16]/[.$G16]" office:value-type="float" office:value="0.0923549975873384" calcext:value-type="float">
            <text:p>0.092354997587338</text:p>
          </table:table-cell>
          <table:table-cell table:formula="of:=[.M16]/[.G16]" office:value-type="float" office:value="0.158683360969276" calcext:value-type="float">
            <text:p>0.158683360969276</text:p>
          </table:table-cell>
          <table:table-cell table:formula="of:=[.M16]/MAX(1;SQRT(ABS([.M16])))" office:value-type="float" office:value="1109.42778043458" calcext:value-type="float">
            <text:p>1109.42778043458</text:p>
          </table:table-cell>
        </table:table-row>
        <table:table-row table:style-name="ro1">
          <table:table-cell office:value-type="string" calcext:value-type="string">
            <text:p>Dan Patrick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4317692" calcext:value-type="float">
            <text:p>4317692</text:p>
          </table:table-cell>
          <table:table-cell office:value-type="float" office:value="3492544" calcext:value-type="float">
            <text:p>3492544</text:p>
          </table:table-cell>
          <table:table-cell office:value-type="float" office:value="8032444" calcext:value-type="float">
            <text:p>8,032,444</text:p>
          </table:table-cell>
          <table:table-cell office:value-type="string" calcext:value-type="string">
            <text:p>Mike Collier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17]-[.I17]" office:value-type="float" office:value="1705595" calcext:value-type="float">
            <text:p>1705595</text:p>
          </table:table-cell>
          <table:table-cell table:formula="of:=[.F17]-[.J17]" office:value-type="float" office:value="1204844" calcext:value-type="float">
            <text:p>1204844</text:p>
          </table:table-cell>
          <table:table-cell table:formula="of:=[.K17]-[.L17]" office:value-type="float" office:value="500751" calcext:value-type="float">
            <text:p>500751</text:p>
          </table:table-cell>
          <table:table-cell table:formula="of:=[.K17]/[.$G17]" office:value-type="float" office:value="0.212338237278716" calcext:value-type="float">
            <text:p>0.212338237278716</text:p>
          </table:table-cell>
          <table:table-cell table:formula="of:=[.L17]/[.$G17]" office:value-type="float" office:value="0.149997186410512" calcext:value-type="float">
            <text:p>0.149997186410512</text:p>
          </table:table-cell>
          <table:table-cell table:formula="of:=[.M17]/[.G17]" office:value-type="float" office:value="0.062341050868204" calcext:value-type="float">
            <text:p>0.062341050868204</text:p>
          </table:table-cell>
          <table:table-cell table:formula="of:=[.M17]/MAX(1;SQRT(ABS([.M17])))" office:value-type="float" office:value="707.637619124365" calcext:value-type="float">
            <text:p>707.637619124365</text:p>
          </table:table-cell>
        </table:table-row>
        <table:table-row table:style-name="ro1">
          <table:table-cell office:value-type="string" calcext:value-type="string">
            <text:p>Ken Paxto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278986" calcext:value-type="float">
            <text:p>4278986</text:p>
          </table:table-cell>
          <table:table-cell office:value-type="float" office:value="3497267" calcext:value-type="float">
            <text:p>3497267</text:p>
          </table:table-cell>
          <table:table-cell office:value-type="float" office:value="8010003" calcext:value-type="float">
            <text:p>8,010,003</text:p>
          </table:table-cell>
          <table:table-cell office:value-type="string" calcext:value-type="string">
            <text:p>Rochelle Garza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18]-[.I18]" office:value-type="float" office:value="1666889" calcext:value-type="float">
            <text:p>1666889</text:p>
          </table:table-cell>
          <table:table-cell table:formula="of:=[.F18]-[.J18]" office:value-type="float" office:value="1209567" calcext:value-type="float">
            <text:p>1209567</text:p>
          </table:table-cell>
          <table:table-cell table:formula="of:=[.K18]-[.L18]" office:value-type="float" office:value="457322" calcext:value-type="float">
            <text:p>457322</text:p>
          </table:table-cell>
          <table:table-cell table:formula="of:=[.K18]/[.$G18]" office:value-type="float" office:value="0.208100920811141" calcext:value-type="float">
            <text:p>0.208100920811141</text:p>
          </table:table-cell>
          <table:table-cell table:formula="of:=[.L18]/[.$G18]" office:value-type="float" office:value="0.151007059547918" calcext:value-type="float">
            <text:p>0.151007059547918</text:p>
          </table:table-cell>
          <table:table-cell table:formula="of:=[.M18]/[.G18]" office:value-type="float" office:value="0.057093861263223" calcext:value-type="float">
            <text:p>0.057093861263223</text:p>
          </table:table-cell>
          <table:table-cell table:formula="of:=[.M18]/MAX(1;SQRT(ABS([.M18])))" office:value-type="float" office:value="676.255868736087" calcext:value-type="float">
            <text:p>676.255868736087</text:p>
          </table:table-cell>
        </table:table-row>
        <table:table-row table:style-name="ro1">
          <table:table-cell office:value-type="string" calcext:value-type="string">
            <text:p>Glenn Hega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troller of Public Accounts</text:p>
          </table:table-cell>
          <table:table-cell office:value-type="float" office:value="4496319" calcext:value-type="float">
            <text:p>4496319</text:p>
          </table:table-cell>
          <table:table-cell office:value-type="float" office:value="3265069" calcext:value-type="float">
            <text:p>3265069</text:p>
          </table:table-cell>
          <table:table-cell office:value-type="float" office:value="7973593" calcext:value-type="float">
            <text:p>7,973,593</text:p>
          </table:table-cell>
          <table:table-cell office:value-type="string" calcext:value-type="string">
            <text:p>Janet Dudding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19]-[.I19]" office:value-type="float" office:value="1884222" calcext:value-type="float">
            <text:p>1884222</text:p>
          </table:table-cell>
          <table:table-cell table:formula="of:=[.F19]-[.J19]" office:value-type="float" office:value="977369" calcext:value-type="float">
            <text:p>977369</text:p>
          </table:table-cell>
          <table:table-cell table:formula="of:=[.K19]-[.L19]" office:value-type="float" office:value="906853" calcext:value-type="float">
            <text:p>906853</text:p>
          </table:table-cell>
          <table:table-cell table:formula="of:=[.K19]/[.$G19]" office:value-type="float" office:value="0.236307772418281" calcext:value-type="float">
            <text:p>0.236307772418281</text:p>
          </table:table-cell>
          <table:table-cell table:formula="of:=[.L19]/[.$G19]" office:value-type="float" office:value="0.122575732169926" calcext:value-type="float">
            <text:p>0.122575732169926</text:p>
          </table:table-cell>
          <table:table-cell table:formula="of:=[.M19]/[.G19]" office:value-type="float" office:value="0.113732040248355" calcext:value-type="float">
            <text:p>0.113732040248355</text:p>
          </table:table-cell>
          <table:table-cell table:formula="of:=[.M19]/MAX(1;SQRT(ABS([.M19])))" office:value-type="float" office:value="952.28829668331" calcext:value-type="float">
            <text:p>952.28829668331</text:p>
          </table:table-cell>
        </table:table-row>
        <table:table-row table:style-name="ro1">
          <table:table-cell office:value-type="string" calcext:value-type="string">
            <text:p>Dawn Buckingham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the General Land Office</text:p>
          </table:table-cell>
          <table:table-cell office:value-type="float" office:value="4463452" calcext:value-type="float">
            <text:p>4463452</text:p>
          </table:table-cell>
          <table:table-cell office:value-type="float" office:value="3350291" calcext:value-type="float">
            <text:p>3350291</text:p>
          </table:table-cell>
          <table:table-cell office:value-type="float" office:value="7948589" calcext:value-type="float">
            <text:p>7,948,589</text:p>
          </table:table-cell>
          <table:table-cell office:value-type="string" calcext:value-type="string">
            <text:p>Jay Kleberg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0]-[.I20]" office:value-type="float" office:value="1851355" calcext:value-type="float">
            <text:p>1851355</text:p>
          </table:table-cell>
          <table:table-cell table:formula="of:=[.F20]-[.J20]" office:value-type="float" office:value="1062591" calcext:value-type="float">
            <text:p>1062591</text:p>
          </table:table-cell>
          <table:table-cell table:formula="of:=[.K20]-[.L20]" office:value-type="float" office:value="788764" calcext:value-type="float">
            <text:p>788764</text:p>
          </table:table-cell>
          <table:table-cell table:formula="of:=[.K20]/[.$G20]" office:value-type="float" office:value="0.232916181727348" calcext:value-type="float">
            <text:p>0.232916181727348</text:p>
          </table:table-cell>
          <table:table-cell table:formula="of:=[.L20]/[.$G20]" office:value-type="float" office:value="0.133682971908599" calcext:value-type="float">
            <text:p>0.133682971908599</text:p>
          </table:table-cell>
          <table:table-cell table:formula="of:=[.M20]/[.G20]" office:value-type="float" office:value="0.099233209818749" calcext:value-type="float">
            <text:p>0.099233209818749</text:p>
          </table:table-cell>
          <table:table-cell table:formula="of:=[.M20]/MAX(1;SQRT(ABS([.M20])))" office:value-type="float" office:value="888.123865235025" calcext:value-type="float">
            <text:p>888.123865235025</text:p>
          </table:table-cell>
        </table:table-row>
        <table:table-row table:style-name="ro1">
          <table:table-cell office:value-type="string" calcext:value-type="string">
            <text:p>Sid Mille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griculture Commissioner</text:p>
          </table:table-cell>
          <table:table-cell office:value-type="float" office:value="4480186" calcext:value-type="float">
            <text:p>4480186</text:p>
          </table:table-cell>
          <table:table-cell office:value-type="float" office:value="3473603" calcext:value-type="float">
            <text:p>3473603</text:p>
          </table:table-cell>
          <table:table-cell office:value-type="float" office:value="7953789" calcext:value-type="float">
            <text:p>7,953,789</text:p>
          </table:table-cell>
          <table:table-cell office:value-type="string" calcext:value-type="string">
            <text:p>Susan Hays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1]-[.I21]" office:value-type="float" office:value="1868089" calcext:value-type="float">
            <text:p>1868089</text:p>
          </table:table-cell>
          <table:table-cell table:formula="of:=[.F21]-[.J21]" office:value-type="float" office:value="1185903" calcext:value-type="float">
            <text:p>1185903</text:p>
          </table:table-cell>
          <table:table-cell table:formula="of:=[.K21]-[.L21]" office:value-type="float" office:value="682186" calcext:value-type="float">
            <text:p>682186</text:p>
          </table:table-cell>
          <table:table-cell table:formula="of:=[.K21]/[.$G21]" office:value-type="float" office:value="0.234867809543351" calcext:value-type="float">
            <text:p>0.234867809543351</text:p>
          </table:table-cell>
          <table:table-cell table:formula="of:=[.L21]/[.$G21]" office:value-type="float" office:value="0.149099127472454" calcext:value-type="float">
            <text:p>0.149099127472454</text:p>
          </table:table-cell>
          <table:table-cell table:formula="of:=[.M21]/[.G21]" office:value-type="float" office:value="0.0857686820708973" calcext:value-type="float">
            <text:p>0.085768682070897</text:p>
          </table:table-cell>
          <table:table-cell table:formula="of:=[.M21]/MAX(1;SQRT(ABS([.M21])))" office:value-type="float" office:value="825.945518784381" calcext:value-type="float">
            <text:p>825.945518784381</text:p>
          </table:table-cell>
        </table:table-row>
        <table:table-row table:style-name="ro1">
          <table:table-cell office:value-type="string" calcext:value-type="string">
            <text:p>Wayne Christia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ailroad Commissioner</text:p>
          </table:table-cell>
          <table:table-cell office:value-type="float" office:value="4401187" calcext:value-type="float">
            <text:p>4401187</text:p>
          </table:table-cell>
          <table:table-cell office:value-type="float" office:value="3222305" calcext:value-type="float">
            <text:p>3222305</text:p>
          </table:table-cell>
          <table:table-cell office:value-type="float" office:value="7948551" calcext:value-type="float">
            <text:p>7,948,551</text:p>
          </table:table-cell>
          <table:table-cell office:value-type="string" calcext:value-type="string">
            <text:p>Luke Warford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2]-[.I22]" office:value-type="float" office:value="1789090" calcext:value-type="float">
            <text:p>1789090</text:p>
          </table:table-cell>
          <table:table-cell table:formula="of:=[.F22]-[.J22]" office:value-type="float" office:value="934605" calcext:value-type="float">
            <text:p>934605</text:p>
          </table:table-cell>
          <table:table-cell table:formula="of:=[.K22]-[.L22]" office:value-type="float" office:value="854485" calcext:value-type="float">
            <text:p>854485</text:p>
          </table:table-cell>
          <table:table-cell table:formula="of:=[.K22]/[.$G22]" office:value-type="float" office:value="0.225083792001838" calcext:value-type="float">
            <text:p>0.225083792001838</text:p>
          </table:table-cell>
          <table:table-cell table:formula="of:=[.L22]/[.$G22]" office:value-type="float" office:value="0.117581808306948" calcext:value-type="float">
            <text:p>0.117581808306948</text:p>
          </table:table-cell>
          <table:table-cell table:formula="of:=[.M22]/[.G22]" office:value-type="float" office:value="0.10750198369489" calcext:value-type="float">
            <text:p>0.10750198369489</text:p>
          </table:table-cell>
          <table:table-cell table:formula="of:=[.M22]/MAX(1;SQRT(ABS([.M22])))" office:value-type="float" office:value="924.383578391568" calcext:value-type="float">
            <text:p>924.383578391568</text:p>
          </table:table-cell>
        </table:table-row>
        <table:table-row table:style-name="ro1">
          <table:table-cell office:value-type="string" calcext:value-type="string">
            <text:p>Debra Lehrman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5136" calcext:value-type="float">
            <text:p>4475136</text:p>
          </table:table-cell>
          <table:table-cell office:value-type="float" office:value="3330529" calcext:value-type="float">
            <text:p>3330529</text:p>
          </table:table-cell>
          <table:table-cell office:value-type="float" office:value="7967701" calcext:value-type="float">
            <text:p>7,967,701</text:p>
          </table:table-cell>
          <table:table-cell office:value-type="string" calcext:value-type="string">
            <text:p>Erin Nowell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3]-[.I23]" office:value-type="float" office:value="1863039" calcext:value-type="float">
            <text:p>1863039</text:p>
          </table:table-cell>
          <table:table-cell table:formula="of:=[.F23]-[.J23]" office:value-type="float" office:value="1042829" calcext:value-type="float">
            <text:p>1042829</text:p>
          </table:table-cell>
          <table:table-cell table:formula="of:=[.K23]-[.L23]" office:value-type="float" office:value="820210" calcext:value-type="float">
            <text:p>820210</text:p>
          </table:table-cell>
          <table:table-cell table:formula="of:=[.K23]/[.$G23]" office:value-type="float" office:value="0.23382390980786" calcext:value-type="float">
            <text:p>0.23382390980786</text:p>
          </table:table-cell>
          <table:table-cell table:formula="of:=[.L23]/[.$G23]" office:value-type="float" office:value="0.130882044896012" calcext:value-type="float">
            <text:p>0.130882044896012</text:p>
          </table:table-cell>
          <table:table-cell table:formula="of:=[.M23]/[.G23]" office:value-type="float" office:value="0.102941864911848" calcext:value-type="float">
            <text:p>0.102941864911848</text:p>
          </table:table-cell>
          <table:table-cell table:formula="of:=[.M23]/MAX(1;SQRT(ABS([.M23])))" office:value-type="float" office:value="905.654459493244" calcext:value-type="float">
            <text:p>905.654459493244</text:p>
          </table:table-cell>
        </table:table-row>
        <table:table-row table:style-name="ro1">
          <table:table-cell office:value-type="string" calcext:value-type="string">
            <text:p>Rebeca Huddl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530668" calcext:value-type="float">
            <text:p>4530668</text:p>
          </table:table-cell>
          <table:table-cell office:value-type="float" office:value="3406054" calcext:value-type="float">
            <text:p>3406054</text:p>
          </table:table-cell>
          <table:table-cell office:value-type="float" office:value="7936722" calcext:value-type="float">
            <text:p>7,936,722</text:p>
          </table:table-cell>
          <table:table-cell office:value-type="string" calcext:value-type="string">
            <text:p>Amanda Reichek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4]-[.I24]" office:value-type="float" office:value="1918571" calcext:value-type="float">
            <text:p>1918571</text:p>
          </table:table-cell>
          <table:table-cell table:formula="of:=[.F24]-[.J24]" office:value-type="float" office:value="1118354" calcext:value-type="float">
            <text:p>1118354</text:p>
          </table:table-cell>
          <table:table-cell table:formula="of:=[.K24]-[.L24]" office:value-type="float" office:value="800217" calcext:value-type="float">
            <text:p>800217</text:p>
          </table:table-cell>
          <table:table-cell table:formula="of:=[.K24]/[.$G24]" office:value-type="float" office:value="0.241733425966035" calcext:value-type="float">
            <text:p>0.241733425966035</text:p>
          </table:table-cell>
          <table:table-cell table:formula="of:=[.L24]/[.$G24]" office:value-type="float" office:value="0.140908803407755" calcext:value-type="float">
            <text:p>0.140908803407755</text:p>
          </table:table-cell>
          <table:table-cell table:formula="of:=[.M24]/[.G24]" office:value-type="float" office:value="0.10082462255828" calcext:value-type="float">
            <text:p>0.10082462255828</text:p>
          </table:table-cell>
          <table:table-cell table:formula="of:=[.M24]/MAX(1;SQRT(ABS([.M24])))" office:value-type="float" office:value="894.548489462701" calcext:value-type="float">
            <text:p>894.548489462701</text:p>
          </table:table-cell>
        </table:table-row>
        <table:table-row table:style-name="ro1">
          <table:table-cell office:value-type="string" calcext:value-type="string">
            <text:p>Evan Young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4900" calcext:value-type="float">
            <text:p>4474900</text:p>
          </table:table-cell>
          <table:table-cell office:value-type="float" office:value="3458103" calcext:value-type="float">
            <text:p>3458103</text:p>
          </table:table-cell>
          <table:table-cell office:value-type="float" office:value="7933003" calcext:value-type="float">
            <text:p>7,933,003</text:p>
          </table:table-cell>
          <table:table-cell office:value-type="string" calcext:value-type="string">
            <text:p>Julia Maldonado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5]-[.I25]" office:value-type="float" office:value="1862803" calcext:value-type="float">
            <text:p>1862803</text:p>
          </table:table-cell>
          <table:table-cell table:formula="of:=[.F25]-[.J25]" office:value-type="float" office:value="1170403" calcext:value-type="float">
            <text:p>1170403</text:p>
          </table:table-cell>
          <table:table-cell table:formula="of:=[.K25]-[.L25]" office:value-type="float" office:value="692400" calcext:value-type="float">
            <text:p>692400</text:p>
          </table:table-cell>
          <table:table-cell table:formula="of:=[.K25]/[.$G25]" office:value-type="float" office:value="0.234816878299428" calcext:value-type="float">
            <text:p>0.234816878299428</text:p>
          </table:table-cell>
          <table:table-cell table:formula="of:=[.L25]/[.$G25]" office:value-type="float" office:value="0.147535933113854" calcext:value-type="float">
            <text:p>0.147535933113854</text:p>
          </table:table-cell>
          <table:table-cell table:formula="of:=[.M25]/[.G25]" office:value-type="float" office:value="0.0872809451855748" calcext:value-type="float">
            <text:p>0.087280945185575</text:p>
          </table:table-cell>
          <table:table-cell table:formula="of:=[.M25]/MAX(1;SQRT(ABS([.M25])))" office:value-type="float" office:value="832.105762508589" calcext:value-type="float">
            <text:p>832.105762508589</text:p>
          </table:table-cell>
        </table:table-row>
        <table:table-row table:style-name="ro1">
          <table:table-cell office:value-type="string" calcext:value-type="string">
            <text:p>Scott Walker (Texas)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13500" calcext:value-type="float">
            <text:p>4513500</text:p>
          </table:table-cell>
          <table:table-cell office:value-type="float" office:value="3413071" calcext:value-type="float">
            <text:p>3413071</text:p>
          </table:table-cell>
          <table:table-cell office:value-type="float" office:value="7926571" calcext:value-type="float">
            <text:p>7,926,571</text:p>
          </table:table-cell>
          <table:table-cell office:value-type="string" calcext:value-type="string">
            <text:p>Dana Huffman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6]-[.I26]" office:value-type="float" office:value="1901403" calcext:value-type="float">
            <text:p>1901403</text:p>
          </table:table-cell>
          <table:table-cell table:formula="of:=[.F26]-[.J26]" office:value-type="float" office:value="1125371" calcext:value-type="float">
            <text:p>1125371</text:p>
          </table:table-cell>
          <table:table-cell table:formula="of:=[.K26]-[.L26]" office:value-type="float" office:value="776032" calcext:value-type="float">
            <text:p>776032</text:p>
          </table:table-cell>
          <table:table-cell table:formula="of:=[.K26]/[.$G26]" office:value-type="float" office:value="0.239877117103978" calcext:value-type="float">
            <text:p>0.239877117103978</text:p>
          </table:table-cell>
          <table:table-cell table:formula="of:=[.L26]/[.$G26]" office:value-type="float" office:value="0.14197450574782" calcext:value-type="float">
            <text:p>0.14197450574782</text:p>
          </table:table-cell>
          <table:table-cell table:formula="of:=[.M26]/[.G26]" office:value-type="float" office:value="0.0979026113561589" calcext:value-type="float">
            <text:p>0.097902611356159</text:p>
          </table:table-cell>
          <table:table-cell table:formula="of:=[.M26]/MAX(1;SQRT(ABS([.M26])))" office:value-type="float" office:value="880.926784698933" calcext:value-type="float">
            <text:p>880.926784698933</text:p>
          </table:table-cell>
        </table:table-row>
        <table:table-row table:style-name="ro1">
          <table:table-cell office:value-type="string" calcext:value-type="string">
            <text:p>Jesse McClur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26307" calcext:value-type="float">
            <text:p>4526307</text:p>
          </table:table-cell>
          <table:table-cell office:value-type="float" office:value="3383705" calcext:value-type="float">
            <text:p>3383705</text:p>
          </table:table-cell>
          <table:table-cell office:value-type="float" office:value="7910012" calcext:value-type="float">
            <text:p>7,910,012</text:p>
          </table:table-cell>
          <table:table-cell office:value-type="string" calcext:value-type="string">
            <text:p>Robert Johnson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7]-[.I27]" office:value-type="float" office:value="1914210" calcext:value-type="float">
            <text:p>1914210</text:p>
          </table:table-cell>
          <table:table-cell table:formula="of:=[.F27]-[.J27]" office:value-type="float" office:value="1096005" calcext:value-type="float">
            <text:p>1096005</text:p>
          </table:table-cell>
          <table:table-cell table:formula="of:=[.K27]-[.L27]" office:value-type="float" office:value="818205" calcext:value-type="float">
            <text:p>818205</text:p>
          </table:table-cell>
          <table:table-cell table:formula="of:=[.K27]/[.$G27]" office:value-type="float" office:value="0.241998368649757" calcext:value-type="float">
            <text:p>0.241998368649757</text:p>
          </table:table-cell>
          <table:table-cell table:formula="of:=[.L27]/[.$G27]" office:value-type="float" office:value="0.138559208254046" calcext:value-type="float">
            <text:p>0.138559208254046</text:p>
          </table:table-cell>
          <table:table-cell table:formula="of:=[.M27]/[.G27]" office:value-type="float" office:value="0.103439160395711" calcext:value-type="float">
            <text:p>0.103439160395711</text:p>
          </table:table-cell>
          <table:table-cell table:formula="of:=[.M27]/MAX(1;SQRT(ABS([.M27])))" office:value-type="float" office:value="904.546847874669" calcext:value-type="float">
            <text:p>904.54684787466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House</text:p>
          </table:table-cell>
          <table:table-cell office:value-type="float" office:value="2612097" calcext:value-type="float">
            <text:p>2612097</text:p>
          </table:table-cell>
          <table:table-cell office:value-type="float" office:value="2308570" calcext:value-type="float">
            <text:p>2308570</text:p>
          </table:table-cell>
          <table:table-cell table:formula="of:=[.E28]/0.5169" office:value-type="float" office:value="5053389.43702844" calcext:value-type="float">
            <text:p>5,053,389</text:p>
          </table:table-cell>
          <table:table-cell office:value-type="string" calcext:value-type="string">
            <text:p>Generic D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8]-[.I28]" office:value-type="float" office:value="0" calcext:value-type="float">
            <text:p>0</text:p>
          </table:table-cell>
          <table:table-cell table:formula="of:=[.F28]-[.J28]" office:value-type="float" office:value="20870" calcext:value-type="float">
            <text:p>20870</text:p>
          </table:table-cell>
          <table:table-cell table:formula="of:=[.K28]-[.L28]" office:value-type="float" office:value="-20870" calcext:value-type="float">
            <text:p>-20870</text:p>
          </table:table-cell>
          <table:table-cell table:formula="of:=[.K28]/[.$G28]" office:value-type="float" office:value="0" calcext:value-type="float">
            <text:p>0</text:p>
          </table:table-cell>
          <table:table-cell table:formula="of:=[.L28]/[.$G28]" office:value-type="float" office:value="0.00412990137808818" calcext:value-type="float">
            <text:p>0.004129901378088</text:p>
          </table:table-cell>
          <table:table-cell table:formula="of:=[.M28]/[.G28]" office:value-type="float" office:value="-0.00412990137808818" calcext:value-type="float">
            <text:p>-0.004129901378088</text:p>
          </table:table-cell>
          <table:table-cell table:formula="of:=[.M28]/MAX(1;SQRT(ABS([.M28])))" office:value-type="float" office:value="-144.464528518249" calcext:value-type="float">
            <text:p>-144.46452851824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Senate</text:p>
          </table:table-cell>
          <table:table-cell office:value-type="float" office:value="2948643" calcext:value-type="float">
            <text:p>2948643</text:p>
          </table:table-cell>
          <table:table-cell office:value-type="float" office:value="2287700" calcext:value-type="float">
            <text:p>2287700</text:p>
          </table:table-cell>
          <table:table-cell table:formula="of:=[.E29]/0.5406" office:value-type="float" office:value="5454389.56714761" calcext:value-type="float">
            <text:p>5,454,390</text:p>
          </table:table-cell>
          <table:table-cell office:value-type="string" calcext:value-type="string">
            <text:p>Generic D</text:p>
          </table:table-cell>
          <table:table-cell table:formula="of:=MIN([.E$15:.E$29])" office:value-type="float" office:value="2612097" calcext:value-type="float">
            <text:p>2612097</text:p>
          </table:table-cell>
          <table:table-cell table:formula="of:=MIN([.F$15:.F$29])" office:value-type="float" office:value="2287700" calcext:value-type="float">
            <text:p>2287700</text:p>
          </table:table-cell>
          <table:table-cell table:formula="of:=[.E29]-[.I29]" office:value-type="float" office:value="336546" calcext:value-type="float">
            <text:p>336546</text:p>
          </table:table-cell>
          <table:table-cell table:formula="of:=[.F29]-[.J29]" office:value-type="float" office:value="0" calcext:value-type="float">
            <text:p>0</text:p>
          </table:table-cell>
          <table:table-cell table:formula="of:=[.K29]-[.L29]" office:value-type="float" office:value="336546" calcext:value-type="float">
            <text:p>336546</text:p>
          </table:table-cell>
          <table:table-cell table:formula="of:=[.K29]/[.$G29]" office:value-type="float" office:value="0.0617018633995367" calcext:value-type="float">
            <text:p>0.061701863399537</text:p>
          </table:table-cell>
          <table:table-cell table:formula="of:=[.L29]/[.$G29]" office:value-type="float" office:value="0" calcext:value-type="float">
            <text:p>0</text:p>
          </table:table-cell>
          <table:table-cell table:formula="of:=[.M29]/[.G29]" office:value-type="float" office:value="0.0617018633995367" calcext:value-type="float">
            <text:p>0.061701863399537</text:p>
          </table:table-cell>
          <table:table-cell table:formula="of:=[.M29]/MAX(1;SQRT(ABS([.M29])))" office:value-type="float" office:value="580.125848415669" calcext:value-type="float">
            <text:p>580.12584841566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043842" calcext:value-type="float">
            <text:p>2043842</text:p>
          </table:table-cell>
          <table:table-cell office:value-type="float" office:value="1863870" calcext:value-type="float">
            <text:p>1863870</text:p>
          </table:table-cell>
          <table:table-cell office:value-type="float" office:value="3907972" calcext:value-type="float">
            <text:p>3,907,972</text:p>
          </table:table-cell>
          <table:table-cell office:value-type="string" calcext:value-type="string">
            <text:p>Generic D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0]-[.I30]" office:value-type="float" office:value="322598" calcext:value-type="float">
            <text:p>322598</text:p>
          </table:table-cell>
          <table:table-cell table:formula="of:=[.F30]-[.J30]" office:value-type="float" office:value="256655" calcext:value-type="float">
            <text:p>256655</text:p>
          </table:table-cell>
          <table:table-cell table:formula="of:=[.K30]-[.L30]" office:value-type="float" office:value="65943" calcext:value-type="float">
            <text:p>65943</text:p>
          </table:table-cell>
          <table:table-cell table:formula="of:=[.K30]/[.$G30]" office:value-type="float" office:value="0.0825486978924107" calcext:value-type="float">
            <text:p>0.082548697892411</text:p>
          </table:table-cell>
          <table:table-cell table:formula="of:=[.L30]/[.$G30]" office:value-type="float" office:value="0.0656747284780955" calcext:value-type="float">
            <text:p>0.065674728478096</text:p>
          </table:table-cell>
          <table:table-cell table:formula="of:=[.M30]/[.G30]" office:value-type="float" office:value="0.0168739694143151" calcext:value-type="float">
            <text:p>0.016873969414315</text:p>
          </table:table-cell>
          <table:table-cell table:formula="of:=[.M30]/MAX(1;SQRT(ABS([.M30])))" office:value-type="float" office:value="256.793691511299" calcext:value-type="float">
            <text:p>256.793691511299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908442" calcext:value-type="float">
            <text:p>1908442</text:p>
          </table:table-cell>
          <table:table-cell office:value-type="float" office:value="1946117" calcext:value-type="float">
            <text:p>1946117</text:p>
          </table:table-cell>
          <table:table-cell office:value-type="float" office:value="3935924" calcext:value-type="float">
            <text:p>3,935,924</text:p>
          </table:table-cell>
          <table:table-cell office:value-type="string" calcext:value-type="string">
            <text:p>Raphael Warnock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1]-[.I31]" office:value-type="float" office:value="187198" calcext:value-type="float">
            <text:p>187198</text:p>
          </table:table-cell>
          <table:table-cell table:formula="of:=[.F31]-[.J31]" office:value-type="float" office:value="338902" calcext:value-type="float">
            <text:p>338902</text:p>
          </table:table-cell>
          <table:table-cell table:formula="of:=[.K31]-[.L31]" office:value-type="float" office:value="-151704" calcext:value-type="float">
            <text:p>-151704</text:p>
          </table:table-cell>
          <table:table-cell table:formula="of:=[.K31]/[.$G31]" office:value-type="float" office:value="0.0475613858397672" calcext:value-type="float">
            <text:p>0.047561385839767</text:p>
          </table:table-cell>
          <table:table-cell table:formula="of:=[.L31]/[.$G31]" office:value-type="float" office:value="0.086104812999438" calcext:value-type="float">
            <text:p>0.086104812999438</text:p>
          </table:table-cell>
          <table:table-cell table:formula="of:=[.M31]/[.G31]" office:value-type="float" office:value="-0.0385434271596708" calcext:value-type="float">
            <text:p>-0.038543427159671</text:p>
          </table:table-cell>
          <table:table-cell table:formula="of:=[.M31]/MAX(1;SQRT(ABS([.M31])))" office:value-type="float" office:value="-389.49197681082" calcext:value-type="float">
            <text:p>-389.49197681082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721244" calcext:value-type="float">
            <text:p>1721244</text:p>
          </table:table-cell>
          <table:table-cell office:value-type="float" office:value="1820633" calcext:value-type="float">
            <text:p>1820633</text:p>
          </table:table-cell>
          <table:table-cell office:value-type="float" office:value="3541877" calcext:value-type="float">
            <text:p>3,541,877</text:p>
          </table:table-cell>
          <table:table-cell office:value-type="string" calcext:value-type="string">
            <text:p>Raphael Warnock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2]-[.I32]" office:value-type="float" office:value="0" calcext:value-type="float">
            <text:p>0</text:p>
          </table:table-cell>
          <table:table-cell table:formula="of:=[.F32]-[.J32]" office:value-type="float" office:value="213418" calcext:value-type="float">
            <text:p>213418</text:p>
          </table:table-cell>
          <table:table-cell table:formula="of:=[.K32]-[.L32]" office:value-type="float" office:value="-213418" calcext:value-type="float">
            <text:p>-213418</text:p>
          </table:table-cell>
          <table:table-cell table:formula="of:=[.K32]/[.$G32]" office:value-type="float" office:value="0" calcext:value-type="float">
            <text:p>0</text:p>
          </table:table-cell>
          <table:table-cell table:formula="of:=[.L32]/[.$G32]" office:value-type="float" office:value="0.0602556215249711" calcext:value-type="float">
            <text:p>0.060255621524971</text:p>
          </table:table-cell>
          <table:table-cell table:formula="of:=[.M32]/[.G32]" office:value-type="float" office:value="-0.0602556215249711" calcext:value-type="float">
            <text:p>-0.060255621524971</text:p>
          </table:table-cell>
          <table:table-cell table:formula="of:=[.M32]/MAX(1;SQRT(ABS([.M32])))" office:value-type="float" office:value="-461.971860614908" calcext:value-type="float">
            <text:p>-461.971860614908</text:p>
          </table:table-cell>
        </table:table-row>
        <table:table-row table:style-name="ro1">
          <table:table-cell office:value-type="string" calcext:value-type="string">
            <text:p>Brian Kemp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11572" calcext:value-type="float">
            <text:p>2111572</text:p>
          </table:table-cell>
          <table:table-cell office:value-type="float" office:value="1813673" calcext:value-type="float">
            <text:p>1813673</text:p>
          </table:table-cell>
          <table:table-cell office:value-type="float" office:value="3953408" calcext:value-type="float">
            <text:p>3,953,408</text:p>
          </table:table-cell>
          <table:table-cell office:value-type="string" calcext:value-type="string">
            <text:p>Stacey Abrams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3]-[.I33]" office:value-type="float" office:value="390328" calcext:value-type="float">
            <text:p>390328</text:p>
          </table:table-cell>
          <table:table-cell table:formula="of:=[.F33]-[.J33]" office:value-type="float" office:value="206458" calcext:value-type="float">
            <text:p>206458</text:p>
          </table:table-cell>
          <table:table-cell table:formula="of:=[.K33]-[.L33]" office:value-type="float" office:value="183870" calcext:value-type="float">
            <text:p>183870</text:p>
          </table:table-cell>
          <table:table-cell table:formula="of:=[.K33]/[.$G33]" office:value-type="float" office:value="0.0987320306935181" calcext:value-type="float">
            <text:p>0.098732030693518</text:p>
          </table:table-cell>
          <table:table-cell table:formula="of:=[.L33]/[.$G33]" office:value-type="float" office:value="0.0522227910703879" calcext:value-type="float">
            <text:p>0.052222791070388</text:p>
          </table:table-cell>
          <table:table-cell table:formula="of:=[.M33]/[.G33]" office:value-type="float" office:value="0.0465092396231302" calcext:value-type="float">
            <text:p>0.04650923962313</text:p>
          </table:table-cell>
          <table:table-cell table:formula="of:=[.M33]/MAX(1;SQRT(ABS([.M33])))" office:value-type="float" office:value="428.800652984577" calcext:value-type="float">
            <text:p>428.800652984577</text:p>
          </table:table-cell>
        </table:table-row>
        <table:table-row table:style-name="ro1">
          <table:table-cell office:value-type="string" calcext:value-type="string">
            <text:p>Burt Jone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2009617" calcext:value-type="float">
            <text:p>2009617</text:p>
          </table:table-cell>
          <table:table-cell office:value-type="float" office:value="1815524" calcext:value-type="float">
            <text:p>1815524</text:p>
          </table:table-cell>
          <table:table-cell office:value-type="float" office:value="3910348" calcext:value-type="float">
            <text:p>3,910,348</text:p>
          </table:table-cell>
          <table:table-cell office:value-type="string" calcext:value-type="string">
            <text:p>Charlie Bailey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4]-[.I34]" office:value-type="float" office:value="288373" calcext:value-type="float">
            <text:p>288373</text:p>
          </table:table-cell>
          <table:table-cell table:formula="of:=[.F34]-[.J34]" office:value-type="float" office:value="208309" calcext:value-type="float">
            <text:p>208309</text:p>
          </table:table-cell>
          <table:table-cell table:formula="of:=[.K34]-[.L34]" office:value-type="float" office:value="80064" calcext:value-type="float">
            <text:p>80064</text:p>
          </table:table-cell>
          <table:table-cell table:formula="of:=[.K34]/[.$G34]" office:value-type="float" office:value="0.0737461218285431" calcext:value-type="float">
            <text:p>0.073746121828543</text:p>
          </table:table-cell>
          <table:table-cell table:formula="of:=[.L34]/[.$G34]" office:value-type="float" office:value="0.0532712178046558" calcext:value-type="float">
            <text:p>0.053271217804656</text:p>
          </table:table-cell>
          <table:table-cell table:formula="of:=[.M34]/[.G34]" office:value-type="float" office:value="0.0204749040238874" calcext:value-type="float">
            <text:p>0.020474904023887</text:p>
          </table:table-cell>
          <table:table-cell table:formula="of:=[.M34]/MAX(1;SQRT(ABS([.M34])))" office:value-type="float" office:value="282.955826941238" calcext:value-type="float">
            <text:p>282.955826941238</text:p>
          </table:table-cell>
        </table:table-row>
        <table:table-row table:style-name="ro1">
          <table:table-cell office:value-type="string" calcext:value-type="string">
            <text:p>Brad Raffensperg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081241" calcext:value-type="float">
            <text:p>2081241</text:p>
          </table:table-cell>
          <table:table-cell office:value-type="float" office:value="1719922" calcext:value-type="float">
            <text:p>1719922</text:p>
          </table:table-cell>
          <table:table-cell office:value-type="float" office:value="3903430" calcext:value-type="float">
            <text:p>3,903,430</text:p>
          </table:table-cell>
          <table:table-cell office:value-type="string" calcext:value-type="string">
            <text:p>Bee Nguyen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5]-[.I35]" office:value-type="float" office:value="359997" calcext:value-type="float">
            <text:p>359997</text:p>
          </table:table-cell>
          <table:table-cell table:formula="of:=[.F35]-[.J35]" office:value-type="float" office:value="112707" calcext:value-type="float">
            <text:p>112707</text:p>
          </table:table-cell>
          <table:table-cell table:formula="of:=[.K35]-[.L35]" office:value-type="float" office:value="247290" calcext:value-type="float">
            <text:p>247290</text:p>
          </table:table-cell>
          <table:table-cell table:formula="of:=[.K35]/[.$G35]" office:value-type="float" office:value="0.0922258116579521" calcext:value-type="float">
            <text:p>0.092225811657952</text:p>
          </table:table-cell>
          <table:table-cell table:formula="of:=[.L35]/[.$G35]" office:value-type="float" office:value="0.0288738366001184" calcext:value-type="float">
            <text:p>0.028873836600118</text:p>
          </table:table-cell>
          <table:table-cell table:formula="of:=[.M35]/[.G35]" office:value-type="float" office:value="0.0633519750578338" calcext:value-type="float">
            <text:p>0.063351975057834</text:p>
          </table:table-cell>
          <table:table-cell table:formula="of:=[.M35]/MAX(1;SQRT(ABS([.M35])))" office:value-type="float" office:value="497.282615823236" calcext:value-type="float">
            <text:p>497.282615823236</text:p>
          </table:table-cell>
        </table:table-row>
        <table:table-row table:style-name="ro1">
          <table:table-cell office:value-type="string" calcext:value-type="string">
            <text:p>Chris Car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2030300" calcext:value-type="float">
            <text:p>2030300</text:p>
          </table:table-cell>
          <table:table-cell office:value-type="float" office:value="1822552" calcext:value-type="float">
            <text:p>1822552</text:p>
          </table:table-cell>
          <table:table-cell office:value-type="float" office:value="3912794" calcext:value-type="float">
            <text:p>3,912,794</text:p>
          </table:table-cell>
          <table:table-cell office:value-type="string" calcext:value-type="string">
            <text:p>Jen Jordan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6]-[.I36]" office:value-type="float" office:value="309056" calcext:value-type="float">
            <text:p>309056</text:p>
          </table:table-cell>
          <table:table-cell table:formula="of:=[.F36]-[.J36]" office:value-type="float" office:value="215337" calcext:value-type="float">
            <text:p>215337</text:p>
          </table:table-cell>
          <table:table-cell table:formula="of:=[.K36]-[.L36]" office:value-type="float" office:value="93719" calcext:value-type="float">
            <text:p>93719</text:p>
          </table:table-cell>
          <table:table-cell table:formula="of:=[.K36]/[.$G36]" office:value-type="float" office:value="0.0789860135749544" calcext:value-type="float">
            <text:p>0.078986013574954</text:p>
          </table:table-cell>
          <table:table-cell table:formula="of:=[.L36]/[.$G36]" office:value-type="float" office:value="0.0550340753947179" calcext:value-type="float">
            <text:p>0.055034075394718</text:p>
          </table:table-cell>
          <table:table-cell table:formula="of:=[.M36]/[.G36]" office:value-type="float" office:value="0.0239519381802364" calcext:value-type="float">
            <text:p>0.023951938180237</text:p>
          </table:table-cell>
          <table:table-cell table:formula="of:=[.M36]/MAX(1;SQRT(ABS([.M36])))" office:value-type="float" office:value="306.135590874371" calcext:value-type="float">
            <text:p>306.135590874371</text:p>
          </table:table-cell>
        </table:table-row>
        <table:table-row table:style-name="ro1">
          <table:table-cell office:value-type="string" calcext:value-type="string">
            <text:p>Bruce Thompson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abor Commissioner</text:p>
          </table:table-cell>
          <table:table-cell office:value-type="float" office:value="2028587" calcext:value-type="float">
            <text:p>2028587</text:p>
          </table:table-cell>
          <table:table-cell office:value-type="float" office:value="1763468" calcext:value-type="float">
            <text:p>1763468</text:p>
          </table:table-cell>
          <table:table-cell office:value-type="float" office:value="3892768" calcext:value-type="float">
            <text:p>3,892,768</text:p>
          </table:table-cell>
          <table:table-cell office:value-type="string" calcext:value-type="string">
            <text:p>William Boddie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7]-[.I37]" office:value-type="float" office:value="307343" calcext:value-type="float">
            <text:p>307343</text:p>
          </table:table-cell>
          <table:table-cell table:formula="of:=[.F37]-[.J37]" office:value-type="float" office:value="156253" calcext:value-type="float">
            <text:p>156253</text:p>
          </table:table-cell>
          <table:table-cell table:formula="of:=[.K37]-[.L37]" office:value-type="float" office:value="151090" calcext:value-type="float">
            <text:p>151090</text:p>
          </table:table-cell>
          <table:table-cell table:formula="of:=[.K37]/[.$G37]" office:value-type="float" office:value="0.0789523033481574" calcext:value-type="float">
            <text:p>0.078952303348157</text:p>
          </table:table-cell>
          <table:table-cell table:formula="of:=[.L37]/[.$G37]" office:value-type="float" office:value="0.0401393044743483" calcext:value-type="float">
            <text:p>0.040139304474348</text:p>
          </table:table-cell>
          <table:table-cell table:formula="of:=[.M37]/[.G37]" office:value-type="float" office:value="0.0388129988738091" calcext:value-type="float">
            <text:p>0.038812998873809</text:p>
          </table:table-cell>
          <table:table-cell table:formula="of:=[.M37]/MAX(1;SQRT(ABS([.M37])))" office:value-type="float" office:value="388.702971431915" calcext:value-type="float">
            <text:p>388.702971431915</text:p>
          </table:table-cell>
        </table:table-row>
        <table:table-row table:style-name="ro1">
          <table:table-cell office:value-type="string" calcext:value-type="string">
            <text:p>Richard Wood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Superintendant of Schools</text:p>
          </table:table-cell>
          <table:table-cell office:value-type="float" office:value="2114013" calcext:value-type="float">
            <text:p>2114013</text:p>
          </table:table-cell>
          <table:table-cell office:value-type="float" office:value="1785128" calcext:value-type="float">
            <text:p>1785128</text:p>
          </table:table-cell>
          <table:table-cell office:value-type="float" office:value="3899141" calcext:value-type="float">
            <text:p>3,899,141</text:p>
          </table:table-cell>
          <table:table-cell office:value-type="string" calcext:value-type="string">
            <text:p>Alisha Searcy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8]-[.I38]" office:value-type="float" office:value="392769" calcext:value-type="float">
            <text:p>392769</text:p>
          </table:table-cell>
          <table:table-cell table:formula="of:=[.F38]-[.J38]" office:value-type="float" office:value="177913" calcext:value-type="float">
            <text:p>177913</text:p>
          </table:table-cell>
          <table:table-cell table:formula="of:=[.K38]-[.L38]" office:value-type="float" office:value="214856" calcext:value-type="float">
            <text:p>214856</text:p>
          </table:table-cell>
          <table:table-cell table:formula="of:=[.K38]/[.$G38]" office:value-type="float" office:value="0.100732186909886" calcext:value-type="float">
            <text:p>0.100732186909886</text:p>
          </table:table-cell>
          <table:table-cell table:formula="of:=[.L38]/[.$G38]" office:value-type="float" office:value="0.0456287679773571" calcext:value-type="float">
            <text:p>0.045628767977357</text:p>
          </table:table-cell>
          <table:table-cell table:formula="of:=[.M38]/[.G38]" office:value-type="float" office:value="0.055103418932529" calcext:value-type="float">
            <text:p>0.055103418932529</text:p>
          </table:table-cell>
          <table:table-cell table:formula="of:=[.M38]/MAX(1;SQRT(ABS([.M38])))" office:value-type="float" office:value="463.525619572425" calcext:value-type="float">
            <text:p>463.525619572425</text:p>
          </table:table-cell>
        </table:table-row>
        <table:table-row table:style-name="ro1">
          <table:table-cell office:value-type="string" calcext:value-type="string">
            <text:p>John King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surance and Fire Safety Commissioner</text:p>
          </table:table-cell>
          <table:table-cell office:value-type="float" office:value="2105670" calcext:value-type="float">
            <text:p>2105670</text:p>
          </table:table-cell>
          <table:table-cell office:value-type="float" office:value="1784648" calcext:value-type="float">
            <text:p>1784648</text:p>
          </table:table-cell>
          <table:table-cell office:value-type="float" office:value="3890318" calcext:value-type="float">
            <text:p>3,890,318</text:p>
          </table:table-cell>
          <table:table-cell office:value-type="string" calcext:value-type="string">
            <text:p>Janice Robinson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39]-[.I39]" office:value-type="float" office:value="384426" calcext:value-type="float">
            <text:p>384426</text:p>
          </table:table-cell>
          <table:table-cell table:formula="of:=[.F39]-[.J39]" office:value-type="float" office:value="177433" calcext:value-type="float">
            <text:p>177433</text:p>
          </table:table-cell>
          <table:table-cell table:formula="of:=[.K39]-[.L39]" office:value-type="float" office:value="206993" calcext:value-type="float">
            <text:p>206993</text:p>
          </table:table-cell>
          <table:table-cell table:formula="of:=[.K39]/[.$G39]" office:value-type="float" office:value="0.0988160864998697" calcext:value-type="float">
            <text:p>0.09881608649987</text:p>
          </table:table-cell>
          <table:table-cell table:formula="of:=[.L39]/[.$G39]" office:value-type="float" office:value="0.0456088679640071" calcext:value-type="float">
            <text:p>0.045608867964007</text:p>
          </table:table-cell>
          <table:table-cell table:formula="of:=[.M39]/[.G39]" office:value-type="float" office:value="0.0532072185358626" calcext:value-type="float">
            <text:p>0.053207218535863</text:p>
          </table:table-cell>
          <table:table-cell table:formula="of:=[.M39]/MAX(1;SQRT(ABS([.M39])))" office:value-type="float" office:value="454.964833805867" calcext:value-type="float">
            <text:p>454.96483380586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House</text:p>
          </table:table-cell>
          <table:table-cell office:value-type="float" office:value="1919529" calcext:value-type="float">
            <text:p>1919529</text:p>
          </table:table-cell>
          <table:table-cell office:value-type="float" office:value="1699549" calcext:value-type="float">
            <text:p>1699549</text:p>
          </table:table-cell>
          <table:table-cell table:formula="of:=[.F40]+[.E40]" office:value-type="float" office:value="3619078" calcext:value-type="float">
            <text:p>3,619,078</text:p>
          </table:table-cell>
          <table:table-cell office:value-type="string" calcext:value-type="string">
            <text:p>Generic D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40]-[.I40]" office:value-type="float" office:value="198285" calcext:value-type="float">
            <text:p>198285</text:p>
          </table:table-cell>
          <table:table-cell table:formula="of:=[.F40]-[.J40]" office:value-type="float" office:value="92334" calcext:value-type="float">
            <text:p>92334</text:p>
          </table:table-cell>
          <table:table-cell table:formula="of:=[.K40]-[.L40]" office:value-type="float" office:value="105951" calcext:value-type="float">
            <text:p>105951</text:p>
          </table:table-cell>
          <table:table-cell table:formula="of:=[.K40]/[.$G40]" office:value-type="float" office:value="0.0547888163780941" calcext:value-type="float">
            <text:p>0.054788816378094</text:p>
          </table:table-cell>
          <table:table-cell table:formula="of:=[.L40]/[.$G40]" office:value-type="float" office:value="0.0255131279292682" calcext:value-type="float">
            <text:p>0.025513127929268</text:p>
          </table:table-cell>
          <table:table-cell table:formula="of:=[.M40]/[.G40]" office:value-type="float" office:value="0.0292756884488259" calcext:value-type="float">
            <text:p>0.029275688448826</text:p>
          </table:table-cell>
          <table:table-cell table:formula="of:=[.M40]/MAX(1;SQRT(ABS([.M40])))" office:value-type="float" office:value="325.501152071694" calcext:value-type="float">
            <text:p>325.50115207169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Senate</text:p>
          </table:table-cell>
          <table:table-cell office:value-type="float" office:value="1985311" calcext:value-type="float">
            <text:p>1985311</text:p>
          </table:table-cell>
          <table:table-cell office:value-type="float" office:value="1607215" calcext:value-type="float">
            <text:p>1607215</text:p>
          </table:table-cell>
          <table:table-cell table:formula="of:=[.E41]/0.5528" office:value-type="float" office:value="3591373.01013025" calcext:value-type="float">
            <text:p>3,591,373</text:p>
          </table:table-cell>
          <table:table-cell office:value-type="string" calcext:value-type="string">
            <text:p>Generic D</text:p>
          </table:table-cell>
          <table:table-cell table:formula="of:=MIN([.E$30:.E$41])" office:value-type="float" office:value="1721244" calcext:value-type="float">
            <text:p>1721244</text:p>
          </table:table-cell>
          <table:table-cell table:formula="of:=MIN([.F$30:.F$41])" office:value-type="float" office:value="1607215" calcext:value-type="float">
            <text:p>1607215</text:p>
          </table:table-cell>
          <table:table-cell table:formula="of:=[.E41]-[.I41]" office:value-type="float" office:value="264067" calcext:value-type="float">
            <text:p>264067</text:p>
          </table:table-cell>
          <table:table-cell table:formula="of:=[.F41]-[.J41]" office:value-type="float" office:value="0" calcext:value-type="float">
            <text:p>0</text:p>
          </table:table-cell>
          <table:table-cell table:formula="of:=[.K41]-[.L41]" office:value-type="float" office:value="264067" calcext:value-type="float">
            <text:p>264067</text:p>
          </table:table-cell>
          <table:table-cell table:formula="of:=[.K41]/[.$G41]" office:value-type="float" office:value="0.073528146270282" calcext:value-type="float">
            <text:p>0.073528146270282</text:p>
          </table:table-cell>
          <table:table-cell table:formula="of:=[.L41]/[.$G41]" office:value-type="float" office:value="0" calcext:value-type="float">
            <text:p>0</text:p>
          </table:table-cell>
          <table:table-cell table:formula="of:=[.M41]/[.G41]" office:value-type="float" office:value="0.073528146270282" calcext:value-type="float">
            <text:p>0.073528146270282</text:p>
          </table:table-cell>
          <table:table-cell table:formula="of:=[.M41]/MAX(1;SQRT(ABS([.M41])))" office:value-type="float" office:value="513.874498297006" calcext:value-type="float">
            <text:p>513.874498297006</text:p>
          </table:table-cell>
        </table:table-row>
        <table:table-row table:style-name="ro1">
          <table:table-cell office:value-type="string" calcext:value-type="string">
            <text:p>Glenn Youngkin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vernor</text:p>
          </table:table-cell>
          <table:table-cell office:value-type="float" office:value="1663158" calcext:value-type="float">
            <text:p>1663158</text:p>
          </table:table-cell>
          <table:table-cell office:value-type="float" office:value="1599470" calcext:value-type="float">
            <text:p>1599470</text:p>
          </table:table-cell>
          <table:table-cell office:value-type="float" office:value="3288327" calcext:value-type="float">
            <text:p>3,288,327</text:p>
          </table:table-cell>
          <table:table-cell office:value-type="string" calcext:value-type="string">
            <text:p>Terry McAuliffe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2]-[.I42]" office:value-type="float" office:value="16058" calcext:value-type="float">
            <text:p>16058</text:p>
          </table:table-cell>
          <table:table-cell table:formula="of:=[.F42]-[.J42]" office:value-type="float" office:value="62961" calcext:value-type="float">
            <text:p>62961</text:p>
          </table:table-cell>
          <table:table-cell table:formula="of:=[.K42]-[.L42]" office:value-type="float" office:value="-46903" calcext:value-type="float">
            <text:p>-46903</text:p>
          </table:table-cell>
          <table:table-cell table:formula="of:=[.K42]/[.$G42]" office:value-type="float" office:value="0.00488333429126726" calcext:value-type="float">
            <text:p>0.004883334291267</text:p>
          </table:table-cell>
          <table:table-cell table:formula="of:=[.L42]/[.$G42]" office:value-type="float" office:value="0.0191468184277294" calcext:value-type="float">
            <text:p>0.019146818427729</text:p>
          </table:table-cell>
          <table:table-cell table:formula="of:=[.M42]/[.G42]" office:value-type="float" office:value="-0.0142634841364621" calcext:value-type="float">
            <text:p>-0.014263484136462</text:p>
          </table:table-cell>
          <table:table-cell table:formula="of:=[.M42]/MAX(1;SQRT(ABS([.M42])))" office:value-type="float" office:value="-216.571004522766" calcext:value-type="float">
            <text:p>-216.571004522766</text:p>
          </table:table-cell>
        </table:table-row>
        <table:table-row table:style-name="ro1">
          <table:table-cell office:value-type="string" calcext:value-type="string">
            <text:p>Winsome Sear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eutenant Governor</text:p>
          </table:table-cell>
          <table:table-cell office:value-type="float" office:value="1658332" calcext:value-type="float">
            <text:p>1658332</text:p>
          </table:table-cell>
          <table:table-cell office:value-type="float" office:value="1608030" calcext:value-type="float">
            <text:p>1608030</text:p>
          </table:table-cell>
          <table:table-cell office:value-type="float" office:value="3270169" calcext:value-type="float">
            <text:p>3,270,169</text:p>
          </table:table-cell>
          <table:table-cell office:value-type="string" calcext:value-type="string">
            <text:p>Hala Ayala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3]-[.I43]" office:value-type="float" office:value="11232" calcext:value-type="float">
            <text:p>11232</text:p>
          </table:table-cell>
          <table:table-cell table:formula="of:=[.F43]-[.J43]" office:value-type="float" office:value="71521" calcext:value-type="float">
            <text:p>71521</text:p>
          </table:table-cell>
          <table:table-cell table:formula="of:=[.K43]-[.L43]" office:value-type="float" office:value="-60289" calcext:value-type="float">
            <text:p>-60289</text:p>
          </table:table-cell>
          <table:table-cell table:formula="of:=[.K43]/[.$G43]" office:value-type="float" office:value="0.00343468487408449" calcext:value-type="float">
            <text:p>0.003434684874084</text:p>
          </table:table-cell>
          <table:table-cell table:formula="of:=[.L43]/[.$G43]" office:value-type="float" office:value="0.0218707351210289" calcext:value-type="float">
            <text:p>0.021870735121029</text:p>
          </table:table-cell>
          <table:table-cell table:formula="of:=[.M43]/[.G43]" office:value-type="float" office:value="-0.0184360502469444" calcext:value-type="float">
            <text:p>-0.018436050246945</text:p>
          </table:table-cell>
          <table:table-cell table:formula="of:=[.M43]/MAX(1;SQRT(ABS([.M43])))" office:value-type="float" office:value="-245.53818440316" calcext:value-type="float">
            <text:p>-245.53818440316</text:p>
          </table:table-cell>
        </table:table-row>
        <table:table-row table:style-name="ro1">
          <table:table-cell office:value-type="string" calcext:value-type="string">
            <text:p>Jason Miyare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ttorney General</text:p>
          </table:table-cell>
          <table:table-cell office:value-type="float" office:value="1647100" calcext:value-type="float">
            <text:p>1647100</text:p>
          </table:table-cell>
          <table:table-cell office:value-type="float" office:value="1620564" calcext:value-type="float">
            <text:p>1620564</text:p>
          </table:table-cell>
          <table:table-cell office:value-type="float" office:value="3270659" calcext:value-type="float">
            <text:p>3,270,659</text:p>
          </table:table-cell>
          <table:table-cell office:value-type="string" calcext:value-type="string">
            <text:p>Mark Herring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4]-[.I44]" office:value-type="float" office:value="0" calcext:value-type="float">
            <text:p>0</text:p>
          </table:table-cell>
          <table:table-cell table:formula="of:=[.F44]-[.J44]" office:value-type="float" office:value="84055" calcext:value-type="float">
            <text:p>84055</text:p>
          </table:table-cell>
          <table:table-cell table:formula="of:=[.K44]-[.L44]" office:value-type="float" office:value="-84055" calcext:value-type="float">
            <text:p>-84055</text:p>
          </table:table-cell>
          <table:table-cell table:formula="of:=[.K44]/[.$G44]" office:value-type="float" office:value="0" calcext:value-type="float">
            <text:p>0</text:p>
          </table:table-cell>
          <table:table-cell table:formula="of:=[.L44]/[.$G44]" office:value-type="float" office:value="0.025699713727417" calcext:value-type="float">
            <text:p>0.025699713727417</text:p>
          </table:table-cell>
          <table:table-cell table:formula="of:=[.M44]/[.G44]" office:value-type="float" office:value="-0.025699713727417" calcext:value-type="float">
            <text:p>-0.025699713727417</text:p>
          </table:table-cell>
          <table:table-cell table:formula="of:=[.M44]/MAX(1;SQRT(ABS([.M44])))" office:value-type="float" office:value="-289.922403411672" calcext:value-type="float">
            <text:p>-289.92240341167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irginia House</text:p>
          </table:table-cell>
          <table:table-cell office:value-type="float" office:value="1666569" calcext:value-type="float">
            <text:p>1666569</text:p>
          </table:table-cell>
          <table:table-cell office:value-type="float" office:value="1536509" calcext:value-type="float">
            <text:p>1536509</text:p>
          </table:table-cell>
          <table:table-cell table:formula="of:=[.E45]/0.516" office:value-type="float" office:value="3229784.88372093" calcext:value-type="float">
            <text:p>3,229,785</text:p>
          </table:table-cell>
          <table:table-cell office:value-type="string" calcext:value-type="string">
            <text:p>Generic D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5]-[.I45]" office:value-type="float" office:value="19469" calcext:value-type="float">
            <text:p>19469</text:p>
          </table:table-cell>
          <table:table-cell table:formula="of:=[.F45]-[.J45]" office:value-type="float" office:value="0" calcext:value-type="float">
            <text:p>0</text:p>
          </table:table-cell>
          <table:table-cell table:formula="of:=[.K45]-[.L45]" office:value-type="float" office:value="19469" calcext:value-type="float">
            <text:p>19469</text:p>
          </table:table-cell>
          <table:table-cell table:formula="of:=[.K45]/[.$G45]" office:value-type="float" office:value="0.0060279556382004" calcext:value-type="float">
            <text:p>0.0060279556382</text:p>
          </table:table-cell>
          <table:table-cell table:formula="of:=[.L45]/[.$G45]" office:value-type="float" office:value="0" calcext:value-type="float">
            <text:p>0</text:p>
          </table:table-cell>
          <table:table-cell table:formula="of:=[.M45]/[.G45]" office:value-type="float" office:value="0.0060279556382004" calcext:value-type="float">
            <text:p>0.0060279556382</text:p>
          </table:table-cell>
          <table:table-cell table:formula="of:=[.M45]/MAX(1;SQRT(ABS([.M45])))" office:value-type="float" office:value="139.531358482601" calcext:value-type="float">
            <text:p>139.53135848260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77808" calcext:value-type="float">
            <text:p>277808</text:p>
          </table:table-cell>
          <table:table-cell office:value-type="float" office:value="339027" calcext:value-type="float">
            <text:p>339027</text:p>
          </table:table-cell>
          <table:table-cell table:formula="of:=[.F46]/0.549" office:value-type="float" office:value="617535.519125683" calcext:value-type="float">
            <text:p>617,536</text:p>
          </table:table-cell>
          <table:table-cell office:value-type="string" calcext:value-type="string">
            <text:p>Generic D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6]-[.I46]" office:value-type="float" office:value="-1369292" calcext:value-type="float">
            <text:p>-1369292</text:p>
          </table:table-cell>
          <table:table-cell table:formula="of:=[.F46]-[.J46]" office:value-type="float" office:value="-1197482" calcext:value-type="float">
            <text:p>-1197482</text:p>
          </table:table-cell>
          <table:table-cell table:formula="of:=[.K46]-[.L46]" office:value-type="float" office:value="-171810" calcext:value-type="float">
            <text:p>-171810</text:p>
          </table:table-cell>
          <table:table-cell table:formula="of:=[.K46]/[.$G46]" office:value-type="float" office:value="-2.21734937925298" calcext:value-type="float">
            <text:p>-2.21734937925298</text:p>
          </table:table-cell>
          <table:table-cell table:formula="of:=[.L46]/[.$G46]" office:value-type="float" office:value="-1.93913056482227" calcext:value-type="float">
            <text:p>-1.93913056482227</text:p>
          </table:table-cell>
          <table:table-cell table:formula="of:=[.M46]/[.G46]" office:value-type="float" office:value="-0.278218814430709" calcext:value-type="float">
            <text:p>-0.278218814430709</text:p>
          </table:table-cell>
          <table:table-cell table:formula="of:=[.M46]/MAX(1;SQRT(ABS([.M46])))" office:value-type="float" office:value="-414.499698431736" calcext:value-type="float">
            <text:p>-414.499698431736</text:p>
          </table:table-cell>
        </table:table-row>
        <table:table-row table:style-name="ro1">
          <table:table-cell office:value-type="string" calcext:value-type="string">
            <text:p>Chris Sununu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352982" calcext:value-type="float">
            <text:p>352982</text:p>
          </table:table-cell>
          <table:table-cell office:value-type="float" office:value="256774" calcext:value-type="float">
            <text:p>256774</text:p>
          </table:table-cell>
          <table:table-cell office:value-type="float" office:value="619135" calcext:value-type="float">
            <text:p>619,135</text:p>
          </table:table-cell>
          <table:table-cell office:value-type="string" calcext:value-type="string">
            <text:p>Tom Sherman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7]-[.I47]" office:value-type="float" office:value="-1294118" calcext:value-type="float">
            <text:p>-1294118</text:p>
          </table:table-cell>
          <table:table-cell table:formula="of:=[.F47]-[.J47]" office:value-type="float" office:value="-1279735" calcext:value-type="float">
            <text:p>-1279735</text:p>
          </table:table-cell>
          <table:table-cell table:formula="of:=[.K47]-[.L47]" office:value-type="float" office:value="-14383" calcext:value-type="float">
            <text:p>-14383</text:p>
          </table:table-cell>
          <table:table-cell table:formula="of:=[.K47]/[.$G47]" office:value-type="float" office:value="-2.09020326746186" calcext:value-type="float">
            <text:p>-2.09020326746186</text:p>
          </table:table-cell>
          <table:table-cell table:formula="of:=[.L47]/[.$G47]" office:value-type="float" office:value="-2.06697246965524" calcext:value-type="float">
            <text:p>-2.06697246965524</text:p>
          </table:table-cell>
          <table:table-cell table:formula="of:=[.M47]/[.G47]" office:value-type="float" office:value="-0.0232307978066173" calcext:value-type="float">
            <text:p>-0.023230797806617</text:p>
          </table:table-cell>
          <table:table-cell table:formula="of:=[.M47]/MAX(1;SQRT(ABS([.M47])))" office:value-type="float" office:value="-119.929145748646" calcext:value-type="float">
            <text:p>-119.929145748646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xecutive Council</text:p>
          </table:table-cell>
          <table:table-cell table:formula="of:=63230+49428+69898+58123+61044" office:value-type="float" office:value="301723" calcext:value-type="float">
            <text:p>301723</text:p>
          </table:table-cell>
          <table:table-cell table:formula="of:=55692+52858+61506+74107+59060" office:value-type="float" office:value="303223" calcext:value-type="float">
            <text:p>303223</text:p>
          </table:table-cell>
          <table:table-cell table:formula="of:=[.F48]+[.E48]" office:value-type="float" office:value="604946" calcext:value-type="float">
            <text:p>604,946</text:p>
          </table:table-cell>
          <table:table-cell office:value-type="string" calcext:value-type="string">
            <text:p>Generic D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8]-[.I48]" office:value-type="float" office:value="-1345377" calcext:value-type="float">
            <text:p>-1345377</text:p>
          </table:table-cell>
          <table:table-cell table:formula="of:=[.F48]-[.J48]" office:value-type="float" office:value="-1233286" calcext:value-type="float">
            <text:p>-1233286</text:p>
          </table:table-cell>
          <table:table-cell table:formula="of:=[.K48]-[.L48]" office:value-type="float" office:value="-112091" calcext:value-type="float">
            <text:p>-112091</text:p>
          </table:table-cell>
          <table:table-cell table:formula="of:=[.K48]/[.$G48]" office:value-type="float" office:value="-2.22396213876941" calcext:value-type="float">
            <text:p>-2.22396213876941</text:p>
          </table:table-cell>
          <table:table-cell table:formula="of:=[.L48]/[.$G48]" office:value-type="float" office:value="-2.03867122024115" calcext:value-type="float">
            <text:p>-2.03867122024115</text:p>
          </table:table-cell>
          <table:table-cell table:formula="of:=[.M48]/[.G48]" office:value-type="float" office:value="-0.185290918528265" calcext:value-type="float">
            <text:p>-0.185290918528265</text:p>
          </table:table-cell>
          <table:table-cell table:formula="of:=[.M48]/MAX(1;SQRT(ABS([.M48])))" office:value-type="float" office:value="-334.799940262838" calcext:value-type="float">
            <text:p>-334.799940262838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w Hampshire Senate</text:p>
          </table:table-cell>
          <table:table-cell office:value-type="float" office:value="293304" calcext:value-type="float">
            <text:p>293304</text:p>
          </table:table-cell>
          <table:table-cell office:value-type="float" office:value="299361" calcext:value-type="float">
            <text:p>299361</text:p>
          </table:table-cell>
          <table:table-cell table:formula="of:=[.E49]/0.495" office:value-type="float" office:value="592533.333333333" calcext:value-type="float">
            <text:p>592,533</text:p>
          </table:table-cell>
          <table:table-cell office:value-type="string" calcext:value-type="string">
            <text:p>Generic D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49]-[.I49]" office:value-type="float" office:value="-1353796" calcext:value-type="float">
            <text:p>-1353796</text:p>
          </table:table-cell>
          <table:table-cell table:formula="of:=[.F49]-[.J49]" office:value-type="float" office:value="-1237148" calcext:value-type="float">
            <text:p>-1237148</text:p>
          </table:table-cell>
          <table:table-cell table:formula="of:=[.K49]-[.L49]" office:value-type="float" office:value="-116648" calcext:value-type="float">
            <text:p>-116648</text:p>
          </table:table-cell>
          <table:table-cell table:formula="of:=[.K49]/[.$G49]" office:value-type="float" office:value="-2.28475922592259" calcext:value-type="float">
            <text:p>-2.28475922592259</text:p>
          </table:table-cell>
          <table:table-cell table:formula="of:=[.L49]/[.$G49]" office:value-type="float" office:value="-2.08789603960396" calcext:value-type="float">
            <text:p>-2.08789603960396</text:p>
          </table:table-cell>
          <table:table-cell table:formula="of:=[.M49]/[.G49]" office:value-type="float" office:value="-0.196863186318632" calcext:value-type="float">
            <text:p>-0.196863186318632</text:p>
          </table:table-cell>
          <table:table-cell table:formula="of:=[.M49]/MAX(1;SQRT(ABS([.M49])))" office:value-type="float" office:value="-341.537699236848" calcext:value-type="float">
            <text:p>-341.537699236848</text:p>
          </table:table-cell>
        </table:table-row>
        <table:table-row table:style-name="ro1">
          <table:table-cell office:value-type="string" calcext:value-type="string">
            <text:p>Don Bolduc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75928" calcext:value-type="float">
            <text:p>275928</text:p>
          </table:table-cell>
          <table:table-cell office:value-type="float" office:value="332193" calcext:value-type="float">
            <text:p>332193</text:p>
          </table:table-cell>
          <table:table-cell table:formula="of:=[.F50]/0.535" office:value-type="float" office:value="620921.495327103" calcext:value-type="float">
            <text:p>620,921</text:p>
          </table:table-cell>
          <table:table-cell office:value-type="string" calcext:value-type="string">
            <text:p>Maggie Hassan</text:p>
          </table:table-cell>
          <table:table-cell table:formula="of:=MIN([.E$42:.E$45])" office:value-type="float" office:value="1647100" calcext:value-type="float">
            <text:p>1647100</text:p>
          </table:table-cell>
          <table:table-cell table:formula="of:=MIN([.F$42:.F$45])" office:value-type="float" office:value="1536509" calcext:value-type="float">
            <text:p>1536509</text:p>
          </table:table-cell>
          <table:table-cell table:formula="of:=[.E50]-[.I50]" office:value-type="float" office:value="-1371172" calcext:value-type="float">
            <text:p>-1371172</text:p>
          </table:table-cell>
          <table:table-cell table:formula="of:=[.F50]-[.J50]" office:value-type="float" office:value="-1204316" calcext:value-type="float">
            <text:p>-1204316</text:p>
          </table:table-cell>
          <table:table-cell table:formula="of:=[.K50]-[.L50]" office:value-type="float" office:value="-166856" calcext:value-type="float">
            <text:p>-166856</text:p>
          </table:table-cell>
          <table:table-cell table:formula="of:=[.K50]/[.$G50]" office:value-type="float" office:value="-2.20828560505489" calcext:value-type="float">
            <text:p>-2.20828560505489</text:p>
          </table:table-cell>
          <table:table-cell table:formula="of:=[.L50]/[.$G50]" office:value-type="float" office:value="-1.93956242304925" calcext:value-type="float">
            <text:p>-1.93956242304925</text:p>
          </table:table-cell>
          <table:table-cell table:formula="of:=[.M50]/[.G50]" office:value-type="float" office:value="-0.268723182005641" calcext:value-type="float">
            <text:p>-0.268723182005641</text:p>
          </table:table-cell>
          <table:table-cell table:formula="of:=[.M50]/MAX(1;SQRT(ABS([.M50])))" office:value-type="float" office:value="-408.480109674878" calcext:value-type="float">
            <text:p>-408.480109674878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74223975" calcext:value-type="float">
            <text:p>74223975</text:p>
          </table:table-cell>
          <table:table-cell office:value-type="float" office:value="81283501" calcext:value-type="float">
            <text:p>81283501</text:p>
          </table:table-cell>
          <table:table-cell table:style-name="Default" office:value-type="float" office:value="158429631" calcext:value-type="float">
            <text:p>158429631</text:p>
          </table:table-cell>
          <table:table-cell office:value-type="string" calcext:value-type="string">
            <text:p>Joe Biden</text:p>
          </table:table-cell>
          <table:table-cell table:formula="of:=MIN([.E$51:.E$52])" office:value-type="float" office:value="72760036" calcext:value-type="float">
            <text:p>72760036</text:p>
          </table:table-cell>
          <table:table-cell table:formula="of:=MIN([.F$51:.F$52])" office:value-type="float" office:value="77529619" calcext:value-type="float">
            <text:p>77529619</text:p>
          </table:table-cell>
          <table:table-cell table:formula="of:=[.E51]-[.I51]" office:value-type="float" office:value="1463939" calcext:value-type="float">
            <text:p>1463939</text:p>
          </table:table-cell>
          <table:table-cell table:formula="of:=[.F51]-[.J51]" office:value-type="float" office:value="3753882" calcext:value-type="float">
            <text:p>3753882</text:p>
          </table:table-cell>
          <table:table-cell table:formula="of:=[.K51]-[.L51]" office:value-type="float" office:value="-2289943" calcext:value-type="float">
            <text:p>-2289943</text:p>
          </table:table-cell>
          <table:table-cell table:formula="of:=[.K51]/[.$G51]" office:value-type="float" office:value="0.00924031060831039" calcext:value-type="float">
            <text:p>0.00924031060831</text:p>
          </table:table-cell>
          <table:table-cell table:formula="of:=[.L51]/[.$G51]" office:value-type="float" office:value="0.0236943176368315" calcext:value-type="float">
            <text:p>0.023694317636832</text:p>
          </table:table-cell>
          <table:table-cell table:formula="of:=[.M51]/[.G51]" office:value-type="float" office:value="-0.0144540070285211" calcext:value-type="float">
            <text:p>-0.014454007028521</text:p>
          </table:table-cell>
          <table:table-cell table:formula="of:=[.M51]/MAX(1;SQRT(ABS([.M51])))" office:value-type="float" office:value="-1513.25576159485" calcext:value-type="float">
            <text:p>-1513.2557615948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use of Representatives</text:p>
          </table:table-cell>
          <table:table-cell office:value-type="float" office:value="72760036" calcext:value-type="float">
            <text:p>72760036</text:p>
          </table:table-cell>
          <table:table-cell office:value-type="float" office:value="77529619" calcext:value-type="float">
            <text:p>77529619</text:p>
          </table:table-cell>
          <table:table-cell table:style-name="Default" table:formula="of:=[.F52]/0.508" office:value-type="float" office:value="152617360.23622" calcext:value-type="float">
            <text:p>152617360.23622</text:p>
          </table:table-cell>
          <table:table-cell office:value-type="string" calcext:value-type="string">
            <text:p>Generic D</text:p>
          </table:table-cell>
          <table:table-cell table:formula="of:=MIN([.E$51:.E$52])" office:value-type="float" office:value="72760036" calcext:value-type="float">
            <text:p>72760036</text:p>
          </table:table-cell>
          <table:table-cell table:formula="of:=MIN([.F$51:.F$52])" office:value-type="float" office:value="77529619" calcext:value-type="float">
            <text:p>77529619</text:p>
          </table:table-cell>
          <table:table-cell table:formula="of:=[.E52]-[.I52]" office:value-type="float" office:value="0" calcext:value-type="float">
            <text:p>0</text:p>
          </table:table-cell>
          <table:table-cell table:formula="of:=[.F52]-[.J52]" office:value-type="float" office:value="0" calcext:value-type="float">
            <text:p>0</text:p>
          </table:table-cell>
          <table:table-cell table:formula="of:=[.K52]-[.L52]" office:value-type="float" office:value="0" calcext:value-type="float">
            <text:p>0</text:p>
          </table:table-cell>
          <table:table-cell table:formula="of:=[.K52]/[.$G52]" office:value-type="float" office:value="0" calcext:value-type="float">
            <text:p>0</text:p>
          </table:table-cell>
          <table:table-cell table:formula="of:=[.L52]/[.$G52]" office:value-type="float" office:value="0" calcext:value-type="float">
            <text:p>0</text:p>
          </table:table-cell>
          <table:table-cell table:formula="of:=[.M52]/[.G52]" office:value-type="float" office:value="0" calcext:value-type="float">
            <text:p>0</text:p>
          </table:table-cell>
          <table:table-cell table:formula="of:=[.M52]/MAX(1;SQRT(ABS([.M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t Romney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esidency</text:p>
          </table:table-cell>
          <table:table-cell office:value-type="float" office:value="1420543" calcext:value-type="float">
            <text:p>1420543</text:p>
          </table:table-cell>
          <table:table-cell office:value-type="float" office:value="1152887" calcext:value-type="float">
            <text:p>1152887</text:p>
          </table:table-cell>
          <table:table-cell office:value-type="float" office:value="2624534" calcext:value-type="float">
            <text:p>2,624,534</text:p>
          </table:table-cell>
          <table:table-cell office:value-type="string" calcext:value-type="string">
            <text:p>Barack Obama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3]-[.I53]" office:value-type="float" office:value="286922" calcext:value-type="float">
            <text:p>286922</text:p>
          </table:table-cell>
          <table:table-cell table:formula="of:=[.F53]-[.J53]" office:value-type="float" office:value="151597" calcext:value-type="float">
            <text:p>151597</text:p>
          </table:table-cell>
          <table:table-cell table:formula="of:=[.K53]-[.L53]" office:value-type="float" office:value="135325" calcext:value-type="float">
            <text:p>135325</text:p>
          </table:table-cell>
          <table:table-cell table:formula="of:=[.K53]/[.$G53]" office:value-type="float" office:value="0.10932302648775" calcext:value-type="float">
            <text:p>0.10932302648775</text:p>
          </table:table-cell>
          <table:table-cell table:formula="of:=[.L53]/[.$G53]" office:value-type="float" office:value="0.0577614921353657" calcext:value-type="float">
            <text:p>0.057761492135366</text:p>
          </table:table-cell>
          <table:table-cell table:formula="of:=[.M53]/[.G53]" office:value-type="float" office:value="0.0515615343523841" calcext:value-type="float">
            <text:p>0.051561534352384</text:p>
          </table:table-cell>
          <table:table-cell table:formula="of:=[.M53]/MAX(1;SQRT(ABS([.M53])))" office:value-type="float" office:value="367.865464538328" calcext:value-type="float">
            <text:p>367.865464538328</text:p>
          </table:table-cell>
        </table:table-row>
        <table:table-row table:style-name="ro1">
          <table:table-cell office:value-type="string" calcext:value-type="string">
            <text:p>Mike Pence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vernor</text:p>
          </table:table-cell>
          <table:table-cell office:value-type="float" office:value="1275424" calcext:value-type="float">
            <text:p>1275424</text:p>
          </table:table-cell>
          <table:table-cell office:value-type="float" office:value="1200016" calcext:value-type="float">
            <text:p>1200016</text:p>
          </table:table-cell>
          <table:table-cell office:value-type="float" office:value="2577329" calcext:value-type="float">
            <text:p>2,577,329</text:p>
          </table:table-cell>
          <table:table-cell office:value-type="string" calcext:value-type="string">
            <text:p>John Gregg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4]-[.I54]" office:value-type="float" office:value="141803" calcext:value-type="float">
            <text:p>141803</text:p>
          </table:table-cell>
          <table:table-cell table:formula="of:=[.F54]-[.J54]" office:value-type="float" office:value="198726" calcext:value-type="float">
            <text:p>198726</text:p>
          </table:table-cell>
          <table:table-cell table:formula="of:=[.K54]-[.L54]" office:value-type="float" office:value="-56923" calcext:value-type="float">
            <text:p>-56923</text:p>
          </table:table-cell>
          <table:table-cell table:formula="of:=[.K54]/[.$G54]" office:value-type="float" office:value="0.0550193630692861" calcext:value-type="float">
            <text:p>0.055019363069286</text:p>
          </table:table-cell>
          <table:table-cell table:formula="of:=[.L54]/[.$G54]" office:value-type="float" office:value="0.0771054064110558" calcext:value-type="float">
            <text:p>0.077105406411056</text:p>
          </table:table-cell>
          <table:table-cell table:formula="of:=[.M54]/[.G54]" office:value-type="float" office:value="-0.0220860433417697" calcext:value-type="float">
            <text:p>-0.02208604334177</text:p>
          </table:table-cell>
          <table:table-cell table:formula="of:=[.M54]/MAX(1;SQRT(ABS([.M54])))" office:value-type="float" office:value="-238.585414474565" calcext:value-type="float">
            <text:p>-238.585414474565</text:p>
          </table:table-cell>
        </table:table-row>
        <table:table-row table:style-name="ro1">
          <table:table-cell office:value-type="string" calcext:value-type="string">
            <text:p>Richard Mourdock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 Senate</text:p>
          </table:table-cell>
          <table:table-cell office:value-type="float" office:value="1133621" calcext:value-type="float">
            <text:p>1133621</text:p>
          </table:table-cell>
          <table:table-cell office:value-type="float" office:value="1281181" calcext:value-type="float">
            <text:p>1281181</text:p>
          </table:table-cell>
          <table:table-cell office:value-type="float" office:value="2560102" calcext:value-type="float">
            <text:p>2,560,102</text:p>
          </table:table-cell>
          <table:table-cell office:value-type="string" calcext:value-type="string">
            <text:p>Joe Donnelly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5]-[.I55]" office:value-type="float" office:value="0" calcext:value-type="float">
            <text:p>0</text:p>
          </table:table-cell>
          <table:table-cell table:formula="of:=[.F55]-[.J55]" office:value-type="float" office:value="279891" calcext:value-type="float">
            <text:p>279891</text:p>
          </table:table-cell>
          <table:table-cell table:formula="of:=[.K55]-[.L55]" office:value-type="float" office:value="-279891" calcext:value-type="float">
            <text:p>-279891</text:p>
          </table:table-cell>
          <table:table-cell table:formula="of:=[.K55]/[.$G55]" office:value-type="float" office:value="0" calcext:value-type="float">
            <text:p>0</text:p>
          </table:table-cell>
          <table:table-cell table:formula="of:=[.L55]/[.$G55]" office:value-type="float" office:value="0.109328065834877" calcext:value-type="float">
            <text:p>0.109328065834877</text:p>
          </table:table-cell>
          <table:table-cell table:formula="of:=[.M55]/[.G55]" office:value-type="float" office:value="-0.109328065834877" calcext:value-type="float">
            <text:p>-0.109328065834877</text:p>
          </table:table-cell>
          <table:table-cell table:formula="of:=[.M55]/MAX(1;SQRT(ABS([.M55])))" office:value-type="float" office:value="-529.04725686842" calcext:value-type="float">
            <text:p>-529.0472568684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ouse of Representatives</text:p>
          </table:table-cell>
          <table:table-cell office:value-type="float" office:value="1351760" calcext:value-type="float">
            <text:p>1351760</text:p>
          </table:table-cell>
          <table:table-cell office:value-type="float" office:value="1142554" calcext:value-type="float">
            <text:p>1142554</text:p>
          </table:table-cell>
          <table:table-cell office:value-type="float" office:value="2553746" calcext:value-type="float">
            <text:p>2,553,746</text:p>
          </table:table-cell>
          <table:table-cell office:value-type="string" calcext:value-type="string">
            <text:p>Generic D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6]-[.I56]" office:value-type="float" office:value="218139" calcext:value-type="float">
            <text:p>218139</text:p>
          </table:table-cell>
          <table:table-cell table:formula="of:=[.F56]-[.J56]" office:value-type="float" office:value="141264" calcext:value-type="float">
            <text:p>141264</text:p>
          </table:table-cell>
          <table:table-cell table:formula="of:=[.K56]-[.L56]" office:value-type="float" office:value="76875" calcext:value-type="float">
            <text:p>76875</text:p>
          </table:table-cell>
          <table:table-cell table:formula="of:=[.K56]/[.$G56]" office:value-type="float" office:value="0.0854192233683381" calcext:value-type="float">
            <text:p>0.085419223368338</text:p>
          </table:table-cell>
          <table:table-cell table:formula="of:=[.L56]/[.$G56]" office:value-type="float" office:value="0.0553163862028565" calcext:value-type="float">
            <text:p>0.055316386202857</text:p>
          </table:table-cell>
          <table:table-cell table:formula="of:=[.M56]/[.G56]" office:value-type="float" office:value="0.0301028371654816" calcext:value-type="float">
            <text:p>0.030102837165482</text:p>
          </table:table-cell>
          <table:table-cell table:formula="of:=[.M56]/MAX(1;SQRT(ABS([.M56])))" office:value-type="float" office:value="277.263412660235" calcext:value-type="float">
            <text:p>277.263412660235</text:p>
          </table:table-cell>
        </table:table-row>
        <table:table-row table:style-name="ro1">
          <table:table-cell office:value-type="string" calcext:value-type="string">
            <text:p>Greg Zoelle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cretary of State</text:p>
          </table:table-cell>
          <table:table-cell office:value-type="float" office:value="1453334" calcext:value-type="float">
            <text:p>1453334</text:p>
          </table:table-cell>
          <table:table-cell office:value-type="float" office:value="1051504" calcext:value-type="float">
            <text:p>1051504</text:p>
          </table:table-cell>
          <table:table-cell table:formula="of:=[.F57]+[.E57]" office:value-type="float" office:value="2504838" calcext:value-type="float">
            <text:p>2,504,838</text:p>
          </table:table-cell>
          <table:table-cell office:value-type="string" calcext:value-type="string">
            <text:p>Kay Fleming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7]-[.I57]" office:value-type="float" office:value="319713" calcext:value-type="float">
            <text:p>319713</text:p>
          </table:table-cell>
          <table:table-cell table:formula="of:=[.F57]-[.J57]" office:value-type="float" office:value="50214" calcext:value-type="float">
            <text:p>50214</text:p>
          </table:table-cell>
          <table:table-cell table:formula="of:=[.K57]-[.L57]" office:value-type="float" office:value="269499" calcext:value-type="float">
            <text:p>269499</text:p>
          </table:table-cell>
          <table:table-cell table:formula="of:=[.K57]/[.$G57]" office:value-type="float" office:value="0.127638194565876" calcext:value-type="float">
            <text:p>0.127638194565876</text:p>
          </table:table-cell>
          <table:table-cell table:formula="of:=[.L57]/[.$G57]" office:value-type="float" office:value="0.0200468054221471" calcext:value-type="float">
            <text:p>0.020046805422147</text:p>
          </table:table-cell>
          <table:table-cell table:formula="of:=[.M57]/[.G57]" office:value-type="float" office:value="0.107591389143729" calcext:value-type="float">
            <text:p>0.107591389143729</text:p>
          </table:table-cell>
          <table:table-cell table:formula="of:=[.M57]/MAX(1;SQRT(ABS([.M57])))" office:value-type="float" office:value="519.132930953142" calcext:value-type="float">
            <text:p>519.132930953142</text:p>
          </table:table-cell>
        </table:table-row>
        <table:table-row table:style-name="ro1">
          <table:table-cell office:value-type="string" calcext:value-type="string">
            <text:p>Tony Bennett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intendant</text:p>
          </table:table-cell>
          <table:table-cell office:value-type="float" office:value="1190716" calcext:value-type="float">
            <text:p>1190716</text:p>
          </table:table-cell>
          <table:table-cell office:value-type="float" office:value="1332755" calcext:value-type="float">
            <text:p>1332755</text:p>
          </table:table-cell>
          <table:table-cell table:formula="of:=[.F58]+[.E58]" office:value-type="float" office:value="2523471" calcext:value-type="float">
            <text:p>2,523,471</text:p>
          </table:table-cell>
          <table:table-cell office:value-type="string" calcext:value-type="string">
            <text:p>Glenda Ritz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8]-[.I58]" office:value-type="float" office:value="57095" calcext:value-type="float">
            <text:p>57095</text:p>
          </table:table-cell>
          <table:table-cell table:formula="of:=[.F58]-[.J58]" office:value-type="float" office:value="331465" calcext:value-type="float">
            <text:p>331465</text:p>
          </table:table-cell>
          <table:table-cell table:formula="of:=[.K58]-[.L58]" office:value-type="float" office:value="-274370" calcext:value-type="float">
            <text:p>-274370</text:p>
          </table:table-cell>
          <table:table-cell table:formula="of:=[.K58]/[.$G58]" office:value-type="float" office:value="0.0226255819860819" calcext:value-type="float">
            <text:p>0.022625581986082</text:p>
          </table:table-cell>
          <table:table-cell table:formula="of:=[.L58]/[.$G58]" office:value-type="float" office:value="0.131352807303908" calcext:value-type="float">
            <text:p>0.131352807303908</text:p>
          </table:table-cell>
          <table:table-cell table:formula="of:=[.M58]/[.G58]" office:value-type="float" office:value="-0.108727225317826" calcext:value-type="float">
            <text:p>-0.108727225317826</text:p>
          </table:table-cell>
          <table:table-cell table:formula="of:=[.M58]/MAX(1;SQRT(ABS([.M58])))" office:value-type="float" office:value="-523.803398232581" calcext:value-type="float">
            <text:p>-523.80339823258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 House</text:p>
          </table:table-cell>
          <table:table-cell office:value-type="float" office:value="1345862" calcext:value-type="float">
            <text:p>1345862</text:p>
          </table:table-cell>
          <table:table-cell office:value-type="float" office:value="1001290" calcext:value-type="float">
            <text:p>1001290</text:p>
          </table:table-cell>
          <table:table-cell office:value-type="float" office:value="2372926" calcext:value-type="float">
            <text:p>2,372,926</text:p>
          </table:table-cell>
          <table:table-cell office:value-type="string" calcext:value-type="string">
            <text:p>Generic D</text:p>
          </table:table-cell>
          <table:table-cell table:formula="of:=MIN([.E$53:.E$59])" office:value-type="float" office:value="1133621" calcext:value-type="float">
            <text:p>1133621</text:p>
          </table:table-cell>
          <table:table-cell table:formula="of:=MIN([.F$53:.F$59])" office:value-type="float" office:value="1001290" calcext:value-type="float">
            <text:p>1001290</text:p>
          </table:table-cell>
          <table:table-cell table:formula="of:=[.E59]-[.I59]" office:value-type="float" office:value="212241" calcext:value-type="float">
            <text:p>212241</text:p>
          </table:table-cell>
          <table:table-cell table:formula="of:=[.F59]-[.J59]" office:value-type="float" office:value="0" calcext:value-type="float">
            <text:p>0</text:p>
          </table:table-cell>
          <table:table-cell table:formula="of:=[.K59]-[.L59]" office:value-type="float" office:value="212241" calcext:value-type="float">
            <text:p>212241</text:p>
          </table:table-cell>
          <table:table-cell table:formula="of:=[.K59]/[.$G59]" office:value-type="float" office:value="0.0894427386273318" calcext:value-type="float">
            <text:p>0.089442738627332</text:p>
          </table:table-cell>
          <table:table-cell table:formula="of:=[.L59]/[.$G59]" office:value-type="float" office:value="0" calcext:value-type="float">
            <text:p>0</text:p>
          </table:table-cell>
          <table:table-cell table:formula="of:=[.M59]/[.G59]" office:value-type="float" office:value="0.0894427386273318" calcext:value-type="float">
            <text:p>0.089442738627332</text:p>
          </table:table-cell>
          <table:table-cell table:formula="of:=[.M59]/MAX(1;SQRT(ABS([.M59])))" office:value-type="float" office:value="460.696212270082" calcext:value-type="float">
            <text:p>460.696212270082</text:p>
          </table:table-cell>
        </table:table-row>
        <table:table-row table:style-name="ro1">
          <table:table-cell office:value-type="string" calcext:value-type="string">
            <text:p>Nikki Haley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vernor</text:p>
          </table:table-cell>
          <table:table-cell office:value-type="float" office:value="696645" calcext:value-type="float">
            <text:p>696645</text:p>
          </table:table-cell>
          <table:table-cell office:value-type="float" office:value="516166" calcext:value-type="float">
            <text:p>516166</text:p>
          </table:table-cell>
          <table:table-cell table:style-name="Default" office:value-type="float" office:value="1246301" calcext:value-type="float">
            <text:p>1246301</text:p>
          </table:table-cell>
          <table:table-cell office:value-type="string" calcext:value-type="string">
            <text:p>Vincent Shaheen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0]-[.I60]" office:value-type="float" office:value="23703" calcext:value-type="float">
            <text:p>23703</text:p>
          </table:table-cell>
          <table:table-cell table:formula="of:=[.F60]-[.J60]" office:value-type="float" office:value="133958" calcext:value-type="float">
            <text:p>133958</text:p>
          </table:table-cell>
          <table:table-cell table:formula="of:=[.K60]-[.L60]" office:value-type="float" office:value="-110255" calcext:value-type="float">
            <text:p>-110255</text:p>
          </table:table-cell>
          <table:table-cell table:formula="of:=[.K60]/[.$G60]" office:value-type="float" office:value="0.0190186800780871" calcext:value-type="float">
            <text:p>0.019018680078087</text:p>
          </table:table-cell>
          <table:table-cell table:formula="of:=[.L60]/[.$G60]" office:value-type="float" office:value="0.107484468037818" calcext:value-type="float">
            <text:p>0.107484468037818</text:p>
          </table:table-cell>
          <table:table-cell table:formula="of:=[.M60]/[.G60]" office:value-type="float" office:value="-0.0884657879597304" calcext:value-type="float">
            <text:p>-0.088465787959731</text:p>
          </table:table-cell>
          <table:table-cell table:formula="of:=[.M60]/MAX(1;SQRT(ABS([.M60])))" office:value-type="float" office:value="-332.046683464841" calcext:value-type="float">
            <text:p>-332.046683464841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eutenant Governor</text:p>
          </table:table-cell>
          <table:table-cell office:value-type="float" office:value="726821" calcext:value-type="float">
            <text:p>726821</text:p>
          </table:table-cell>
          <table:table-cell office:value-type="float" office:value="508807" calcext:value-type="float">
            <text:p>508807</text:p>
          </table:table-cell>
          <table:table-cell table:style-name="Default" office:value-type="float" office:value="1237142" calcext:value-type="float">
            <text:p>1237142</text:p>
          </table:table-cell>
          <table:table-cell office:value-type="string" calcext:value-type="string">
            <text:p>Bakari Sellers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1]-[.I61]" office:value-type="float" office:value="53879" calcext:value-type="float">
            <text:p>53879</text:p>
          </table:table-cell>
          <table:table-cell table:formula="of:=[.F61]-[.J61]" office:value-type="float" office:value="126599" calcext:value-type="float">
            <text:p>126599</text:p>
          </table:table-cell>
          <table:table-cell table:formula="of:=[.K61]-[.L61]" office:value-type="float" office:value="-72720" calcext:value-type="float">
            <text:p>-72720</text:p>
          </table:table-cell>
          <table:table-cell table:formula="of:=[.K61]/[.$G61]" office:value-type="float" office:value="0.0435511849084422" calcext:value-type="float">
            <text:p>0.043551184908442</text:p>
          </table:table-cell>
          <table:table-cell table:formula="of:=[.L61]/[.$G61]" office:value-type="float" office:value="0.102331826095953" calcext:value-type="float">
            <text:p>0.102331826095953</text:p>
          </table:table-cell>
          <table:table-cell table:formula="of:=[.M61]/[.G61]" office:value-type="float" office:value="-0.0587806411875112" calcext:value-type="float">
            <text:p>-0.058780641187511</text:p>
          </table:table-cell>
          <table:table-cell table:formula="of:=[.M61]/MAX(1;SQRT(ABS([.M61])))" office:value-type="float" office:value="-269.666460650931" calcext:value-type="float">
            <text:p>-269.666460650931</text:p>
          </table:table-cell>
        </table:table-row>
        <table:table-row table:style-name="ro1">
          <table:table-cell office:value-type="string" calcext:value-type="string">
            <text:p>Alan Wilso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ttorney General</text:p>
          </table:table-cell>
          <table:table-cell office:value-type="float" office:value="738434" calcext:value-type="float">
            <text:p>738434</text:p>
          </table:table-cell>
          <table:table-cell office:value-type="float" office:value="486058" calcext:value-type="float">
            <text:p>486058</text:p>
          </table:table-cell>
          <table:table-cell table:style-name="Default" office:value-type="float" office:value="1225371" calcext:value-type="float">
            <text:p>1225371</text:p>
          </table:table-cell>
          <table:table-cell office:value-type="string" calcext:value-type="string">
            <text:p>Parnell Diggs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2]-[.I62]" office:value-type="float" office:value="65492" calcext:value-type="float">
            <text:p>65492</text:p>
          </table:table-cell>
          <table:table-cell table:formula="of:=[.F62]-[.J62]" office:value-type="float" office:value="103850" calcext:value-type="float">
            <text:p>103850</text:p>
          </table:table-cell>
          <table:table-cell table:formula="of:=[.K62]-[.L62]" office:value-type="float" office:value="-38358" calcext:value-type="float">
            <text:p>-38358</text:p>
          </table:table-cell>
          <table:table-cell table:formula="of:=[.K62]/[.$G62]" office:value-type="float" office:value="0.0534466704369534" calcext:value-type="float">
            <text:p>0.053446670436953</text:p>
          </table:table-cell>
          <table:table-cell table:formula="of:=[.L62]/[.$G62]" office:value-type="float" office:value="0.0847498431087401" calcext:value-type="float">
            <text:p>0.08474984310874</text:p>
          </table:table-cell>
          <table:table-cell table:formula="of:=[.M62]/[.G62]" office:value-type="float" office:value="-0.0313031726717867" calcext:value-type="float">
            <text:p>-0.031303172671787</text:p>
          </table:table-cell>
          <table:table-cell table:formula="of:=[.M62]/MAX(1;SQRT(ABS([.M62])))" office:value-type="float" office:value="-195.851984927394" calcext:value-type="float">
            <text:p>-195.851984927394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cretary of State</text:p>
          </table:table-cell>
          <table:table-cell office:value-type="float" office:value="730739" calcext:value-type="float">
            <text:p>730739</text:p>
          </table:table-cell>
          <table:table-cell office:value-type="float" office:value="496344" calcext:value-type="float">
            <text:p>496344</text:p>
          </table:table-cell>
          <table:table-cell table:style-name="Default" office:value-type="float" office:value="1227871" calcext:value-type="float">
            <text:p>1227871</text:p>
          </table:table-cell>
          <table:table-cell office:value-type="string" calcext:value-type="string">
            <text:p>Ginny Deerin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3]-[.I63]" office:value-type="float" office:value="57797" calcext:value-type="float">
            <text:p>57797</text:p>
          </table:table-cell>
          <table:table-cell table:formula="of:=[.F63]-[.J63]" office:value-type="float" office:value="114136" calcext:value-type="float">
            <text:p>114136</text:p>
          </table:table-cell>
          <table:table-cell table:formula="of:=[.K63]-[.L63]" office:value-type="float" office:value="-56339" calcext:value-type="float">
            <text:p>-56339</text:p>
          </table:table-cell>
          <table:table-cell table:formula="of:=[.K63]/[.$G63]" office:value-type="float" office:value="0.0470709056570275" calcext:value-type="float">
            <text:p>0.047070905657028</text:p>
          </table:table-cell>
          <table:table-cell table:formula="of:=[.L63]/[.$G63]" office:value-type="float" office:value="0.0929543901598784" calcext:value-type="float">
            <text:p>0.092954390159878</text:p>
          </table:table-cell>
          <table:table-cell table:formula="of:=[.M63]/[.G63]" office:value-type="float" office:value="-0.0458834845028509" calcext:value-type="float">
            <text:p>-0.045883484502851</text:p>
          </table:table-cell>
          <table:table-cell table:formula="of:=[.M63]/MAX(1;SQRT(ABS([.M63])))" office:value-type="float" office:value="-237.358378828303" calcext:value-type="float">
            <text:p>-237.358378828303</text:p>
          </table:table-cell>
        </table:table-row>
        <table:table-row table:style-name="ro1">
          <table:table-cell office:value-type="string" calcext:value-type="string">
            <text:p>Richard Eckstro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ptroller General</text:p>
          </table:table-cell>
          <table:table-cell office:value-type="float" office:value="728549" calcext:value-type="float">
            <text:p>728549</text:p>
          </table:table-cell>
          <table:table-cell office:value-type="float" office:value="489066" calcext:value-type="float">
            <text:p>489066</text:p>
          </table:table-cell>
          <table:table-cell table:style-name="Default" office:value-type="float" office:value="1218308" calcext:value-type="float">
            <text:p>1218308</text:p>
          </table:table-cell>
          <table:table-cell office:value-type="string" calcext:value-type="string">
            <text:p>Kyle Herbert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4]-[.I64]" office:value-type="float" office:value="55607" calcext:value-type="float">
            <text:p>55607</text:p>
          </table:table-cell>
          <table:table-cell table:formula="of:=[.F64]-[.J64]" office:value-type="float" office:value="106858" calcext:value-type="float">
            <text:p>106858</text:p>
          </table:table-cell>
          <table:table-cell table:formula="of:=[.K64]-[.L64]" office:value-type="float" office:value="-51251" calcext:value-type="float">
            <text:p>-51251</text:p>
          </table:table-cell>
          <table:table-cell table:formula="of:=[.K64]/[.$G64]" office:value-type="float" office:value="0.0456428095358481" calcext:value-type="float">
            <text:p>0.045642809535848</text:p>
          </table:table-cell>
          <table:table-cell table:formula="of:=[.L64]/[.$G64]" office:value-type="float" office:value="0.0877101685288121" calcext:value-type="float">
            <text:p>0.087710168528812</text:p>
          </table:table-cell>
          <table:table-cell table:formula="of:=[.M64]/[.G64]" office:value-type="float" office:value="-0.042067358992964" calcext:value-type="float">
            <text:p>-0.042067358992964</text:p>
          </table:table-cell>
          <table:table-cell table:formula="of:=[.M64]/MAX(1;SQRT(ABS([.M64])))" office:value-type="float" office:value="-226.386837073183" calcext:value-type="float">
            <text:p>-226.386837073183</text:p>
          </table:table-cell>
        </table:table-row>
        <table:table-row table:style-name="ro1">
          <table:table-cell office:value-type="string" calcext:value-type="string">
            <text:p>Molly Spearma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perintendant</text:p>
          </table:table-cell>
          <table:table-cell office:value-type="float" office:value="699081" calcext:value-type="float">
            <text:p>699081</text:p>
          </table:table-cell>
          <table:table-cell office:value-type="float" office:value="476358" calcext:value-type="float">
            <text:p>476358</text:p>
          </table:table-cell>
          <table:table-cell table:style-name="Default" office:value-type="float" office:value="1227189" calcext:value-type="float">
            <text:p>1227189</text:p>
          </table:table-cell>
          <table:table-cell office:value-type="string" calcext:value-type="string">
            <text:p>.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5]-[.I65]" office:value-type="float" office:value="26139" calcext:value-type="float">
            <text:p>26139</text:p>
          </table:table-cell>
          <table:table-cell table:formula="of:=[.F65]-[.J65]" office:value-type="float" office:value="94150" calcext:value-type="float">
            <text:p>94150</text:p>
          </table:table-cell>
          <table:table-cell table:formula="of:=[.K65]-[.L65]" office:value-type="float" office:value="-68011" calcext:value-type="float">
            <text:p>-68011</text:p>
          </table:table-cell>
          <table:table-cell table:formula="of:=[.K65]/[.$G65]" office:value-type="float" office:value="0.0212998975707898" calcext:value-type="float">
            <text:p>0.02129989757079</text:p>
          </table:table-cell>
          <table:table-cell table:formula="of:=[.L65]/[.$G65]" office:value-type="float" office:value="0.0767200488270348" calcext:value-type="float">
            <text:p>0.076720048827035</text:p>
          </table:table-cell>
          <table:table-cell table:formula="of:=[.M65]/[.G65]" office:value-type="float" office:value="-0.055420151256245" calcext:value-type="float">
            <text:p>-0.055420151256245</text:p>
          </table:table-cell>
          <table:table-cell table:formula="of:=[.M65]/MAX(1;SQRT(ABS([.M65])))" office:value-type="float" office:value="-260.789186892402" calcext:value-type="float">
            <text:p>-260.789186892402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ator</text:p>
          </table:table-cell>
          <table:table-cell office:value-type="float" office:value="757215" calcext:value-type="float">
            <text:p>757215</text:p>
          </table:table-cell>
          <table:table-cell office:value-type="float" office:value="459583" calcext:value-type="float">
            <text:p>459583</text:p>
          </table:table-cell>
          <table:table-cell table:style-name="Default" table:formula="of:=[.E66]/0.611" office:value-type="float" office:value="1239304.41898527" calcext:value-type="float">
            <text:p>1239304.41898527</text:p>
          </table:table-cell>
          <table:table-cell office:value-type="string" calcext:value-type="string">
            <text:p>Joyce Dickerson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6]-[.I66]" office:value-type="float" office:value="84273" calcext:value-type="float">
            <text:p>84273</text:p>
          </table:table-cell>
          <table:table-cell table:formula="of:=[.F66]-[.J66]" office:value-type="float" office:value="77375" calcext:value-type="float">
            <text:p>77375</text:p>
          </table:table-cell>
          <table:table-cell table:formula="of:=[.K66]-[.L66]" office:value-type="float" office:value="6898" calcext:value-type="float">
            <text:p>6898</text:p>
          </table:table-cell>
          <table:table-cell table:formula="of:=[.K66]/[.$G66]" office:value-type="float" office:value="0.0680002416750857" calcext:value-type="float">
            <text:p>0.068000241675086</text:p>
          </table:table-cell>
          <table:table-cell table:formula="of:=[.L66]/[.$G66]" office:value-type="float" office:value="0.0624342161737419" calcext:value-type="float">
            <text:p>0.062434216173742</text:p>
          </table:table-cell>
          <table:table-cell table:formula="of:=[.M66]/[.G66]" office:value-type="float" office:value="0.00556602550134374" calcext:value-type="float">
            <text:p>0.005566025501344</text:p>
          </table:table-cell>
          <table:table-cell table:formula="of:=[.M66]/MAX(1;SQRT(ABS([.M66])))" office:value-type="float" office:value="83.0541991713845" calcext:value-type="float">
            <text:p>83.0541991713845</text:p>
          </table:table-cell>
        </table:table-row>
        <table:table-row table:style-name="ro1">
          <table:table-cell office:value-type="string" calcext:value-type="string">
            <text:p>Lindsey Graha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ator</text:p>
          </table:table-cell>
          <table:table-cell office:value-type="float" office:value="672942" calcext:value-type="float">
            <text:p>672942</text:p>
          </table:table-cell>
          <table:table-cell office:value-type="float" office:value="480933" calcext:value-type="float">
            <text:p>480933</text:p>
          </table:table-cell>
          <table:table-cell table:style-name="Default" office:value-type="float" office:value="1240075" calcext:value-type="float">
            <text:p>1240075</text:p>
          </table:table-cell>
          <table:table-cell office:value-type="string" calcext:value-type="string">
            <text:p>Brad Hutto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7]-[.I67]" office:value-type="float" office:value="0" calcext:value-type="float">
            <text:p>0</text:p>
          </table:table-cell>
          <table:table-cell table:formula="of:=[.F67]-[.J67]" office:value-type="float" office:value="98725" calcext:value-type="float">
            <text:p>98725</text:p>
          </table:table-cell>
          <table:table-cell table:formula="of:=[.K67]-[.L67]" office:value-type="float" office:value="-98725" calcext:value-type="float">
            <text:p>-98725</text:p>
          </table:table-cell>
          <table:table-cell table:formula="of:=[.K67]/[.$G67]" office:value-type="float" office:value="0" calcext:value-type="float">
            <text:p>0</text:p>
          </table:table-cell>
          <table:table-cell table:formula="of:=[.L67]/[.$G67]" office:value-type="float" office:value="0.0796121202346632" calcext:value-type="float">
            <text:p>0.079612120234663</text:p>
          </table:table-cell>
          <table:table-cell table:formula="of:=[.M67]/[.G67]" office:value-type="float" office:value="-0.0796121202346632" calcext:value-type="float">
            <text:p>-0.079612120234663</text:p>
          </table:table-cell>
          <table:table-cell table:formula="of:=[.M67]/MAX(1;SQRT(ABS([.M67])))" office:value-type="float" office:value="-314.2053468673" calcext:value-type="float">
            <text:p>-314.205346867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use of Representatives</text:p>
          </table:table-cell>
          <table:table-cell office:value-type="float" office:value="734456" calcext:value-type="float">
            <text:p>734456</text:p>
          </table:table-cell>
          <table:table-cell office:value-type="float" office:value="382208" calcext:value-type="float">
            <text:p>382208</text:p>
          </table:table-cell>
          <table:table-cell table:style-name="Default" office:value-type="float" office:value="1155782" calcext:value-type="float">
            <text:p>1155782</text:p>
          </table:table-cell>
          <table:table-cell office:value-type="string" calcext:value-type="string">
            <text:p>Generic D</text:p>
          </table:table-cell>
          <table:table-cell table:formula="of:=MIN([.E$60:.E$68])" office:value-type="float" office:value="672942" calcext:value-type="float">
            <text:p>672942</text:p>
          </table:table-cell>
          <table:table-cell table:formula="of:=MIN([.F$60:.F$68])" office:value-type="float" office:value="382208" calcext:value-type="float">
            <text:p>382208</text:p>
          </table:table-cell>
          <table:table-cell table:formula="of:=[.E68]-[.I68]" office:value-type="float" office:value="61514" calcext:value-type="float">
            <text:p>61514</text:p>
          </table:table-cell>
          <table:table-cell table:formula="of:=[.F68]-[.J68]" office:value-type="float" office:value="0" calcext:value-type="float">
            <text:p>0</text:p>
          </table:table-cell>
          <table:table-cell table:formula="of:=[.K68]-[.L68]" office:value-type="float" office:value="61514" calcext:value-type="float">
            <text:p>61514</text:p>
          </table:table-cell>
          <table:table-cell table:formula="of:=[.K68]/[.$G68]" office:value-type="float" office:value="0.0532228396012397" calcext:value-type="float">
            <text:p>0.05322283960124</text:p>
          </table:table-cell>
          <table:table-cell table:formula="of:=[.L68]/[.$G68]" office:value-type="float" office:value="0" calcext:value-type="float">
            <text:p>0</text:p>
          </table:table-cell>
          <table:table-cell table:formula="of:=[.M68]/[.G68]" office:value-type="float" office:value="0.0532228396012397" calcext:value-type="float">
            <text:p>0.05322283960124</text:p>
          </table:table-cell>
          <table:table-cell table:formula="of:=[.M68]/MAX(1;SQRT(ABS([.M68])))" office:value-type="float" office:value="248.020160470878" calcext:value-type="float">
            <text:p>248.020160470878</text:p>
          </table:table-cell>
        </table:table-row>
        <table:table-row table:style-name="ro1">
          <table:table-cell office:value-type="string" calcext:value-type="string">
            <text:p>Doug Burgum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overnor</text:p>
          </table:table-cell>
          <table:table-cell office:value-type="float" office:value="235479" calcext:value-type="float">
            <text:p>235479</text:p>
          </table:table-cell>
          <table:table-cell office:value-type="float" office:value="90789" calcext:value-type="float">
            <text:p>90789</text:p>
          </table:table-cell>
          <table:table-cell office:value-type="float" office:value="357659" calcext:value-type="float">
            <text:p>357,659</text:p>
          </table:table-cell>
          <table:table-cell office:value-type="string" calcext:value-type="string">
            <text:p>Shelley Lenz</text:p>
          </table:table-cell>
          <table:table-cell table:formula="of:=MIN([.E$69:.E$74])" office:value-type="float" office:value="209433" calcext:value-type="float">
            <text:p>209433</text:p>
          </table:table-cell>
          <table:table-cell table:formula="of:=MIN([.F$69:.F$74])" office:value-type="float" office:value="86819" calcext:value-type="float">
            <text:p>86819</text:p>
          </table:table-cell>
          <table:table-cell table:formula="of:=[.E69]-[.I69]" office:value-type="float" office:value="26046" calcext:value-type="float">
            <text:p>26046</text:p>
          </table:table-cell>
          <table:table-cell table:formula="of:=[.F69]-[.J69]" office:value-type="float" office:value="3970" calcext:value-type="float">
            <text:p>3970</text:p>
          </table:table-cell>
          <table:table-cell table:formula="of:=[.K69]-[.L69]" office:value-type="float" office:value="22076" calcext:value-type="float">
            <text:p>22076</text:p>
          </table:table-cell>
          <table:table-cell table:formula="of:=[.K69]/[.$G69]" office:value-type="float" office:value="0.0728235553977392" calcext:value-type="float">
            <text:p>0.072823555397739</text:p>
          </table:table-cell>
          <table:table-cell table:formula="of:=[.L69]/[.$G69]" office:value-type="float" office:value="0.0110999583402067" calcext:value-type="float">
            <text:p>0.011099958340207</text:p>
          </table:table-cell>
          <table:table-cell table:formula="of:=[.M69]/[.G69]" office:value-type="float" office:value="0.0617235970575325" calcext:value-type="float">
            <text:p>0.061723597057533</text:p>
          </table:table-cell>
          <table:table-cell table:formula="of:=[.M69]/MAX(1;SQRT(ABS([.M69])))" office:value-type="float" office:value="148.579944810866" calcext:value-type="float">
            <text:p>148.579944810866</text:p>
          </table:table-cell>
        </table:table-row>
        <table:table-row table:style-name="ro1">
          <table:table-cell office:value-type="string" calcext:value-type="string">
            <text:p>T.Ref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235595" calcext:value-type="float">
            <text:p>235595</text:p>
          </table:table-cell>
          <table:table-cell office:value-type="float" office:value="114902" calcext:value-type="float">
            <text:p>114902</text:p>
          </table:table-cell>
          <table:table-cell office:value-type="float" office:value="361819" calcext:value-type="float">
            <text:p>361,819</text:p>
          </table:table-cell>
          <table:table-cell office:value-type="string" calcext:value-type="string">
            <text:p>Biden</text:p>
          </table:table-cell>
          <table:table-cell table:formula="of:=MIN([.E$69:.E$74])" office:value-type="float" office:value="209433" calcext:value-type="float">
            <text:p>209433</text:p>
          </table:table-cell>
          <table:table-cell table:formula="of:=MIN([.F$69:.F$74])" office:value-type="float" office:value="86819" calcext:value-type="float">
            <text:p>86819</text:p>
          </table:table-cell>
          <table:table-cell table:formula="of:=[.E70]-[.I70]" office:value-type="float" office:value="26162" calcext:value-type="float">
            <text:p>26162</text:p>
          </table:table-cell>
          <table:table-cell table:formula="of:=[.F70]-[.J70]" office:value-type="float" office:value="28083" calcext:value-type="float">
            <text:p>28083</text:p>
          </table:table-cell>
          <table:table-cell table:formula="of:=[.K70]-[.L70]" office:value-type="float" office:value="-1921" calcext:value-type="float">
            <text:p>-1921</text:p>
          </table:table-cell>
          <table:table-cell table:formula="of:=[.K70]/[.$G70]" office:value-type="float" office:value="0.0723068716678781" calcext:value-type="float">
            <text:p>0.072306871667878</text:p>
          </table:table-cell>
          <table:table-cell table:formula="of:=[.L70]/[.$G70]" office:value-type="float" office:value="0.0776161561443705" calcext:value-type="float">
            <text:p>0.077616156144371</text:p>
          </table:table-cell>
          <table:table-cell table:formula="of:=[.M70]/[.G70]" office:value-type="float" office:value="-0.00530928447649239" calcext:value-type="float">
            <text:p>-0.005309284476492</text:p>
          </table:table-cell>
          <table:table-cell table:formula="of:=[.M70]/MAX(1;SQRT(ABS([.M70])))" office:value-type="float" office:value="-43.8292140016223" calcext:value-type="float">
            <text:p>-43.8292140016223</text:p>
          </table:table-cell>
        </table:table-row>
        <table:table-row table:style-name="ro1">
          <table:table-cell office:value-type="string" calcext:value-type="string">
            <text:p>Kelly Armstrong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presentative</text:p>
          </table:table-cell>
          <table:table-cell office:value-type="float" office:value="245229" calcext:value-type="float">
            <text:p>245229</text:p>
          </table:table-cell>
          <table:table-cell office:value-type="float" office:value="97970" calcext:value-type="float">
            <text:p>97970</text:p>
          </table:table-cell>
          <table:table-cell office:value-type="float" office:value="355598" calcext:value-type="float">
            <text:p>355,598</text:p>
          </table:table-cell>
          <table:table-cell office:value-type="string" calcext:value-type="string">
            <text:p>Zak Reknerud</text:p>
          </table:table-cell>
          <table:table-cell table:formula="of:=MIN([.E$69:.E$74])" office:value-type="float" office:value="209433" calcext:value-type="float">
            <text:p>209433</text:p>
          </table:table-cell>
          <table:table-cell table:formula="of:=MIN([.F$69:.F$74])" office:value-type="float" office:value="86819" calcext:value-type="float">
            <text:p>86819</text:p>
          </table:table-cell>
          <table:table-cell table:formula="of:=[.E71]-[.I71]" office:value-type="float" office:value="35796" calcext:value-type="float">
            <text:p>35796</text:p>
          </table:table-cell>
          <table:table-cell table:formula="of:=[.F71]-[.J71]" office:value-type="float" office:value="11151" calcext:value-type="float">
            <text:p>11151</text:p>
          </table:table-cell>
          <table:table-cell table:formula="of:=[.K71]-[.L71]" office:value-type="float" office:value="24645" calcext:value-type="float">
            <text:p>24645</text:p>
          </table:table-cell>
          <table:table-cell table:formula="of:=[.K71]/[.$G71]" office:value-type="float" office:value="0.100664233207161" calcext:value-type="float">
            <text:p>0.100664233207161</text:p>
          </table:table-cell>
          <table:table-cell table:formula="of:=[.L71]/[.$G71]" office:value-type="float" office:value="0.0313584440857373" calcext:value-type="float">
            <text:p>0.031358444085737</text:p>
          </table:table-cell>
          <table:table-cell table:formula="of:=[.M71]/[.G71]" office:value-type="float" office:value="0.0693057891214236" calcext:value-type="float">
            <text:p>0.069305789121424</text:p>
          </table:table-cell>
          <table:table-cell table:formula="of:=[.M71]/MAX(1;SQRT(ABS([.M71])))" office:value-type="float" office:value="156.987260629645" calcext:value-type="float">
            <text:p>156.987260629645</text:p>
          </table:table-cell>
        </table:table-row>
        <table:table-row table:style-name="ro1">
          <table:table-cell office:value-type="string" calcext:value-type="string">
            <text:p>Josh Gallon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te Auditor</text:p>
          </table:table-cell>
          <table:table-cell office:value-type="float" office:value="234293" calcext:value-type="float">
            <text:p>234293</text:p>
          </table:table-cell>
          <table:table-cell office:value-type="float" office:value="111243" calcext:value-type="float">
            <text:p>111243</text:p>
          </table:table-cell>
          <table:table-cell office:value-type="float" office:value="346115" calcext:value-type="float">
            <text:p>346,115</text:p>
          </table:table-cell>
          <table:table-cell office:value-type="string" calcext:value-type="string">
            <text:p>Patrick Hart</text:p>
          </table:table-cell>
          <table:table-cell table:formula="of:=MIN([.E$69:.E$74])" office:value-type="float" office:value="209433" calcext:value-type="float">
            <text:p>209433</text:p>
          </table:table-cell>
          <table:table-cell table:formula="of:=MIN([.F$69:.F$74])" office:value-type="float" office:value="86819" calcext:value-type="float">
            <text:p>86819</text:p>
          </table:table-cell>
          <table:table-cell table:formula="of:=[.E72]-[.I72]" office:value-type="float" office:value="24860" calcext:value-type="float">
            <text:p>24860</text:p>
          </table:table-cell>
          <table:table-cell table:formula="of:=[.F72]-[.J72]" office:value-type="float" office:value="24424" calcext:value-type="float">
            <text:p>24424</text:p>
          </table:table-cell>
          <table:table-cell table:formula="of:=[.K72]-[.L72]" office:value-type="float" office:value="436" calcext:value-type="float">
            <text:p>436</text:p>
          </table:table-cell>
          <table:table-cell table:formula="of:=[.K72]/[.$G72]" office:value-type="float" office:value="0.0718258382329573" calcext:value-type="float">
            <text:p>0.071825838232957</text:p>
          </table:table-cell>
          <table:table-cell table:formula="of:=[.L72]/[.$G72]" office:value-type="float" office:value="0.0705661413114138" calcext:value-type="float">
            <text:p>0.070566141311414</text:p>
          </table:table-cell>
          <table:table-cell table:formula="of:=[.M72]/[.G72]" office:value-type="float" office:value="0.00125969692154342" calcext:value-type="float">
            <text:p>0.001259696921543</text:p>
          </table:table-cell>
          <table:table-cell table:formula="of:=[.M72]/MAX(1;SQRT(ABS([.M72])))" office:value-type="float" office:value="20.8806130178211" calcext:value-type="float">
            <text:p>20.8806130178211</text:p>
          </table:table-cell>
        </table:table-row>
        <table:table-row table:style-name="ro1">
          <table:table-cell office:value-type="string" calcext:value-type="string">
            <text:p>Brian Kroshus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ublic Service Commissioner</text:p>
          </table:table-cell>
          <table:table-cell office:value-type="float" office:value="231898" calcext:value-type="float">
            <text:p>231898</text:p>
          </table:table-cell>
          <table:table-cell office:value-type="float" office:value="110493" calcext:value-type="float">
            <text:p>110493</text:p>
          </table:table-cell>
          <table:table-cell office:value-type="float" office:value="342943" calcext:value-type="float">
            <text:p>342,943</text:p>
          </table:table-cell>
          <table:table-cell office:value-type="string" calcext:value-type="string">
            <text:p>Casey Buchmann</text:p>
          </table:table-cell>
          <table:table-cell table:formula="of:=MIN([.E$69:.E$74])" office:value-type="float" office:value="209433" calcext:value-type="float">
            <text:p>209433</text:p>
          </table:table-cell>
          <table:table-cell table:formula="of:=MIN([.F$69:.F$74])" office:value-type="float" office:value="86819" calcext:value-type="float">
            <text:p>86819</text:p>
          </table:table-cell>
          <table:table-cell table:formula="of:=[.E73]-[.I73]" office:value-type="float" office:value="22465" calcext:value-type="float">
            <text:p>22465</text:p>
          </table:table-cell>
          <table:table-cell table:formula="of:=[.F73]-[.J73]" office:value-type="float" office:value="23674" calcext:value-type="float">
            <text:p>23674</text:p>
          </table:table-cell>
          <table:table-cell table:formula="of:=[.K73]-[.L73]" office:value-type="float" office:value="-1209" calcext:value-type="float">
            <text:p>-1209</text:p>
          </table:table-cell>
          <table:table-cell table:formula="of:=[.K73]/[.$G73]" office:value-type="float" office:value="0.0655065127441003" calcext:value-type="float">
            <text:p>0.0655065127441</text:p>
          </table:table-cell>
          <table:table-cell table:formula="of:=[.L73]/[.$G73]" office:value-type="float" office:value="0.0690318799334" calcext:value-type="float">
            <text:p>0.0690318799334</text:p>
          </table:table-cell>
          <table:table-cell table:formula="of:=[.M73]/[.G73]" office:value-type="float" office:value="-0.00352536718929968" calcext:value-type="float">
            <text:p>-0.0035253671893</text:p>
          </table:table-cell>
          <table:table-cell table:formula="of:=[.M73]/MAX(1;SQRT(ABS([.M73])))" office:value-type="float" office:value="-34.7706773014274" calcext:value-type="float">
            <text:p>-34.770677301427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te House</text:p>
          </table:table-cell>
          <table:table-cell office:value-type="float" office:value="209433" calcext:value-type="float">
            <text:p>209433</text:p>
          </table:table-cell>
          <table:table-cell office:value-type="float" office:value="86819" calcext:value-type="float">
            <text:p>86819</text:p>
          </table:table-cell>
          <table:table-cell table:formula="of:=[.E74]/0.7019" office:value-type="float" office:value="298380.111126941" calcext:value-type="float">
            <text:p>298,380</text:p>
          </table:table-cell>
          <table:table-cell office:value-type="string" calcext:value-type="string">
            <text:p>Generic D</text:p>
          </table:table-cell>
          <table:table-cell table:formula="of:=MIN([.E$69:.E$74])" office:value-type="float" office:value="209433" calcext:value-type="float">
            <text:p>209433</text:p>
          </table:table-cell>
          <table:table-cell table:formula="of:=MIN([.F$69:.F$74])" office:value-type="float" office:value="86819" calcext:value-type="float">
            <text:p>86819</text:p>
          </table:table-cell>
          <table:table-cell table:formula="of:=[.E74]-[.I74]" office:value-type="float" office:value="0" calcext:value-type="float">
            <text:p>0</text:p>
          </table:table-cell>
          <table:table-cell table:formula="of:=[.F74]-[.J74]" office:value-type="float" office:value="0" calcext:value-type="float">
            <text:p>0</text:p>
          </table:table-cell>
          <table:table-cell table:formula="of:=[.K74]-[.L74]" office:value-type="float" office:value="0" calcext:value-type="float">
            <text:p>0</text:p>
          </table:table-cell>
          <table:table-cell table:formula="of:=[.K74]/[.$G74]" office:value-type="float" office:value="0" calcext:value-type="float">
            <text:p>0</text:p>
          </table:table-cell>
          <table:table-cell table:formula="of:=[.L74]/[.$G74]" office:value-type="float" office:value="0" calcext:value-type="float">
            <text:p>0</text:p>
          </table:table-cell>
          <table:table-cell table:formula="of:=[.M74]/[.G74]" office:value-type="float" office:value="0" calcext:value-type="float">
            <text:p>0</text:p>
          </table:table-cell>
          <table:table-cell table:formula="of:=[.M74]/MAX(1;SQRT(ABS([.M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nator</text:p>
          </table:table-cell>
          <table:table-cell table:style-name="ce2" office:value-type="float" office:value="1241609" calcext:value-type="float">
            <text:p>1241609</text:p>
          </table:table-cell>
          <table:table-cell table:style-name="ce3" office:value-type="float" office:value="757022" calcext:value-type="float">
            <text:p>757022</text:p>
          </table:table-cell>
          <table:table-cell table:style-name="ce2" office:value-type="float" office:value="2049893" calcext:value-type="float">
            <text:p>2049893</text:p>
          </table:table-cell>
          <table:table-cell office:value-type="string" calcext:value-type="string">
            <text:p>Thomas Dixon</text:p>
          </table:table-cell>
          <table:table-cell table:formula="of:=MIN([.E$75:.E$77])" office:value-type="float" office:value="1155389" calcext:value-type="float">
            <text:p>1155389</text:p>
          </table:table-cell>
          <table:table-cell table:formula="of:=MIN([.F$75:.F$77])" office:value-type="float" office:value="757022" calcext:value-type="float">
            <text:p>757022</text:p>
          </table:table-cell>
          <table:table-cell table:formula="of:=[.E75]-[.I75]" office:value-type="float" office:value="86220" calcext:value-type="float">
            <text:p>86220</text:p>
          </table:table-cell>
          <table:table-cell table:formula="of:=[.F75]-[.J75]" office:value-type="float" office:value="0" calcext:value-type="float">
            <text:p>0</text:p>
          </table:table-cell>
          <table:table-cell table:formula="of:=[.K75]-[.L75]" office:value-type="float" office:value="86220" calcext:value-type="float">
            <text:p>86220</text:p>
          </table:table-cell>
          <table:table-cell table:formula="of:=[.K75]/[.$G75]" office:value-type="float" office:value="0.0420607319503994" calcext:value-type="float">
            <text:p>0.042060731950399</text:p>
          </table:table-cell>
          <table:table-cell table:formula="of:=[.L75]/[.$G75]" office:value-type="float" office:value="0" calcext:value-type="float">
            <text:p>0</text:p>
          </table:table-cell>
          <table:table-cell table:formula="of:=[.M75]/[.G75]" office:value-type="float" office:value="0.0420607319503994" calcext:value-type="float">
            <text:p>0.042060731950399</text:p>
          </table:table-cell>
          <table:table-cell table:formula="of:=[.M75]/MAX(1;SQRT(ABS([.M75])))" office:value-type="float" office:value="293.632423277812" calcext:value-type="float">
            <text:p>293.632423277812</text:p>
          </table:table-cell>
        </table:table-row>
        <table:table-row table:style-name="ro1">
          <table:table-cell office:value-type="string" calcext:value-type="string">
            <text:p>Presidency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sidency</text:p>
          </table:table-cell>
          <table:table-cell table:style-name="ce2" office:value-type="float" office:value="1155389" calcext:value-type="float">
            <text:p>1155389</text:p>
          </table:table-cell>
          <table:table-cell table:style-name="ce3" office:value-type="float" office:value="855373" calcext:value-type="float">
            <text:p>855373</text:p>
          </table:table-cell>
          <table:table-cell table:style-name="ce3" office:value-type="float" office:value="2103027" calcext:value-type="float">
            <text:p>2103027</text:p>
          </table:table-cell>
          <table:table-cell office:value-type="string" calcext:value-type="string">
            <text:p>Hillary Clinton</text:p>
          </table:table-cell>
          <table:table-cell table:formula="of:=MIN([.E$75:.E$77])" office:value-type="float" office:value="1155389" calcext:value-type="float">
            <text:p>1155389</text:p>
          </table:table-cell>
          <table:table-cell table:formula="of:=MIN([.F$75:.F$77])" office:value-type="float" office:value="757022" calcext:value-type="float">
            <text:p>757022</text:p>
          </table:table-cell>
          <table:table-cell table:formula="of:=[.E76]-[.I76]" office:value-type="float" office:value="0" calcext:value-type="float">
            <text:p>0</text:p>
          </table:table-cell>
          <table:table-cell table:formula="of:=[.F76]-[.J76]" office:value-type="float" office:value="98351" calcext:value-type="float">
            <text:p>98351</text:p>
          </table:table-cell>
          <table:table-cell table:formula="of:=[.K76]-[.L76]" office:value-type="float" office:value="-98351" calcext:value-type="float">
            <text:p>-98351</text:p>
          </table:table-cell>
          <table:table-cell table:formula="of:=[.K76]/[.$G76]" office:value-type="float" office:value="0" calcext:value-type="float">
            <text:p>0</text:p>
          </table:table-cell>
          <table:table-cell table:formula="of:=[.L76]/[.$G76]" office:value-type="float" office:value="0.046766399099964" calcext:value-type="float">
            <text:p>0.046766399099964</text:p>
          </table:table-cell>
          <table:table-cell table:formula="of:=[.M76]/[.G76]" office:value-type="float" office:value="-0.046766399099964" calcext:value-type="float">
            <text:p>-0.046766399099964</text:p>
          </table:table-cell>
          <table:table-cell table:formula="of:=[.M76]/MAX(1;SQRT(ABS([.M76])))" office:value-type="float" office:value="-313.609629954184" calcext:value-type="float">
            <text:p>-313.60962995418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ouse of Representatives</text:p>
          </table:table-cell>
          <table:table-cell table:style-name="ce3" office:value-type="float" office:value="1193711" calcext:value-type="float">
            <text:p>1193711</text:p>
          </table:table-cell>
          <table:table-cell table:style-name="ce3" office:value-type="float" office:value="800801" calcext:value-type="float">
            <text:p>800801</text:p>
          </table:table-cell>
          <table:table-cell table:style-name="ce3" office:value-type="float" office:value="2039462" calcext:value-type="float">
            <text:p>2039462</text:p>
          </table:table-cell>
          <table:table-cell office:value-type="string" calcext:value-type="string">
            <text:p>Generic D</text:p>
          </table:table-cell>
          <table:table-cell table:formula="of:=MIN([.E$75:.E$77])" office:value-type="float" office:value="1155389" calcext:value-type="float">
            <text:p>1155389</text:p>
          </table:table-cell>
          <table:table-cell table:formula="of:=MIN([.F$75:.F$77])" office:value-type="float" office:value="757022" calcext:value-type="float">
            <text:p>757022</text:p>
          </table:table-cell>
          <table:table-cell table:formula="of:=[.E77]-[.I77]" office:value-type="float" office:value="38322" calcext:value-type="float">
            <text:p>38322</text:p>
          </table:table-cell>
          <table:table-cell table:formula="of:=[.F77]-[.J77]" office:value-type="float" office:value="43779" calcext:value-type="float">
            <text:p>43779</text:p>
          </table:table-cell>
          <table:table-cell table:formula="of:=[.K77]-[.L77]" office:value-type="float" office:value="-5457" calcext:value-type="float">
            <text:p>-5457</text:p>
          </table:table-cell>
          <table:table-cell table:formula="of:=[.K77]/[.$G77]" office:value-type="float" office:value="0.0187902495854299" calcext:value-type="float">
            <text:p>0.01879024958543</text:p>
          </table:table-cell>
          <table:table-cell table:formula="of:=[.L77]/[.$G77]" office:value-type="float" office:value="0.0214659552372145" calcext:value-type="float">
            <text:p>0.021465955237215</text:p>
          </table:table-cell>
          <table:table-cell table:formula="of:=[.M77]/[.G77]" office:value-type="float" office:value="-0.00267570565178464" calcext:value-type="float">
            <text:p>-0.002675705651785</text:p>
          </table:table-cell>
          <table:table-cell table:formula="of:=[.M77]/MAX(1;SQRT(ABS([.M77])))" office:value-type="float" office:value="-73.8715100698503" calcext:value-type="float">
            <text:p>-73.8715100698503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nator</text:p>
          </table:table-cell>
          <table:table-cell table:style-name="ce2" office:value-type="float" office:value="1066274" calcext:value-type="float">
            <text:p>1066274</text:p>
          </table:table-cell>
          <table:table-cell table:style-name="ce3" office:value-type="float" office:value="627616" calcext:value-type="float">
            <text:p>627616</text:p>
          </table:table-cell>
          <table:table-cell table:style-name="ce2" office:value-type="float" office:value="1695702" calcext:value-type="float">
            <text:p>1695702</text:p>
          </table:table-cell>
          <table:table-cell office:value-type="string" calcext:value-type="string">
            <text:p>Krystle Matthews</text:p>
          </table:table-cell>
          <table:table-cell table:formula="of:=MIN([.E$78:.E$82])" office:value-type="float" office:value="988501" calcext:value-type="float">
            <text:p>988501</text:p>
          </table:table-cell>
          <table:table-cell table:formula="of:=MIN([.F$78:.F$82])" office:value-type="float" office:value="436566" calcext:value-type="float">
            <text:p>436566</text:p>
          </table:table-cell>
          <table:table-cell table:formula="of:=[.E78]-[.I78]" office:value-type="float" office:value="77773" calcext:value-type="float">
            <text:p>77773</text:p>
          </table:table-cell>
          <table:table-cell table:formula="of:=[.F78]-[.J78]" office:value-type="float" office:value="191050" calcext:value-type="float">
            <text:p>191050</text:p>
          </table:table-cell>
          <table:table-cell table:formula="of:=[.K78]-[.L78]" office:value-type="float" office:value="-113277" calcext:value-type="float">
            <text:p>-113277</text:p>
          </table:table-cell>
          <table:table-cell table:formula="of:=[.K78]/[.$G78]" office:value-type="float" office:value="0.0458647804861939" calcext:value-type="float">
            <text:p>0.045864780486194</text:p>
          </table:table-cell>
          <table:table-cell table:formula="of:=[.L78]/[.$G78]" office:value-type="float" office:value="0.112667202138112" calcext:value-type="float">
            <text:p>0.112667202138112</text:p>
          </table:table-cell>
          <table:table-cell table:formula="of:=[.M78]/[.G78]" office:value-type="float" office:value="-0.0668024216519176" calcext:value-type="float">
            <text:p>-0.066802421651918</text:p>
          </table:table-cell>
          <table:table-cell table:formula="of:=[.M78]/MAX(1;SQRT(ABS([.M78])))" office:value-type="float" office:value="-336.56648674519" calcext:value-type="float">
            <text:p>-336.56648674519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table:style-name="ce2" office:value-type="float" office:value="988501" calcext:value-type="float">
            <text:p>988501</text:p>
          </table:table-cell>
          <table:table-cell table:style-name="ce3" office:value-type="float" office:value="692691" calcext:value-type="float">
            <text:p>692691</text:p>
          </table:table-cell>
          <table:table-cell table:style-name="ce2" office:value-type="float" office:value="1703192" calcext:value-type="float">
            <text:p>1703192</text:p>
          </table:table-cell>
          <table:table-cell office:value-type="string" calcext:value-type="string">
            <text:p>Joe Cunningham</text:p>
          </table:table-cell>
          <table:table-cell table:formula="of:=MIN([.E$78:.E$82])" office:value-type="float" office:value="988501" calcext:value-type="float">
            <text:p>988501</text:p>
          </table:table-cell>
          <table:table-cell table:formula="of:=MIN([.F$78:.F$82])" office:value-type="float" office:value="436566" calcext:value-type="float">
            <text:p>436566</text:p>
          </table:table-cell>
          <table:table-cell table:formula="of:=[.E79]-[.I79]" office:value-type="float" office:value="0" calcext:value-type="float">
            <text:p>0</text:p>
          </table:table-cell>
          <table:table-cell table:formula="of:=[.F79]-[.J79]" office:value-type="float" office:value="256125" calcext:value-type="float">
            <text:p>256125</text:p>
          </table:table-cell>
          <table:table-cell table:formula="of:=[.K79]-[.L79]" office:value-type="float" office:value="-256125" calcext:value-type="float">
            <text:p>-256125</text:p>
          </table:table-cell>
          <table:table-cell table:formula="of:=[.K79]/[.$G79]" office:value-type="float" office:value="0" calcext:value-type="float">
            <text:p>0</text:p>
          </table:table-cell>
          <table:table-cell table:formula="of:=[.L79]/[.$G79]" office:value-type="float" office:value="0.150379405257892" calcext:value-type="float">
            <text:p>0.150379405257892</text:p>
          </table:table-cell>
          <table:table-cell table:formula="of:=[.M79]/[.G79]" office:value-type="float" office:value="-0.150379405257892" calcext:value-type="float">
            <text:p>-0.150379405257892</text:p>
          </table:table-cell>
          <table:table-cell table:formula="of:=[.M79]/MAX(1;SQRT(ABS([.M79])))" office:value-type="float" office:value="-506.087937022806" calcext:value-type="float">
            <text:p>-506.087937022806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table:style-name="ce2" office:value-type="float" office:value="1071451" calcext:value-type="float">
            <text:p>1071451</text:p>
          </table:table-cell>
          <table:table-cell table:style-name="ce3" office:value-type="float" office:value="619341" calcext:value-type="float">
            <text:p>619341</text:p>
          </table:table-cell>
          <table:table-cell table:style-name="ce2" office:value-type="float" office:value="1691901" calcext:value-type="float">
            <text:p>1691901</text:p>
          </table:table-cell>
          <table:table-cell office:value-type="string" calcext:value-type="string">
            <text:p>Rosamunda Peggy Butler</text:p>
          </table:table-cell>
          <table:table-cell table:formula="of:=MIN([.E$78:.E$82])" office:value-type="float" office:value="988501" calcext:value-type="float">
            <text:p>988501</text:p>
          </table:table-cell>
          <table:table-cell table:formula="of:=MIN([.F$78:.F$82])" office:value-type="float" office:value="436566" calcext:value-type="float">
            <text:p>436566</text:p>
          </table:table-cell>
          <table:table-cell table:formula="of:=[.E80]-[.I80]" office:value-type="float" office:value="82950" calcext:value-type="float">
            <text:p>82950</text:p>
          </table:table-cell>
          <table:table-cell table:formula="of:=[.F80]-[.J80]" office:value-type="float" office:value="182775" calcext:value-type="float">
            <text:p>182775</text:p>
          </table:table-cell>
          <table:table-cell table:formula="of:=[.K80]-[.L80]" office:value-type="float" office:value="-99825" calcext:value-type="float">
            <text:p>-99825</text:p>
          </table:table-cell>
          <table:table-cell table:formula="of:=[.K80]/[.$G80]" office:value-type="float" office:value="0.0490276913365498" calcext:value-type="float">
            <text:p>0.04902769133655</text:p>
          </table:table-cell>
          <table:table-cell table:formula="of:=[.L80]/[.$G80]" office:value-type="float" office:value="0.108029370512814" calcext:value-type="float">
            <text:p>0.108029370512814</text:p>
          </table:table-cell>
          <table:table-cell table:formula="of:=[.M80]/[.G80]" office:value-type="float" office:value="-0.0590016791762639" calcext:value-type="float">
            <text:p>-0.059001679176264</text:p>
          </table:table-cell>
          <table:table-cell table:formula="of:=[.M80]/MAX(1;SQRT(ABS([.M80])))" office:value-type="float" office:value="-315.950945559592" calcext:value-type="float">
            <text:p>-315.95094555959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ouse of Representatives</text:p>
          </table:table-cell>
          <table:table-cell table:style-name="ce2" office:value-type="float" office:value="1056078" calcext:value-type="float">
            <text:p>1056078</text:p>
          </table:table-cell>
          <table:table-cell table:style-name="ce3" office:value-type="float" office:value="517129" calcext:value-type="float">
            <text:p>517129</text:p>
          </table:table-cell>
          <table:table-cell table:formula="of:=[.E81]/0.6591" office:value-type="float" office:value="1602303.14064634" calcext:value-type="float">
            <text:p>1,602,303</text:p>
          </table:table-cell>
          <table:table-cell office:value-type="string" calcext:value-type="string">
            <text:p>Generic D</text:p>
          </table:table-cell>
          <table:table-cell table:formula="of:=MIN([.E$78:.E$82])" office:value-type="float" office:value="988501" calcext:value-type="float">
            <text:p>988501</text:p>
          </table:table-cell>
          <table:table-cell table:formula="of:=MIN([.F$78:.F$82])" office:value-type="float" office:value="436566" calcext:value-type="float">
            <text:p>436566</text:p>
          </table:table-cell>
          <table:table-cell table:formula="of:=[.E81]-[.I81]" office:value-type="float" office:value="67577" calcext:value-type="float">
            <text:p>67577</text:p>
          </table:table-cell>
          <table:table-cell table:formula="of:=[.F81]-[.J81]" office:value-type="float" office:value="80563" calcext:value-type="float">
            <text:p>80563</text:p>
          </table:table-cell>
          <table:table-cell table:formula="of:=[.K81]-[.L81]" office:value-type="float" office:value="-12986" calcext:value-type="float">
            <text:p>-12986</text:p>
          </table:table-cell>
          <table:table-cell table:formula="of:=[.K81]/[.$G81]" office:value-type="float" office:value="0.0421749157732666" calcext:value-type="float">
            <text:p>0.042174915773267</text:p>
          </table:table-cell>
          <table:table-cell table:formula="of:=[.L81]/[.$G81]" office:value-type="float" office:value="0.0502794995256031" calcext:value-type="float">
            <text:p>0.050279499525603</text:p>
          </table:table-cell>
          <table:table-cell table:formula="of:=[.M81]/[.G81]" office:value-type="float" office:value="-0.00810458375233645" calcext:value-type="float">
            <text:p>-0.008104583752336</text:p>
          </table:table-cell>
          <table:table-cell table:formula="of:=[.M81]/MAX(1;SQRT(ABS([.M81])))" office:value-type="float" office:value="-113.956131910486" calcext:value-type="float">
            <text:p>-113.956131910486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House</text:p>
          </table:table-cell>
          <table:table-cell table:style-name="ce2" office:value-type="float" office:value="1027276" calcext:value-type="float">
            <text:p>1027276</text:p>
          </table:table-cell>
          <table:table-cell table:style-name="ce3" office:value-type="float" office:value="436566" calcext:value-type="float">
            <text:p>436566</text:p>
          </table:table-cell>
          <table:table-cell table:style-name="ce3" office:value-type="float" office:value="1489719" calcext:value-type="float">
            <text:p>1489719</text:p>
          </table:table-cell>
          <table:table-cell office:value-type="string" calcext:value-type="string">
            <text:p>Generic D</text:p>
          </table:table-cell>
          <table:table-cell table:formula="of:=MIN([.E$78:.E$82])" office:value-type="float" office:value="988501" calcext:value-type="float">
            <text:p>988501</text:p>
          </table:table-cell>
          <table:table-cell table:formula="of:=MIN([.F$78:.F$82])" office:value-type="float" office:value="436566" calcext:value-type="float">
            <text:p>436566</text:p>
          </table:table-cell>
          <table:table-cell table:formula="of:=[.E82]-[.I82]" office:value-type="float" office:value="38775" calcext:value-type="float">
            <text:p>38775</text:p>
          </table:table-cell>
          <table:table-cell table:formula="of:=[.F82]-[.J82]" office:value-type="float" office:value="0" calcext:value-type="float">
            <text:p>0</text:p>
          </table:table-cell>
          <table:table-cell table:formula="of:=[.K82]-[.L82]" office:value-type="float" office:value="38775" calcext:value-type="float">
            <text:p>38775</text:p>
          </table:table-cell>
          <table:table-cell table:formula="of:=[.K82]/[.$G82]" office:value-type="float" office:value="0.0260283986443081" calcext:value-type="float">
            <text:p>0.026028398644308</text:p>
          </table:table-cell>
          <table:table-cell table:formula="of:=[.L82]/[.$G82]" office:value-type="float" office:value="0" calcext:value-type="float">
            <text:p>0</text:p>
          </table:table-cell>
          <table:table-cell table:formula="of:=[.M82]/[.G82]" office:value-type="float" office:value="0.0260283986443081" calcext:value-type="float">
            <text:p>0.026028398644308</text:p>
          </table:table-cell>
          <table:table-cell table:formula="of:=[.M82]/MAX(1;SQRT(ABS([.M82])))" office:value-type="float" office:value="196.913686675152" calcext:value-type="float">
            <text:p>196.913686675152</text:p>
          </table:table-cell>
        </table:table-row>
        <table:table-row table:style-name="ro1">
          <table:table-cell office:value-type="string" calcext:value-type="string">
            <text:p>Asa Hutchinson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vernor</text:p>
          </table:table-cell>
          <table:table-cell office:value-type="float" office:value="582406" calcext:value-type="float">
            <text:p>582406</text:p>
          </table:table-cell>
          <table:table-cell office:value-type="float" office:value="283218" calcext:value-type="float">
            <text:p>283218</text:p>
          </table:table-cell>
          <table:table-cell office:value-type="float" office:value="891509" calcext:value-type="float">
            <text:p>891,509</text:p>
          </table:table-cell>
          <table:table-cell office:value-type="string" calcext:value-type="string">
            <text:p>Jared Henderson</text:p>
          </table:table-cell>
          <table:table-cell table:formula="of:=MIN([.E$83:.E$88])" office:value-type="float" office:value="530230" calcext:value-type="float">
            <text:p>530230</text:p>
          </table:table-cell>
          <table:table-cell table:formula="of:=MIN([.F$83:.F$88])" office:value-type="float" office:value="283218" calcext:value-type="float">
            <text:p>283218</text:p>
          </table:table-cell>
          <table:table-cell table:formula="of:=[.E83]-[.I83]" office:value-type="float" office:value="52176" calcext:value-type="float">
            <text:p>52176</text:p>
          </table:table-cell>
          <table:table-cell table:formula="of:=[.F83]-[.J83]" office:value-type="float" office:value="0" calcext:value-type="float">
            <text:p>0</text:p>
          </table:table-cell>
          <table:table-cell table:formula="of:=[.K83]-[.L83]" office:value-type="float" office:value="52176" calcext:value-type="float">
            <text:p>52176</text:p>
          </table:table-cell>
          <table:table-cell table:formula="of:=[.K83]/[.$G83]" office:value-type="float" office:value="0.058525488806058" calcext:value-type="float">
            <text:p>0.058525488806058</text:p>
          </table:table-cell>
          <table:table-cell table:formula="of:=[.L83]/[.$G83]" office:value-type="float" office:value="0" calcext:value-type="float">
            <text:p>0</text:p>
          </table:table-cell>
          <table:table-cell table:formula="of:=[.M83]/[.G83]" office:value-type="float" office:value="0.058525488806058" calcext:value-type="float">
            <text:p>0.058525488806058</text:p>
          </table:table-cell>
          <table:table-cell table:formula="of:=[.M83]/MAX(1;SQRT(ABS([.M83])))" office:value-type="float" office:value="228.420664564308" calcext:value-type="float">
            <text:p>228.420664564308</text:p>
          </table:table-cell>
        </table:table-row>
        <table:table-row table:style-name="ro1">
          <table:table-cell office:value-type="string" calcext:value-type="string">
            <text:p>Tim Griffin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ieutenant Governor</text:p>
          </table:table-cell>
          <table:table-cell office:value-type="float" office:value="570433" calcext:value-type="float">
            <text:p>570433</text:p>
          </table:table-cell>
          <table:table-cell office:value-type="float" office:value="293535" calcext:value-type="float">
            <text:p>293535</text:p>
          </table:table-cell>
          <table:table-cell office:value-type="float" office:value="888735" calcext:value-type="float">
            <text:p>888,735</text:p>
          </table:table-cell>
          <table:table-cell office:value-type="string" calcext:value-type="string">
            <text:p>Anthony Bland</text:p>
          </table:table-cell>
          <table:table-cell table:formula="of:=MIN([.E$83:.E$88])" office:value-type="float" office:value="530230" calcext:value-type="float">
            <text:p>530230</text:p>
          </table:table-cell>
          <table:table-cell table:formula="of:=MIN([.F$83:.F$88])" office:value-type="float" office:value="283218" calcext:value-type="float">
            <text:p>283218</text:p>
          </table:table-cell>
          <table:table-cell table:formula="of:=[.E84]-[.I84]" office:value-type="float" office:value="40203" calcext:value-type="float">
            <text:p>40203</text:p>
          </table:table-cell>
          <table:table-cell table:formula="of:=[.F84]-[.J84]" office:value-type="float" office:value="10317" calcext:value-type="float">
            <text:p>10317</text:p>
          </table:table-cell>
          <table:table-cell table:formula="of:=[.K84]-[.L84]" office:value-type="float" office:value="29886" calcext:value-type="float">
            <text:p>29886</text:p>
          </table:table-cell>
          <table:table-cell table:formula="of:=[.K84]/[.$G84]" office:value-type="float" office:value="0.0452362065182535" calcext:value-type="float">
            <text:p>0.045236206518254</text:p>
          </table:table-cell>
          <table:table-cell table:formula="of:=[.L84]/[.$G84]" office:value-type="float" office:value="0.0116086347448902" calcext:value-type="float">
            <text:p>0.01160863474489</text:p>
          </table:table-cell>
          <table:table-cell table:formula="of:=[.M84]/[.G84]" office:value-type="float" office:value="0.0336275717733633" calcext:value-type="float">
            <text:p>0.033627571773363</text:p>
          </table:table-cell>
          <table:table-cell table:formula="of:=[.M84]/MAX(1;SQRT(ABS([.M84])))" office:value-type="float" office:value="172.875677872858" calcext:value-type="float">
            <text:p>172.875677872858</text:p>
          </table:table-cell>
        </table:table-row>
        <table:table-row table:style-name="ro1">
          <table:table-cell office:value-type="string" calcext:value-type="string">
            <text:p>Leslie Rutledge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ttorney General</text:p>
          </table:table-cell>
          <table:table-cell office:value-type="float" office:value="549668" calcext:value-type="float">
            <text:p>549668</text:p>
          </table:table-cell>
          <table:table-cell office:value-type="float" office:value="315099" calcext:value-type="float">
            <text:p>315099</text:p>
          </table:table-cell>
          <table:table-cell office:value-type="float" office:value="889419" calcext:value-type="float">
            <text:p>889,419</text:p>
          </table:table-cell>
          <table:table-cell office:value-type="string" calcext:value-type="string">
            <text:p>Mike Lee</text:p>
          </table:table-cell>
          <table:table-cell table:formula="of:=MIN([.E$83:.E$88])" office:value-type="float" office:value="530230" calcext:value-type="float">
            <text:p>530230</text:p>
          </table:table-cell>
          <table:table-cell table:formula="of:=MIN([.F$83:.F$88])" office:value-type="float" office:value="283218" calcext:value-type="float">
            <text:p>283218</text:p>
          </table:table-cell>
          <table:table-cell table:formula="of:=[.E85]-[.I85]" office:value-type="float" office:value="19438" calcext:value-type="float">
            <text:p>19438</text:p>
          </table:table-cell>
          <table:table-cell table:formula="of:=[.F85]-[.J85]" office:value-type="float" office:value="31881" calcext:value-type="float">
            <text:p>31881</text:p>
          </table:table-cell>
          <table:table-cell table:formula="of:=[.K85]-[.L85]" office:value-type="float" office:value="-12443" calcext:value-type="float">
            <text:p>-12443</text:p>
          </table:table-cell>
          <table:table-cell table:formula="of:=[.K85]/[.$G85]" office:value-type="float" office:value="0.0218547163935108" calcext:value-type="float">
            <text:p>0.021854716393511</text:p>
          </table:table-cell>
          <table:table-cell table:formula="of:=[.L85]/[.$G85]" office:value-type="float" office:value="0.0358447480883588" calcext:value-type="float">
            <text:p>0.035844748088359</text:p>
          </table:table-cell>
          <table:table-cell table:formula="of:=[.M85]/[.G85]" office:value-type="float" office:value="-0.013990031694848" calcext:value-type="float">
            <text:p>-0.013990031694848</text:p>
          </table:table-cell>
          <table:table-cell table:formula="of:=[.M85]/MAX(1;SQRT(ABS([.M85])))" office:value-type="float" office:value="-111.548195861699" calcext:value-type="float">
            <text:p>-111.548195861699</text:p>
          </table:table-cell>
        </table:table-row>
        <table:table-row table:style-name="ro1">
          <table:table-cell office:value-type="string" calcext:value-type="string">
            <text:p>John Thurston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cretary of State</text:p>
          </table:table-cell>
          <table:table-cell office:value-type="float" office:value="537581" calcext:value-type="float">
            <text:p>537581</text:p>
          </table:table-cell>
          <table:table-cell office:value-type="float" office:value="323644" calcext:value-type="float">
            <text:p>323644</text:p>
          </table:table-cell>
          <table:table-cell office:value-type="float" office:value="886545" calcext:value-type="float">
            <text:p>886,545</text:p>
          </table:table-cell>
          <table:table-cell office:value-type="string" calcext:value-type="string">
            <text:p>Susan Inman</text:p>
          </table:table-cell>
          <table:table-cell table:formula="of:=MIN([.E$83:.E$88])" office:value-type="float" office:value="530230" calcext:value-type="float">
            <text:p>530230</text:p>
          </table:table-cell>
          <table:table-cell table:formula="of:=MIN([.F$83:.F$88])" office:value-type="float" office:value="283218" calcext:value-type="float">
            <text:p>283218</text:p>
          </table:table-cell>
          <table:table-cell table:formula="of:=[.E86]-[.I86]" office:value-type="float" office:value="7351" calcext:value-type="float">
            <text:p>7351</text:p>
          </table:table-cell>
          <table:table-cell table:formula="of:=[.F86]-[.J86]" office:value-type="float" office:value="40426" calcext:value-type="float">
            <text:p>40426</text:p>
          </table:table-cell>
          <table:table-cell table:formula="of:=[.K86]-[.L86]" office:value-type="float" office:value="-33075" calcext:value-type="float">
            <text:p>-33075</text:p>
          </table:table-cell>
          <table:table-cell table:formula="of:=[.K86]/[.$G86]" office:value-type="float" office:value="0.00829173928001399" calcext:value-type="float">
            <text:p>0.008291739280014</text:p>
          </table:table-cell>
          <table:table-cell table:formula="of:=[.L86]/[.$G86]" office:value-type="float" office:value="0.0455994901556041" calcext:value-type="float">
            <text:p>0.045599490155604</text:p>
          </table:table-cell>
          <table:table-cell table:formula="of:=[.M86]/[.G86]" office:value-type="float" office:value="-0.0373077508755901" calcext:value-type="float">
            <text:p>-0.03730775087559</text:p>
          </table:table-cell>
          <table:table-cell table:formula="of:=[.M86]/MAX(1;SQRT(ABS([.M86])))" office:value-type="float" office:value="-181.865334794732" calcext:value-type="float">
            <text:p>-181.865334794732</text:p>
          </table:table-cell>
        </table:table-row>
        <table:table-row table:style-name="ro1">
          <table:table-cell office:value-type="string" calcext:value-type="string">
            <text:p>Tommy Land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missioner of State Lands</text:p>
          </table:table-cell>
          <table:table-cell office:value-type="float" office:value="530230" calcext:value-type="float">
            <text:p>530230</text:p>
          </table:table-cell>
          <table:table-cell office:value-type="float" office:value="323682" calcext:value-type="float">
            <text:p>323682</text:p>
          </table:table-cell>
          <table:table-cell office:value-type="float" office:value="883035" calcext:value-type="float">
            <text:p>883,035</text:p>
          </table:table-cell>
          <table:table-cell office:value-type="string" calcext:value-type="string">
            <text:p>Larry Williams</text:p>
          </table:table-cell>
          <table:table-cell table:formula="of:=MIN([.E$83:.E$88])" office:value-type="float" office:value="530230" calcext:value-type="float">
            <text:p>530230</text:p>
          </table:table-cell>
          <table:table-cell table:formula="of:=MIN([.F$83:.F$88])" office:value-type="float" office:value="283218" calcext:value-type="float">
            <text:p>283218</text:p>
          </table:table-cell>
          <table:table-cell table:formula="of:=[.E87]-[.I87]" office:value-type="float" office:value="0" calcext:value-type="float">
            <text:p>0</text:p>
          </table:table-cell>
          <table:table-cell table:formula="of:=[.F87]-[.J87]" office:value-type="float" office:value="40464" calcext:value-type="float">
            <text:p>40464</text:p>
          </table:table-cell>
          <table:table-cell table:formula="of:=[.K87]-[.L87]" office:value-type="float" office:value="-40464" calcext:value-type="float">
            <text:p>-40464</text:p>
          </table:table-cell>
          <table:table-cell table:formula="of:=[.K87]/[.$G87]" office:value-type="float" office:value="0" calcext:value-type="float">
            <text:p>0</text:p>
          </table:table-cell>
          <table:table-cell table:formula="of:=[.L87]/[.$G87]" office:value-type="float" office:value="0.0458237782194364" calcext:value-type="float">
            <text:p>0.045823778219436</text:p>
          </table:table-cell>
          <table:table-cell table:formula="of:=[.M87]/[.G87]" office:value-type="float" office:value="-0.0458237782194364" calcext:value-type="float">
            <text:p>-0.045823778219436</text:p>
          </table:table-cell>
          <table:table-cell table:formula="of:=[.M87]/MAX(1;SQRT(ABS([.M87])))" office:value-type="float" office:value="-201.156655370883" calcext:value-type="float">
            <text:p>-201.15665537088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ouse of Representatives</text:p>
          </table:table-cell>
          <table:table-cell office:value-type="float" office:value="556339" calcext:value-type="float">
            <text:p>556339</text:p>
          </table:table-cell>
          <table:table-cell office:value-type="float" office:value="312978" calcext:value-type="float">
            <text:p>312978</text:p>
          </table:table-cell>
          <table:table-cell table:formula="of:=[.F88]+[.E88]+19981" office:value-type="float" office:value="889298" calcext:value-type="float">
            <text:p>889,298</text:p>
          </table:table-cell>
          <table:table-cell office:value-type="string" calcext:value-type="string">
            <text:p>Generic D</text:p>
          </table:table-cell>
          <table:table-cell table:formula="of:=MIN([.E$83:.E$88])" office:value-type="float" office:value="530230" calcext:value-type="float">
            <text:p>530230</text:p>
          </table:table-cell>
          <table:table-cell table:formula="of:=MIN([.F$83:.F$88])" office:value-type="float" office:value="283218" calcext:value-type="float">
            <text:p>283218</text:p>
          </table:table-cell>
          <table:table-cell table:formula="of:=[.E88]-[.I88]" office:value-type="float" office:value="26109" calcext:value-type="float">
            <text:p>26109</text:p>
          </table:table-cell>
          <table:table-cell table:formula="of:=[.F88]-[.J88]" office:value-type="float" office:value="29760" calcext:value-type="float">
            <text:p>29760</text:p>
          </table:table-cell>
          <table:table-cell table:formula="of:=[.K88]-[.L88]" office:value-type="float" office:value="-3651" calcext:value-type="float">
            <text:p>-3651</text:p>
          </table:table-cell>
          <table:table-cell table:formula="of:=[.K88]/[.$G88]" office:value-type="float" office:value="0.0293591124684864" calcext:value-type="float">
            <text:p>0.029359112468486</text:p>
          </table:table-cell>
          <table:table-cell table:formula="of:=[.L88]/[.$G88]" office:value-type="float" office:value="0.0334645979188079" calcext:value-type="float">
            <text:p>0.033464597918808</text:p>
          </table:table-cell>
          <table:table-cell table:formula="of:=[.M88]/[.G88]" office:value-type="float" office:value="-0.00410548545032149" calcext:value-type="float">
            <text:p>-0.004105485450321</text:p>
          </table:table-cell>
          <table:table-cell table:formula="of:=[.M88]/MAX(1;SQRT(ABS([.M88])))" office:value-type="float" office:value="-60.4235053600832" calcext:value-type="float">
            <text:p>-60.4235053600832</text:p>
          </table:table-cell>
        </table:table-row>
        <table:table-row table:style-name="ro1">
          <table:table-cell office:value-type="string" calcext:value-type="string">
            <text:p>Chris Christie</text:p>
          </table:table-cell>
          <table:table-cell office:value-type="string" calcext:value-type="string">
            <text:p>New Jers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vernor</text:p>
          </table:table-cell>
          <table:table-cell office:value-type="float" office:value="1278932" calcext:value-type="float">
            <text:p>1278932</text:p>
          </table:table-cell>
          <table:table-cell office:value-type="float" office:value="809978" calcext:value-type="float">
            <text:p>809978</text:p>
          </table:table-cell>
          <table:table-cell office:value-type="float" office:value="2120866" calcext:value-type="float">
            <text:p>2,120,866</text:p>
          </table:table-cell>
          <table:table-cell office:value-type="string" calcext:value-type="string">
            <text:p>Barbara Buono</text:p>
          </table:table-cell>
          <table:table-cell table:formula="of:=MIN([.E$89:.E$91])" office:value-type="float" office:value="593684" calcext:value-type="float">
            <text:p>593684</text:p>
          </table:table-cell>
          <table:table-cell table:formula="of:=MIN([.F$89:.F$91])" office:value-type="float" office:value="740742" calcext:value-type="float">
            <text:p>740742</text:p>
          </table:table-cell>
          <table:table-cell table:formula="of:=[.E89]-[.I89]" office:value-type="float" office:value="685248" calcext:value-type="float">
            <text:p>685248</text:p>
          </table:table-cell>
          <table:table-cell table:formula="of:=[.F89]-[.J89]" office:value-type="float" office:value="69236" calcext:value-type="float">
            <text:p>69236</text:p>
          </table:table-cell>
          <table:table-cell table:formula="of:=[.K89]-[.L89]" office:value-type="float" office:value="616012" calcext:value-type="float">
            <text:p>616012</text:p>
          </table:table-cell>
          <table:table-cell table:formula="of:=[.K89]/[.$G89]" office:value-type="float" office:value="0.323098206110146" calcext:value-type="float">
            <text:p>0.323098206110146</text:p>
          </table:table-cell>
          <table:table-cell table:formula="of:=[.L89]/[.$G89]" office:value-type="float" office:value="0.0326451553280594" calcext:value-type="float">
            <text:p>0.032645155328059</text:p>
          </table:table-cell>
          <table:table-cell table:formula="of:=[.M89]/[.G89]" office:value-type="float" office:value="0.290453050782086" calcext:value-type="float">
            <text:p>0.290453050782086</text:p>
          </table:table-cell>
          <table:table-cell table:formula="of:=[.M89]/MAX(1;SQRT(ABS([.M89])))" office:value-type="float" office:value="784.864319484585" calcext:value-type="float">
            <text:p>784.864319484585</text:p>
          </table:table-cell>
        </table:table-row>
        <table:table-row table:style-name="ro1">
          <table:table-cell office:value-type="string" calcext:value-type="string">
            <text:p>Steve Lonegan</text:p>
          </table:table-cell>
          <table:table-cell office:value-type="string" calcext:value-type="string">
            <text:p>New Jers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 Senate</text:p>
          </table:table-cell>
          <table:table-cell office:value-type="float" office:value="593684" calcext:value-type="float">
            <text:p>593684</text:p>
          </table:table-cell>
          <table:table-cell office:value-type="float" office:value="740742" calcext:value-type="float">
            <text:p>740742</text:p>
          </table:table-cell>
          <table:table-cell office:value-type="float" office:value="1348659" calcext:value-type="float">
            <text:p>1,348,659</text:p>
          </table:table-cell>
          <table:table-cell office:value-type="string" calcext:value-type="string">
            <text:p>Steve Lonegan</text:p>
          </table:table-cell>
          <table:table-cell table:formula="of:=MIN([.E$89:.E$91])" office:value-type="float" office:value="593684" calcext:value-type="float">
            <text:p>593684</text:p>
          </table:table-cell>
          <table:table-cell table:formula="of:=MIN([.F$89:.F$91])" office:value-type="float" office:value="740742" calcext:value-type="float">
            <text:p>740742</text:p>
          </table:table-cell>
          <table:table-cell table:formula="of:=[.E90]-[.I90]" office:value-type="float" office:value="0" calcext:value-type="float">
            <text:p>0</text:p>
          </table:table-cell>
          <table:table-cell table:formula="of:=[.F90]-[.J90]" office:value-type="float" office:value="0" calcext:value-type="float">
            <text:p>0</text:p>
          </table:table-cell>
          <table:table-cell table:formula="of:=[.K90]-[.L90]" office:value-type="float" office:value="0" calcext:value-type="float">
            <text:p>0</text:p>
          </table:table-cell>
          <table:table-cell table:formula="of:=[.K90]/[.$G90]" office:value-type="float" office:value="0" calcext:value-type="float">
            <text:p>0</text:p>
          </table:table-cell>
          <table:table-cell table:formula="of:=[.L90]/[.$G90]" office:value-type="float" office:value="0" calcext:value-type="float">
            <text:p>0</text:p>
          </table:table-cell>
          <table:table-cell table:formula="of:=[.M90]/[.G90]" office:value-type="float" office:value="0" calcext:value-type="float">
            <text:p>0</text:p>
          </table:table-cell>
          <table:table-cell table:formula="of:=[.M90]/MAX(1;SQRT(ABS([.M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Jers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w Jersey Senate</text:p>
          </table:table-cell>
          <table:table-cell office:value-type="float" office:value="988214" calcext:value-type="float">
            <text:p>988214</text:p>
          </table:table-cell>
          <table:table-cell office:value-type="float" office:value="899672" calcext:value-type="float">
            <text:p>899672</text:p>
          </table:table-cell>
          <table:table-cell office:value-type="float" office:value="1898155" calcext:value-type="float">
            <text:p>1,898,155</text:p>
          </table:table-cell>
          <table:table-cell office:value-type="string" calcext:value-type="string">
            <text:p>Generic D</text:p>
          </table:table-cell>
          <table:table-cell table:formula="of:=MIN([.E$89:.E$91])" office:value-type="float" office:value="593684" calcext:value-type="float">
            <text:p>593684</text:p>
          </table:table-cell>
          <table:table-cell table:formula="of:=MIN([.F$89:.F$91])" office:value-type="float" office:value="740742" calcext:value-type="float">
            <text:p>740742</text:p>
          </table:table-cell>
          <table:table-cell table:formula="of:=[.E91]-[.I91]" office:value-type="float" office:value="394530" calcext:value-type="float">
            <text:p>394530</text:p>
          </table:table-cell>
          <table:table-cell table:formula="of:=[.F91]-[.J91]" office:value-type="float" office:value="158930" calcext:value-type="float">
            <text:p>158930</text:p>
          </table:table-cell>
          <table:table-cell table:formula="of:=[.K91]-[.L91]" office:value-type="float" office:value="235600" calcext:value-type="float">
            <text:p>235600</text:p>
          </table:table-cell>
          <table:table-cell table:formula="of:=[.K91]/[.$G91]" office:value-type="float" office:value="0.207849200934592" calcext:value-type="float">
            <text:p>0.207849200934592</text:p>
          </table:table-cell>
          <table:table-cell table:formula="of:=[.L91]/[.$G91]" office:value-type="float" office:value="0.0837286733696669" calcext:value-type="float">
            <text:p>0.083728673369667</text:p>
          </table:table-cell>
          <table:table-cell table:formula="of:=[.M91]/[.G91]" office:value-type="float" office:value="0.124120527564925" calcext:value-type="float">
            <text:p>0.124120527564925</text:p>
          </table:table-cell>
          <table:table-cell table:formula="of:=[.M91]/MAX(1;SQRT(ABS([.M91])))" office:value-type="float" office:value="485.386443980464" calcext:value-type="float">
            <text:p>485.386443980464</text:p>
          </table:table-cell>
        </table:table-row>
        <table:table-row table:style-name="ro1" table:number-rows-repeated="104848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00:41:05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11T10:32:48.705000000</meta:creation-date>
    <dc:date>2023-09-18T00:45:14.419000000</dc:date>
    <meta:editing-duration>P1DT1H54M10S</meta:editing-duration>
    <meta:editing-cycles>30</meta:editing-cycles>
    <meta:generator>LibreOffice/6.3.4.2$Windows_X86_64 LibreOffice_project/60da17e045e08f1793c57c00ba83cdfce946d0aa</meta:generator>
    <meta:document-statistic meta:table-count="1" meta:cell-count="1547" meta:object-count="0"/>
  </office:meta>
</office:document-meta>
</file>